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64.3pt"/>
    </style:style>
    <style:style style:name="co3" style:family="table-column">
      <style:table-column-properties fo:break-before="auto" style:column-width="207.21pt"/>
    </style:style>
    <style:style style:name="co4" style:family="table-column">
      <style:table-column-properties fo:break-before="auto" style:column-width="169.85pt"/>
    </style:style>
    <style:style style:name="co5" style:family="table-column">
      <style:table-column-properties fo:break-before="auto" style:column-width="180.14pt"/>
    </style:style>
    <style:style style:name="co6" style:family="table-column">
      <style:table-column-properties fo:break-before="auto" style:column-width="273pt"/>
    </style:style>
    <style:style style:name="co7" style:family="table-column">
      <style:table-column-properties fo:break-before="auto" style:column-width="217.4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oluwe-saint-lamber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2777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emme/Vrouw&quot;;&quot;Homme/Man&quot;;&quot;X&quot;;&quot;Pas une personne/Geen persoon&quot;)" table:allow-empty-cell="true" table:display-list="unsorted" table:base-cell-address="'woluwe-saint-lambert'.F1"/>
      </table:content-validations>
      <table:table table:name="woluwe-saint-lamber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 de rue</text:p>
          </table:table-cell>
          <table:table-cell table:style-name="ce1" office:value-type="string" calcext:value-type="string">
            <text:p>straatnaam</text:p>
          </table:table-cell>
          <table:table-cell table:style-name="ce1" office:value-type="string" calcext:value-type="string">
            <text:p>wikidata (personne/persoon)</text:p>
          </table:table-cell>
          <table:table-cell table:style-name="ce6" table:content-validation-name="val1" office:value-type="string" calcext:value-type="string">
            <text:p/>
            <text:p/>
          </table:table-cell>
          <table:table-cell table:style-name="ce6" office:value-type="string" calcext:value-type="string">
            <text:p>Link Wikipedia (si pas Wikidata/Indien geen Wikidata</text:p>
          </table:table-cell>
          <table:table-cell table:style-name="ce6" office:value-type="string" calcext:value-type="string">
            <text:p>Note/Nota</text:p>
          </table:table-cell>
          <table:table-cell table:style-name="ce6" office:value-type="string" calcext:value-type="string">
            <text:p>OpenStreetMap</text:p>
          </table:table-cell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1537309" calcext:value-type="float">
            <text:p>1537309</text:p>
          </table:table-cell>
          <table:table-cell table:style-name="ce2" office:value-type="string" calcext:value-type="string">
            <text:p>Square Vergote</text:p>
          </table:table-cell>
          <table:table-cell table:style-name="ce2" office:value-type="string" calcext:value-type="string">
            <text:p>Vergotesquare</text:p>
          </table:table-cell>
          <table:table-cell table:style-name="ce2" office:value-type="string" calcext:value-type="string">
            <text:p>Q2124063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2];&quot;/&quot;;[.B2])" office:value-type="string" office:string-value="https://osm.org/relation/1537309" calcext:value-type="string">
            <text:p>https://osm.org/relation/153730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62243" calcext:value-type="float">
            <text:p>2962243</text:p>
          </table:table-cell>
          <table:table-cell table:style-name="ce2" office:value-type="string" calcext:value-type="string">
            <text:p>Avenue du Gibet</text:p>
          </table:table-cell>
          <table:table-cell table:style-name="ce2" office:value-type="string" calcext:value-type="string">
            <text:p>Galgelaan</text:p>
          </table:table-cell>
          <table:table-cell table:style-name="ce2"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3];&quot;/&quot;;[.B3])" office:value-type="string" office:string-value="https://osm.org/relation/2962243" calcext:value-type="string">
            <text:p>https://osm.org/relation/29622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62244" calcext:value-type="float">
            <text:p>2962244</text:p>
          </table:table-cell>
          <table:table-cell table:style-name="ce2" office:value-type="string" calcext:value-type="string">
            <text:p>Chaussée de Louvain</text:p>
          </table:table-cell>
          <table:table-cell table:style-name="ce2" office:value-type="string" calcext:value-type="string">
            <text:p>Leuvensesteenweg</text:p>
          </table:table-cell>
          <table:table-cell table:style-name="ce2" office:value-type="string" calcext:value-type="string">
            <text:p>Q118958</text:p>
          </table:table-cell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4];&quot;/&quot;;[.B4])" office:value-type="string" office:string-value="https://osm.org/relation/2962244" calcext:value-type="string">
            <text:p>https://osm.org/relation/29622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62246" calcext:value-type="float">
            <text:p>2962246</text:p>
          </table:table-cell>
          <table:table-cell table:style-name="ce2" office:value-type="string" calcext:value-type="string">
            <text:p>Avenue du Péage</text:p>
          </table:table-cell>
          <table:table-cell table:style-name="ce2" office:value-type="string" calcext:value-type="string">
            <text:p>Tollaan</text:p>
          </table:table-cell>
          <table:table-cell table:style-name="ce2"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5];&quot;/&quot;;[.B5])" office:value-type="string" office:string-value="https://osm.org/relation/2962246" calcext:value-type="string">
            <text:p>https://osm.org/relation/29622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62815" calcext:value-type="float">
            <text:p>2962815</text:p>
          </table:table-cell>
          <table:table-cell table:style-name="ce2" office:value-type="string" calcext:value-type="string">
            <text:p>Chaussée de Louvain</text:p>
          </table:table-cell>
          <table:table-cell table:style-name="ce2" office:value-type="string" calcext:value-type="string">
            <text:p>Leuvensesteenweg</text:p>
          </table:table-cell>
          <table:table-cell table:style-name="ce2" office:value-type="string" calcext:value-type="string">
            <text:p>Q118958</text:p>
          </table:table-cell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6];&quot;/&quot;;[.B6])" office:value-type="string" office:string-value="https://osm.org/relation/2962815" calcext:value-type="string">
            <text:p>https://osm.org/relation/29628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63014" calcext:value-type="float">
            <text:p>2963014</text:p>
          </table:table-cell>
          <table:table-cell table:style-name="ce2" office:value-type="string" calcext:value-type="string">
            <text:p>Avenue des Constellations</text:p>
          </table:table-cell>
          <table:table-cell table:style-name="ce2" office:value-type="string" calcext:value-type="string">
            <text:p>Sterrebeeldenlaan</text:p>
          </table:table-cell>
          <table:table-cell table:style-name="ce2"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7];&quot;/&quot;;[.B7])" office:value-type="string" office:string-value="https://osm.org/relation/2963014" calcext:value-type="string">
            <text:p>https://osm.org/relation/29630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65507" calcext:value-type="float">
            <text:p>2965507</text:p>
          </table:table-cell>
          <table:table-cell table:style-name="ce2" office:value-type="string" calcext:value-type="string">
            <text:p>Avenue des Rogations</text:p>
          </table:table-cell>
          <table:table-cell table:style-name="ce2" office:value-type="string" calcext:value-type="string">
            <text:p>Kruisdagenlaan</text:p>
          </table:table-cell>
          <table:table-cell table:style-name="ce2"/>
          <table:table-cell table:style-name="ce7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Couple royal</text:p>
          </table:table-cell>
          <table:table-cell table:style-name="ce11" table:formula="of:=CONCATENATE(&quot;https://osm.org/&quot;;[.A8];&quot;/&quot;;[.B8])" office:value-type="string" office:string-value="https://osm.org/relation/2965507" calcext:value-type="string">
            <text:p>https://osm.org/relation/296550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67702" calcext:value-type="float">
            <text:p>2967702</text:p>
          </table:table-cell>
          <table:table-cell table:style-name="ce2" office:value-type="string" calcext:value-type="string">
            <text:p>Avenue Albert-Elisabeth</text:p>
          </table:table-cell>
          <table:table-cell table:style-name="ce2" office:value-type="string" calcext:value-type="string">
            <text:p>Albert-Elisabethlaan</text:p>
          </table:table-cell>
          <table:table-cell table:style-name="ce2" office:value-type="string" calcext:value-type="string">
            <text:p>Q55008046; Q235186</text:p>
          </table:table-cell>
          <table:table-cell table:style-name="ce7" table:content-validation-name="val1"/>
          <table:table-cell table:number-columns-repeated="2"/>
          <table:table-cell table:style-name="ce11" table:formula="of:=CONCATENATE(&quot;https://osm.org/&quot;;[.A9];&quot;/&quot;;[.B9])" office:value-type="string" office:string-value="https://osm.org/relation/2967702" calcext:value-type="string">
            <text:p>https://osm.org/relation/29677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67728" calcext:value-type="float">
            <text:p>2967728</text:p>
          </table:table-cell>
          <table:table-cell table:style-name="ce2" office:value-type="string" calcext:value-type="string">
            <text:p>Avenue Général Lartigue</text:p>
          </table:table-cell>
          <table:table-cell table:style-name="ce2" office:value-type="string" calcext:value-type="string">
            <text:p>Generaal Lartiguelaan</text:p>
          </table:table-cell>
          <table:table-cell table:style-name="ce2"/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o data on eBru, nothing on Wikipedia</text:p>
          </table:table-cell>
          <table:table-cell table:style-name="ce11" table:formula="of:=CONCATENATE(&quot;https://osm.org/&quot;;[.A10];&quot;/&quot;;[.B10])" office:value-type="string" office:string-value="https://osm.org/relation/2967728" calcext:value-type="string">
            <text:p>https://osm.org/relation/29677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67732" calcext:value-type="float">
            <text:p>2967732</text:p>
          </table:table-cell>
          <table:table-cell table:style-name="ce2" office:value-type="string" calcext:value-type="string">
            <text:p>Rue Georges Rency</text:p>
          </table:table-cell>
          <table:table-cell table:style-name="ce2" office:value-type="string" calcext:value-type="string">
            <text:p>Georges Rencystraat</text:p>
          </table:table-cell>
          <table:table-cell table:style-name="ce2" office:value-type="string" calcext:value-type="string">
            <text:p>Q18115829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style-name="ce8" office:value-type="string" calcext:value-type="string">
            <text:p><text:a xlink:href="https://fr.wikipedia.org/wiki/Georges_Rency" xlink:type="simple">https://fr.wikipedia.org/wiki/Georges_Rency</text:a></text:p>
          </table:table-cell>
          <table:table-cell/>
          <table:table-cell table:style-name="ce11" table:formula="of:=CONCATENATE(&quot;https://osm.org/&quot;;[.A11];&quot;/&quot;;[.B11])" office:value-type="string" office:string-value="https://osm.org/relation/2967732" calcext:value-type="string">
            <text:p>https://osm.org/relation/29677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67749" calcext:value-type="float">
            <text:p>2967749</text:p>
          </table:table-cell>
          <table:table-cell table:style-name="ce2" office:value-type="string" calcext:value-type="string">
            <text:p>Avenue de Woluwé Saint-Lambert</text:p>
          </table:table-cell>
          <table:table-cell table:style-name="ce2" office:value-type="string" calcext:value-type="string">
            <text:p>Sint-Lambrechts Woluwelaan</text:p>
          </table:table-cell>
          <table:table-cell table:style-name="ce3" office:value-type="string" calcext:value-type="string">
            <text:p>Q211764</text:p>
          </table:table-cell>
          <table:table-cell table:style-name="ce7" table:content-validation-name="val1" office:value-type="string" calcext:value-type="string">
            <text:p>Pas une personne/Geen persoon</text:p>
          </table:table-cell>
          <table:table-cell/>
          <table:table-cell table:style-name="ce2"/>
          <table:table-cell table:style-name="ce11" table:formula="of:=CONCATENATE(&quot;https://osm.org/&quot;;[.A12];&quot;/&quot;;[.B12])" office:value-type="string" office:string-value="https://osm.org/relation/2967749" calcext:value-type="string">
            <text:p>https://osm.org/relation/29677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67760" calcext:value-type="float">
            <text:p>2967760</text:p>
          </table:table-cell>
          <table:table-cell table:style-name="ce2" office:value-type="string" calcext:value-type="string">
            <text:p>Avenue Prekelinden</text:p>
          </table:table-cell>
          <table:table-cell table:style-name="ce2" office:value-type="string" calcext:value-type="string">
            <text:p>Prekelindenlaan</text:p>
          </table:table-cell>
          <table:table-cell table:style-name="ce2" office:value-type="string" calcext:value-type="string">
            <text:p/>
            <text:p/>
          </table:table-cell>
          <table:table-cell table:style-name="ce7" table:content-validation-name="val1"/>
          <table:table-cell/>
          <table:table-cell table:style-name="ce2"/>
          <table:table-cell table:style-name="ce11" table:formula="of:=CONCATENATE(&quot;https://osm.org/&quot;;[.A13];&quot;/&quot;;[.B13])" office:value-type="string" office:string-value="https://osm.org/relation/2967760" calcext:value-type="string">
            <text:p>https://osm.org/relation/29677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70189" calcext:value-type="float">
            <text:p>2970189</text:p>
          </table:table-cell>
          <table:table-cell table:style-name="ce2" office:value-type="string" calcext:value-type="string">
            <text:p>Rue Saint-Henri</text:p>
          </table:table-cell>
          <table:table-cell table:style-name="ce2" office:value-type="string" calcext:value-type="string">
            <text:p>Sint-Hendrikstraat</text:p>
          </table:table-cell>
          <table:table-cell table:style-name="ce2"/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Impossible d'identifier de quel saint il s'agit</text:p>
          </table:table-cell>
          <table:table-cell table:style-name="ce11" table:formula="of:=CONCATENATE(&quot;https://osm.org/&quot;;[.A14];&quot;/&quot;;[.B14])" office:value-type="string" office:string-value="https://osm.org/relation/2970189" calcext:value-type="string">
            <text:p>https://osm.org/relation/297018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70200" calcext:value-type="float">
            <text:p>2970200</text:p>
          </table:table-cell>
          <table:table-cell table:style-name="ce2" office:value-type="string" calcext:value-type="string">
            <text:p>Parvis Saint-Henri</text:p>
          </table:table-cell>
          <table:table-cell table:style-name="ce2" office:value-type="string" calcext:value-type="string">
            <text:p>Sint-Hendriksvoorplein</text:p>
          </table:table-cell>
          <table:table-cell table:style-name="ce2"/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Impossible d'identifier de quel saint il s'agit</text:p>
          </table:table-cell>
          <table:table-cell table:style-name="ce11" table:formula="of:=CONCATENATE(&quot;https://osm.org/&quot;;[.A15];&quot;/&quot;;[.B15])" office:value-type="string" office:string-value="https://osm.org/relation/2970200" calcext:value-type="string">
            <text:p>https://osm.org/relation/29702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70230" calcext:value-type="float">
            <text:p>2970230</text:p>
          </table:table-cell>
          <table:table-cell table:style-name="ce2" office:value-type="string" calcext:value-type="string">
            <text:p>Avenue du Castel</text:p>
          </table:table-cell>
          <table:table-cell table:style-name="ce2" office:value-type="string" calcext:value-type="string">
            <text:p>Slotlaan</text:p>
          </table:table-cell>
          <table:table-cell table:style-name="ce2"/>
          <table:table-cell table:style-name="ce7" table:content-validation-name="val1" office:value-type="string" calcext:value-type="string">
            <text:p>Pas une personne/Geen persoon</text:p>
          </table:table-cell>
          <table:table-cell/>
          <table:table-cell table:style-name="ce2"/>
          <table:table-cell table:style-name="ce11" table:formula="of:=CONCATENATE(&quot;https://osm.org/&quot;;[.A16];&quot;/&quot;;[.B16])" office:value-type="string" office:string-value="https://osm.org/relation/2970230" calcext:value-type="string">
            <text:p>https://osm.org/relation/297023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70283" calcext:value-type="float">
            <text:p>2970283</text:p>
          </table:table-cell>
          <table:table-cell table:style-name="ce2" office:value-type="string" calcext:value-type="string">
            <text:p>Avenue du Couronnement</text:p>
          </table:table-cell>
          <table:table-cell table:style-name="ce2" office:value-type="string" calcext:value-type="string">
            <text:p>Kroninglaan</text:p>
          </table:table-cell>
          <table:table-cell table:style-name="ce2"/>
          <table:table-cell table:style-name="ce7" table:content-validation-name="val1" office:value-type="string" calcext:value-type="string">
            <text:p>Pas une personne/Geen persoon</text:p>
          </table:table-cell>
          <table:table-cell/>
          <table:table-cell table:style-name="ce2"/>
          <table:table-cell table:style-name="ce11" table:formula="of:=CONCATENATE(&quot;https://osm.org/&quot;;[.A17];&quot;/&quot;;[.B17])" office:value-type="string" office:string-value="https://osm.org/relation/2970283" calcext:value-type="string">
            <text:p>https://osm.org/relation/297028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70316" calcext:value-type="float">
            <text:p>2970316</text:p>
          </table:table-cell>
          <table:table-cell table:style-name="ce2" office:value-type="string" calcext:value-type="string">
            <text:p>Rue Abbé de l'Epée</text:p>
          </table:table-cell>
          <table:table-cell table:style-name="ce2" office:value-type="string" calcext:value-type="string">
            <text:p>Priester de l'Epéestraat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2"/>
          <table:table-cell table:style-name="ce11" table:formula="of:=CONCATENATE(&quot;https://osm.org/&quot;;[.A18];&quot;/&quot;;[.B18])" office:value-type="string" office:string-value="https://osm.org/relation/2970316" calcext:value-type="string">
            <text:p>https://osm.org/relation/29703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70353" calcext:value-type="float">
            <text:p>2970353</text:p>
          </table:table-cell>
          <table:table-cell table:style-name="ce2" office:value-type="string" calcext:value-type="string">
            <text:p>Rue du Pont-Levis</text:p>
          </table:table-cell>
          <table:table-cell table:style-name="ce2" office:value-type="string" calcext:value-type="string">
            <text:p>Ophaalbrugstraat</text:p>
          </table:table-cell>
          <table:table-cell table:style-name="ce2"/>
          <table:table-cell table:style-name="ce7" table:content-validation-name="val1" office:value-type="string" calcext:value-type="string">
            <text:p>Pas une personne/Geen persoon</text:p>
          </table:table-cell>
          <table:table-cell/>
          <table:table-cell table:style-name="ce2"/>
          <table:table-cell table:style-name="ce11" table:formula="of:=CONCATENATE(&quot;https://osm.org/&quot;;[.A19];&quot;/&quot;;[.B19])" office:value-type="string" office:string-value="https://osm.org/relation/2970353" calcext:value-type="string">
            <text:p>https://osm.org/relation/29703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70921" calcext:value-type="float">
            <text:p>2970921</text:p>
          </table:table-cell>
          <table:table-cell table:style-name="ce2" office:value-type="string" calcext:value-type="string">
            <text:p>Avenue Albertyn</text:p>
          </table:table-cell>
          <table:table-cell table:style-name="ce2" office:value-type="string" calcext:value-type="string">
            <text:p>Albertynlaan</text:p>
          </table:table-cell>
          <table:table-cell table:style-name="ce2"/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Julien-Jacques Albertijn - No Wikitag/Wikipage</text:p>
          </table:table-cell>
          <table:table-cell table:style-name="ce11" table:formula="of:=CONCATENATE(&quot;https://osm.org/&quot;;[.A20];&quot;/&quot;;[.B20])" office:value-type="string" office:string-value="https://osm.org/relation/2970921" calcext:value-type="string">
            <text:p>https://osm.org/relation/2970921</text:p>
          </table:table-cell>
          <table:table-cell/>
          <table:table-cell table:style-name="ce8" office:value-type="string" calcext:value-type="string">
            <text:p><text:a xlink:href="http://www.ebru.be/Streets/streets1200/bruxelles-1200-avenue-albertyn.html" xlink:type="simple">http://www.ebru.be/Streets/streets1200/bruxelles-1200-avenue-albertyn.html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3996" calcext:value-type="float">
            <text:p>2983996</text:p>
          </table:table-cell>
          <table:table-cell table:style-name="ce2" office:value-type="string" calcext:value-type="string">
            <text:p>Avenue Lambeau</text:p>
          </table:table-cell>
          <table:table-cell table:style-name="ce2" office:value-type="string" calcext:value-type="string">
            <text:p>Lambeaulaan</text:p>
          </table:table-cell>
          <table:table-cell/>
          <table:table-cell table:style-name="ce7" table:content-validation-name="val1"/>
          <table:table-cell/>
          <table:table-cell table:style-name="ce2" office:value-type="string" calcext:value-type="string">
            <text:p>No data</text:p>
          </table:table-cell>
          <table:table-cell table:style-name="ce11" table:formula="of:=CONCATENATE(&quot;https://osm.org/&quot;;[.A21];&quot;/&quot;;[.B21])" office:value-type="string" office:string-value="https://osm.org/relation/2983996" calcext:value-type="string">
            <text:p>https://osm.org/relation/2983996</text:p>
          </table:table-cell>
          <table:table-cell/>
          <table:table-cell table:style-name="ce8" office:value-type="string" calcext:value-type="string">
            <text:p><text:a xlink:href="http://www.ebru.be/Streets/streets1200/bruxelles-1200-avenue-lambeau.html" xlink:type="simple">http://www.ebru.be/Streets/streets1200/bruxelles-1200-avenue-lambeau.html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4000" calcext:value-type="float">
            <text:p>2984000</text:p>
          </table:table-cell>
          <table:table-cell table:style-name="ce2" office:value-type="string" calcext:value-type="string">
            <text:p>Avenue Marie-José</text:p>
          </table:table-cell>
          <table:table-cell table:style-name="ce2" office:value-type="string" calcext:value-type="string">
            <text:p>Marie-Josélaan</text:p>
          </table:table-cell>
          <table:table-cell/>
          <table:table-cell table:style-name="ce7" table:content-validation-name="val1" office:value-type="string" calcext:value-type="string">
            <text:p>Femme/Vrouw</text:p>
          </table:table-cell>
          <table:table-cell/>
          <table:table-cell table:style-name="ce2" office:value-type="string" calcext:value-type="string">
            <text:p>No data</text:p>
          </table:table-cell>
          <table:table-cell table:style-name="ce11" table:formula="of:=CONCATENATE(&quot;https://osm.org/&quot;;[.A22];&quot;/&quot;;[.B22])" office:value-type="string" office:string-value="https://osm.org/relation/2984000" calcext:value-type="string">
            <text:p>https://osm.org/relation/2984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4014" calcext:value-type="float">
            <text:p>2984014</text:p>
          </table:table-cell>
          <table:table-cell table:style-name="ce2" office:value-type="string" calcext:value-type="string">
            <text:p>Rue Jean-Baptiste Timmermans</text:p>
          </table:table-cell>
          <table:table-cell table:style-name="ce2" office:value-type="string" calcext:value-type="string">
            <text:p>Jean-Baptiste Timmermansstraat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2"/>
          <table:table-cell table:style-name="ce11" table:formula="of:=CONCATENATE(&quot;https://osm.org/&quot;;[.A23];&quot;/&quot;;[.B23])" office:value-type="string" office:string-value="https://osm.org/relation/2984014" calcext:value-type="string">
            <text:p>https://osm.org/relation/29840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4021" calcext:value-type="float">
            <text:p>2984021</text:p>
          </table:table-cell>
          <table:table-cell table:style-name="ce2" office:value-type="string" calcext:value-type="string">
            <text:p>Rue Albert et Marie-Louise Servais-Kinet</text:p>
          </table:table-cell>
          <table:table-cell table:style-name="ce2" office:value-type="string" calcext:value-type="string">
            <text:p>Albert en Marie-Louise Servais-Kinetstraat</text:p>
          </table:table-cell>
          <table:table-cell/>
          <table:table-cell table:style-name="ce7" table:content-validation-name="val1"/>
          <table:table-cell/>
          <table:table-cell table:style-name="ce2" office:value-type="string" calcext:value-type="string">
            <text:p>Couple homme-femme ; pas de data</text:p>
          </table:table-cell>
          <table:table-cell table:style-name="ce11" table:formula="of:=CONCATENATE(&quot;https://osm.org/&quot;;[.A24];&quot;/&quot;;[.B24])" office:value-type="string" office:string-value="https://osm.org/relation/2984021" calcext:value-type="string">
            <text:p>https://osm.org/relation/29840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4096" calcext:value-type="float">
            <text:p>2984096</text:p>
          </table:table-cell>
          <table:table-cell table:style-name="ce2" office:value-type="string" calcext:value-type="string">
            <text:p>Rue du Bois de Linthout</text:p>
          </table:table-cell>
          <table:table-cell table:style-name="ce2" office:value-type="string" calcext:value-type="string">
            <text:p>Linthoutbosstraat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Vient de Linthout - Inconnu</text:p>
          </table:table-cell>
          <table:table-cell table:style-name="ce11" table:formula="of:=CONCATENATE(&quot;https://osm.org/&quot;;[.A25];&quot;/&quot;;[.B25])" office:value-type="string" office:string-value="https://osm.org/relation/2984096" calcext:value-type="string">
            <text:p>https://osm.org/relation/29840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4376" calcext:value-type="float">
            <text:p>2984376</text:p>
          </table:table-cell>
          <table:table-cell table:style-name="ce2" office:value-type="string" calcext:value-type="string">
            <text:p>Avenue Georges Henri</text:p>
          </table:table-cell>
          <table:table-cell table:style-name="ce2" office:value-type="string" calcext:value-type="string">
            <text:p>Georges Henrilaan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data, d'après Ebru, prénoms de deux propriétaires locaux</text:p>
          </table:table-cell>
          <table:table-cell table:style-name="ce11" table:formula="of:=CONCATENATE(&quot;https://osm.org/&quot;;[.A26];&quot;/&quot;;[.B26])" office:value-type="string" office:string-value="https://osm.org/relation/2984376" calcext:value-type="string">
            <text:p>https://osm.org/relation/298437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4446" calcext:value-type="float">
            <text:p>2984446</text:p>
          </table:table-cell>
          <table:table-cell table:style-name="ce2" office:value-type="string" calcext:value-type="string">
            <text:p>Avenue du Prince Héritier</text:p>
          </table:table-cell>
          <table:table-cell table:style-name="ce2" office:value-type="string" calcext:value-type="string">
            <text:p>Erfprinslaan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data</text:p>
          </table:table-cell>
          <table:table-cell table:style-name="ce11" table:formula="of:=CONCATENATE(&quot;https://osm.org/&quot;;[.A27];&quot;/&quot;;[.B27])" office:value-type="string" office:string-value="https://osm.org/relation/2984446" calcext:value-type="string">
            <text:p>https://osm.org/relation/29844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6116" calcext:value-type="float">
            <text:p>2986116</text:p>
          </table:table-cell>
          <table:table-cell table:style-name="ce2" office:value-type="string" calcext:value-type="string">
            <text:p>Rue Vergote</text:p>
          </table:table-cell>
          <table:table-cell table:style-name="ce2" office:value-type="string" calcext:value-type="string">
            <text:p>Vergotestraat</text:p>
          </table:table-cell>
          <table:table-cell table:style-name="ce2" office:value-type="string" calcext:value-type="string">
            <text:p>Q2124063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2"/>
          <table:table-cell table:style-name="ce11" table:formula="of:=CONCATENATE(&quot;https://osm.org/&quot;;[.A28];&quot;/&quot;;[.B28])" office:value-type="string" office:string-value="https://osm.org/relation/2986116" calcext:value-type="string">
            <text:p>https://osm.org/relation/29861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6141" calcext:value-type="float">
            <text:p>2986141</text:p>
          </table:table-cell>
          <table:table-cell table:style-name="ce2" office:value-type="string" calcext:value-type="string">
            <text:p>Avenue Albert Jonnart</text:p>
          </table:table-cell>
          <table:table-cell table:style-name="ce2" office:value-type="string" calcext:value-type="string">
            <text:p>Albert Jonnartlaan</text:p>
          </table:table-cell>
          <table:table-cell table:style-name="ce4" office:value-type="string" calcext:value-type="string">
            <text:p>Q2831277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2"/>
          <table:table-cell table:style-name="ce11" table:formula="of:=CONCATENATE(&quot;https://osm.org/&quot;;[.A29];&quot;/&quot;;[.B29])" office:value-type="string" office:string-value="https://osm.org/relation/2986141" calcext:value-type="string">
            <text:p>https://osm.org/relation/29861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6155" calcext:value-type="float">
            <text:p>2986155</text:p>
          </table:table-cell>
          <table:table-cell table:style-name="ce2" office:value-type="string" calcext:value-type="string">
            <text:p>Rue de Linthout</text:p>
          </table:table-cell>
          <table:table-cell table:style-name="ce2" office:value-type="string" calcext:value-type="string">
            <text:p>Linthoutstraat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Origine de Linthout inconnue</text:p>
          </table:table-cell>
          <table:table-cell table:style-name="ce11" table:formula="of:=CONCATENATE(&quot;https://osm.org/&quot;;[.A30];&quot;/&quot;;[.B30])" office:value-type="string" office:string-value="https://osm.org/relation/2986155" calcext:value-type="string">
            <text:p>https://osm.org/relation/29861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2060" calcext:value-type="float">
            <text:p>2992060</text:p>
          </table:table-cell>
          <table:table-cell table:style-name="ce2" office:value-type="string" calcext:value-type="string">
            <text:p>Avenue des Cerisiers</text:p>
          </table:table-cell>
          <table:table-cell table:style-name="ce2" office:value-type="string" calcext:value-type="string">
            <text:p>Kerselaren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31];&quot;/&quot;;[.B31])" office:value-type="string" office:string-value="https://osm.org/relation/2992060" calcext:value-type="string">
            <text:p>https://osm.org/relation/29920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2065" calcext:value-type="float">
            <text:p>2992065</text:p>
          </table:table-cell>
          <table:table-cell table:style-name="ce2" office:value-type="string" calcext:value-type="string">
            <text:p>Square Marie-José</text:p>
          </table:table-cell>
          <table:table-cell table:style-name="ce2" office:value-type="string" calcext:value-type="string">
            <text:p>Marie-Joséplein</text:p>
          </table:table-cell>
          <table:table-cell table:style-name="ce2" office:value-type="string" calcext:value-type="string">
            <text:p>Q72919</text:p>
          </table:table-cell>
          <table:table-cell table:style-name="ce7" table:content-validation-name="val1" office:value-type="string" calcext:value-type="string">
            <text:p>Femme/Vrouw</text:p>
          </table:table-cell>
          <table:table-cell table:number-columns-repeated="2"/>
          <table:table-cell table:style-name="ce11" table:formula="of:=CONCATENATE(&quot;https://osm.org/&quot;;[.A32];&quot;/&quot;;[.B32])" office:value-type="string" office:string-value="https://osm.org/relation/2992065" calcext:value-type="string">
            <text:p>https://osm.org/relation/29920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2070" calcext:value-type="float">
            <text:p>2992070</text:p>
          </table:table-cell>
          <table:table-cell table:style-name="ce2" office:value-type="string" calcext:value-type="string">
            <text:p>Avenue de Mars</text:p>
          </table:table-cell>
          <table:table-cell table:style-name="ce2" office:value-type="string" calcext:value-type="string">
            <text:p>Maart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33];&quot;/&quot;;[.B33])" office:value-type="string" office:string-value="https://osm.org/relation/2992070" calcext:value-type="string">
            <text:p>https://osm.org/relation/29920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2082" calcext:value-type="float">
            <text:p>2992082</text:p>
          </table:table-cell>
          <table:table-cell table:style-name="ce2" office:value-type="string" calcext:value-type="string">
            <text:p>Avenue de Juillet</text:p>
          </table:table-cell>
          <table:table-cell table:style-name="ce2" office:value-type="string" calcext:value-type="string">
            <text:p>Juli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34];&quot;/&quot;;[.B34])" office:value-type="string" office:string-value="https://osm.org/relation/2992082" calcext:value-type="string">
            <text:p>https://osm.org/relation/29920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2086" calcext:value-type="float">
            <text:p>2992086</text:p>
          </table:table-cell>
          <table:table-cell table:style-name="ce2" office:value-type="string" calcext:value-type="string">
            <text:p>Avenue d'Août</text:p>
          </table:table-cell>
          <table:table-cell table:style-name="ce2" office:value-type="string" calcext:value-type="string">
            <text:p>Augustus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35];&quot;/&quot;;[.B35])" office:value-type="string" office:string-value="https://osm.org/relation/2992086" calcext:value-type="string">
            <text:p>https://osm.org/relation/29920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2092" calcext:value-type="float">
            <text:p>2992092</text:p>
          </table:table-cell>
          <table:table-cell table:style-name="ce2" office:value-type="string" calcext:value-type="string">
            <text:p>Avenue d'Avril</text:p>
          </table:table-cell>
          <table:table-cell table:style-name="ce2" office:value-type="string" calcext:value-type="string">
            <text:p>April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36];&quot;/&quot;;[.B36])" office:value-type="string" office:string-value="https://osm.org/relation/2992092" calcext:value-type="string">
            <text:p>https://osm.org/relation/299209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2101" calcext:value-type="float">
            <text:p>2992101</text:p>
          </table:table-cell>
          <table:table-cell table:style-name="ce2" office:value-type="string" calcext:value-type="string">
            <text:p>Avenue Herbert Hoover</text:p>
          </table:table-cell>
          <table:table-cell table:style-name="ce2" office:value-type="string" calcext:value-type="string">
            <text:p>Herbert Hooverlaan</text:p>
          </table:table-cell>
          <table:table-cell table:style-name="ce5" office:value-type="string" calcext:value-type="string">
            <text:p>Q35236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37];&quot;/&quot;;[.B37])" office:value-type="string" office:string-value="https://osm.org/relation/2992101" calcext:value-type="string">
            <text:p>https://osm.org/relation/29921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2306" calcext:value-type="float">
            <text:p>2992306</text:p>
          </table:table-cell>
          <table:table-cell table:style-name="ce2" office:value-type="string" calcext:value-type="string">
            <text:p>Avenue de Février</text:p>
          </table:table-cell>
          <table:table-cell table:style-name="ce2" office:value-type="string" calcext:value-type="string">
            <text:p>Februari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38];&quot;/&quot;;[.B38])" office:value-type="string" office:string-value="https://osm.org/relation/2992306" calcext:value-type="string">
            <text:p>https://osm.org/relation/29923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2385" calcext:value-type="float">
            <text:p>2992385</text:p>
          </table:table-cell>
          <table:table-cell table:style-name="ce2" office:value-type="string" calcext:value-type="string">
            <text:p>Avenue Robert Dalechamp</text:p>
          </table:table-cell>
          <table:table-cell table:style-name="ce2" office:value-type="string" calcext:value-type="string">
            <text:p>Robert Dalechamplaan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 table:style-name="ce8" office:value-type="string" calcext:value-type="string">
            <text:p><text:a xlink:href="http://www.ebru.be/Streets/streets1200/bruxelles-1200-avenue-robert-dalechamp.html" xlink:type="simple">http://www.ebru.be/Streets/streets1200/bruxelles-1200-avenue-robert-dalechamp.html</text:a></text:p>
          </table:table-cell>
          <table:table-cell table:style-name="ce2" office:value-type="string" calcext:value-type="string">
            <text:p>Pas d'info</text:p>
          </table:table-cell>
          <table:table-cell table:style-name="ce11" table:formula="of:=CONCATENATE(&quot;https://osm.org/&quot;;[.A39];&quot;/&quot;;[.B39])" office:value-type="string" office:string-value="https://osm.org/relation/2992385" calcext:value-type="string">
            <text:p>https://osm.org/relation/299238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2387" calcext:value-type="float">
            <text:p>2992387</text:p>
          </table:table-cell>
          <table:table-cell table:style-name="ce2" office:value-type="string" calcext:value-type="string">
            <text:p>Avenue de Janvier</text:p>
          </table:table-cell>
          <table:table-cell table:style-name="ce2" office:value-type="string" calcext:value-type="string">
            <text:p>Januari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40];&quot;/&quot;;[.B40])" office:value-type="string" office:string-value="https://osm.org/relation/2992387" calcext:value-type="string">
            <text:p>https://osm.org/relation/29923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2395" calcext:value-type="float">
            <text:p>2992395</text:p>
          </table:table-cell>
          <table:table-cell table:style-name="ce2" office:value-type="string" calcext:value-type="string">
            <text:p>Avenue de Septembre</text:p>
          </table:table-cell>
          <table:table-cell table:style-name="ce2" office:value-type="string" calcext:value-type="string">
            <text:p>September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41];&quot;/&quot;;[.B41])" office:value-type="string" office:string-value="https://osm.org/relation/2992395" calcext:value-type="string">
            <text:p>https://osm.org/relation/29923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2414" calcext:value-type="float">
            <text:p>2992414</text:p>
          </table:table-cell>
          <table:table-cell table:style-name="ce2" office:value-type="string" calcext:value-type="string">
            <text:p>Avenue Edouard Speeckaert</text:p>
          </table:table-cell>
          <table:table-cell table:style-name="ce2" office:value-type="string" calcext:value-type="string">
            <text:p>Edouard Speeckaertlaan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 table:style-name="ce8" office:value-type="string" calcext:value-type="string">
            <text:p><text:a xlink:href="http://www.ebru.be/Streets/streets1200/bruxelles-1200-avenue-edouard-speeckaert.html" xlink:type="simple">http://www.ebru.be/Streets/streets1200/bruxelles-1200-avenue-edouard-speeckaert.html</text:a></text:p>
          </table:table-cell>
          <table:table-cell/>
          <table:table-cell table:style-name="ce11" table:formula="of:=CONCATENATE(&quot;https://osm.org/&quot;;[.A42];&quot;/&quot;;[.B42])" office:value-type="string" office:string-value="https://osm.org/relation/2992414" calcext:value-type="string">
            <text:p>https://osm.org/relation/29924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2437" calcext:value-type="float">
            <text:p>2992437</text:p>
          </table:table-cell>
          <table:table-cell table:style-name="ce2" office:value-type="string" calcext:value-type="string">
            <text:p>Avenue Heydenberg</text:p>
          </table:table-cell>
          <table:table-cell table:style-name="ce2" office:value-type="string" calcext:value-type="string">
            <text:p>Heydenberg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"Montagne des bruyères"</text:p>
          </table:table-cell>
          <table:table-cell table:style-name="ce11" table:formula="of:=CONCATENATE(&quot;https://osm.org/&quot;;[.A43];&quot;/&quot;;[.B43])" office:value-type="string" office:string-value="https://osm.org/relation/2992437" calcext:value-type="string">
            <text:p>https://osm.org/relation/2992437</text:p>
          </table:table-cell>
          <table:table-cell/>
          <table:table-cell table:style-name="ce8" office:value-type="string" calcext:value-type="string">
            <text:p><text:a xlink:href="http://www.ebru.be/Streets/streets1200/bruxelles-1200-avenue-heydenberg.html" xlink:type="simple">http://www.ebru.be/Streets/streets1200/bruxelles-1200-avenue-heydenberg.html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2441" calcext:value-type="float">
            <text:p>2992441</text:p>
          </table:table-cell>
          <table:table-cell table:style-name="ce2" office:value-type="string" calcext:value-type="string">
            <text:p>Rue de Décembre</text:p>
          </table:table-cell>
          <table:table-cell table:style-name="ce2" office:value-type="string" calcext:value-type="string">
            <text:p>Decemberstraat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44];&quot;/&quot;;[.B44])" office:value-type="string" office:string-value="https://osm.org/relation/2992441" calcext:value-type="string">
            <text:p>https://osm.org/relation/29924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2456" calcext:value-type="float">
            <text:p>2992456</text:p>
          </table:table-cell>
          <table:table-cell table:style-name="ce2" office:value-type="string" calcext:value-type="string">
            <text:p>Avenue de Mai</text:p>
          </table:table-cell>
          <table:table-cell table:style-name="ce2" office:value-type="string" calcext:value-type="string">
            <text:p>Mei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45];&quot;/&quot;;[.B45])" office:value-type="string" office:string-value="https://osm.org/relation/2992456" calcext:value-type="string">
            <text:p>https://osm.org/relation/299245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2457" calcext:value-type="float">
            <text:p>2992457</text:p>
          </table:table-cell>
          <table:table-cell table:style-name="ce2" office:value-type="string" calcext:value-type="string">
            <text:p>Rue d'Octobre</text:p>
          </table:table-cell>
          <table:table-cell table:style-name="ce2" office:value-type="string" calcext:value-type="string">
            <text:p>Oktoberstraat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46];&quot;/&quot;;[.B46])" office:value-type="string" office:string-value="https://osm.org/relation/2992457" calcext:value-type="string">
            <text:p>https://osm.org/relation/29924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3949" calcext:value-type="float">
            <text:p>2993949</text:p>
          </table:table-cell>
          <table:table-cell table:style-name="ce2" office:value-type="string" calcext:value-type="string">
            <text:p>Avenue de l'Équinoxe</text:p>
          </table:table-cell>
          <table:table-cell table:style-name="ce2" office:value-type="string" calcext:value-type="string">
            <text:p>Evening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47];&quot;/&quot;;[.B47])" office:value-type="string" office:string-value="https://osm.org/relation/2993949" calcext:value-type="string">
            <text:p>https://osm.org/relation/29939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3954" calcext:value-type="float">
            <text:p>2993954</text:p>
          </table:table-cell>
          <table:table-cell table:style-name="ce2" office:value-type="string" calcext:value-type="string">
            <text:p>Rue du Zéphyr</text:p>
          </table:table-cell>
          <table:table-cell table:style-name="ce2" office:value-type="string" calcext:value-type="string">
            <text:p>Westenwindstraat</text:p>
          </table:table-cell>
          <table:table-cell table:style-name="ce2" office:value-type="string" calcext:value-type="string">
            <text:p>Q467515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style-name="ce8" office:value-type="string" calcext:value-type="string">
            <text:p><text:a xlink:href="https://nl.wikipedia.org/wiki/Zephyros" xlink:type="simple">https://nl.wikipedia.org/wiki/Zephyros</text:a></text:p>
          </table:table-cell>
          <table:table-cell table:style-name="ce2" office:value-type="string" calcext:value-type="string">
            <text:p>Mythological figure</text:p>
          </table:table-cell>
          <table:table-cell table:style-name="ce11" table:formula="of:=CONCATENATE(&quot;https://osm.org/&quot;;[.A48];&quot;/&quot;;[.B48])" office:value-type="string" office:string-value="https://osm.org/relation/2993954" calcext:value-type="string">
            <text:p>https://osm.org/relation/29939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4251" calcext:value-type="float">
            <text:p>2994251</text:p>
          </table:table-cell>
          <table:table-cell table:style-name="ce2" office:value-type="string" calcext:value-type="string">
            <text:p>Avenue de Broqueville</text:p>
          </table:table-cell>
          <table:table-cell table:style-name="ce2" office:value-type="string" calcext:value-type="string">
            <text:p>de Broquevillelaan</text:p>
          </table:table-cell>
          <table:table-cell table:style-name="ce2" office:value-type="string" calcext:value-type="string">
            <text:p>Q705103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style-name="ce8" office:value-type="string" calcext:value-type="string">
            <text:p><text:a xlink:href="https://fr.wikipedia.org/wiki/Charles_de_Broqueville" xlink:type="simple">https://fr.wikipedia.org/wiki/Charles_de_Broqueville</text:a></text:p>
          </table:table-cell>
          <table:table-cell/>
          <table:table-cell table:style-name="ce11" table:formula="of:=CONCATENATE(&quot;https://osm.org/&quot;;[.A49];&quot;/&quot;;[.B49])" office:value-type="string" office:string-value="https://osm.org/relation/2994251" calcext:value-type="string">
            <text:p>https://osm.org/relation/299425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4266" calcext:value-type="float">
            <text:p>2994266</text:p>
          </table:table-cell>
          <table:table-cell table:style-name="ce2" office:value-type="string" calcext:value-type="string">
            <text:p>Avenue Léon Tombu</text:p>
          </table:table-cell>
          <table:table-cell table:style-name="ce2" office:value-type="string" calcext:value-type="string">
            <text:p>Léon Tombulaan</text:p>
          </table:table-cell>
          <table:table-cell table:style-name="ce2" office:value-type="string" calcext:value-type="string">
            <text:p>Q2642070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style-name="ce8" office:value-type="string" calcext:value-type="string">
            <text:p><text:a xlink:href="https://fr.wikipedia.org/wiki/L%C3%A9on_Tombu" xlink:type="simple">https://fr.wikipedia.org/wiki/L%C3%A9on_Tombu</text:a></text:p>
          </table:table-cell>
          <table:table-cell/>
          <table:table-cell table:style-name="ce11" table:formula="of:=CONCATENATE(&quot;https://osm.org/&quot;;[.A50];&quot;/&quot;;[.B50])" office:value-type="string" office:string-value="https://osm.org/relation/2994266" calcext:value-type="string">
            <text:p>https://osm.org/relation/29942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4280" calcext:value-type="float">
            <text:p>2994280</text:p>
          </table:table-cell>
          <table:table-cell table:style-name="ce2" office:value-type="string" calcext:value-type="string">
            <text:p>Rue Lieutenant Freddy Wampach</text:p>
          </table:table-cell>
          <table:table-cell table:style-name="ce2" office:value-type="string" calcext:value-type="string">
            <text:p>Luitenant Freddy Wampachstraat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o wikitag, no wikipage</text:p>
          </table:table-cell>
          <table:table-cell table:style-name="ce11" table:formula="of:=CONCATENATE(&quot;https://osm.org/&quot;;[.A51];&quot;/&quot;;[.B51])" office:value-type="string" office:string-value="https://osm.org/relation/2994280" calcext:value-type="string">
            <text:p>https://osm.org/relation/2994280</text:p>
          </table:table-cell>
          <table:table-cell/>
          <table:table-cell table:style-name="ce8" office:value-type="string" calcext:value-type="string">
            <text:p><text:a xlink:href="http://www.ebru.be/Streets/streets1200/bruxelles-1200-rue-lieutenant-freddy-wampach.html" xlink:type="simple">http://www.ebru.be/Streets/streets1200/bruxelles-1200-rue-lieutenant-freddy-wampach.html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4291" calcext:value-type="float">
            <text:p>2994291</text:p>
          </table:table-cell>
          <table:table-cell table:style-name="ce2" office:value-type="string" calcext:value-type="string">
            <text:p>Rue du Menuisier</text:p>
          </table:table-cell>
          <table:table-cell table:style-name="ce2" office:value-type="string" calcext:value-type="string">
            <text:p>Schrijnwerkerstraat</text:p>
          </table:table-cell>
          <table:table-cell table:style-name="ce2" office:value-type="string" calcext:value-type="string">
            <text:p>Q326358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métier, pourrait être en écriture inclusive</text:p>
          </table:table-cell>
          <table:table-cell table:style-name="ce11" table:formula="of:=CONCATENATE(&quot;https://osm.org/&quot;;[.A52];&quot;/&quot;;[.B52])" office:value-type="string" office:string-value="https://osm.org/relation/2994291" calcext:value-type="string">
            <text:p>https://osm.org/relation/299429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8453" calcext:value-type="float">
            <text:p>2998453</text:p>
          </table:table-cell>
          <table:table-cell table:style-name="ce2" office:value-type="string" calcext:value-type="string">
            <text:p>Chaussée de Roodebeek</text:p>
          </table:table-cell>
          <table:table-cell table:style-name="ce2" office:value-type="string" calcext:value-type="string">
            <text:p>Roodebeeksteenweg</text:p>
          </table:table-cell>
          <table:table-cell table:style-name="ce2" office:value-type="string" calcext:value-type="string">
            <text:p>Q22200980</text:p>
          </table:table-cell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8" office:value-type="string" calcext:value-type="string">
            <text:p><text:a xlink:href="https://fr.wikipedia.org/wiki/Avenue_de_Roodebeek" xlink:type="simple">https://fr.wikipedia.org/wiki/Avenue_de_Roodebeek</text:a></text:p>
          </table:table-cell>
          <table:table-cell table:style-name="ce2" office:value-type="string" calcext:value-type="string">
            <text:p>ruisseau</text:p>
          </table:table-cell>
          <table:table-cell table:style-name="ce11" table:formula="of:=CONCATENATE(&quot;https://osm.org/&quot;;[.A53];&quot;/&quot;;[.B53])" office:value-type="string" office:string-value="https://osm.org/relation/2998453" calcext:value-type="string">
            <text:p>https://osm.org/relation/29984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8826" calcext:value-type="float">
            <text:p>2998826</text:p>
          </table:table-cell>
          <table:table-cell table:style-name="ce2" office:value-type="string" calcext:value-type="string">
            <text:p>Square Joséphine-Charlotte</text:p>
          </table:table-cell>
          <table:table-cell table:style-name="ce2" office:value-type="string" calcext:value-type="string">
            <text:p>Joséphine-Charlottesquare</text:p>
          </table:table-cell>
          <table:table-cell table:style-name="ce2" office:value-type="string" calcext:value-type="string">
            <text:p>Q160984</text:p>
          </table:table-cell>
          <table:table-cell table:style-name="ce7" table:content-validation-name="val1" office:value-type="string" calcext:value-type="string">
            <text:p>Femme/Vrouw</text:p>
          </table:table-cell>
          <table:table-cell table:style-name="ce8" office:value-type="string" calcext:value-type="string">
            <text:p><text:a xlink:href="https://fr.wikipedia.org/wiki/Jos%C3%A9phine-Charlotte_de_Belgique" xlink:type="simple">https://fr.wikipedia.org/wiki/Jos%C3%A9phine-Charlotte_de_Belgique</text:a></text:p>
          </table:table-cell>
          <table:table-cell/>
          <table:table-cell table:style-name="ce11" table:formula="of:=CONCATENATE(&quot;https://osm.org/&quot;;[.A54];&quot;/&quot;;[.B54])" office:value-type="string" office:string-value="https://osm.org/relation/2998826" calcext:value-type="string">
            <text:p>https://osm.org/relation/29988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8831" calcext:value-type="float">
            <text:p>2998831</text:p>
          </table:table-cell>
          <table:table-cell table:style-name="ce2" office:value-type="string" calcext:value-type="string">
            <text:p>Avenue des Ombrages</text:p>
          </table:table-cell>
          <table:table-cell table:style-name="ce2" office:value-type="string" calcext:value-type="string">
            <text:p>Lommer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55];&quot;/&quot;;[.B55])" office:value-type="string" office:string-value="https://osm.org/relation/2998831" calcext:value-type="string">
            <text:p>https://osm.org/relation/29988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8836" calcext:value-type="float">
            <text:p>2998836</text:p>
          </table:table-cell>
          <table:table-cell table:style-name="ce2" office:value-type="string" calcext:value-type="string">
            <text:p>Rue Georges et Jacques Martin</text:p>
          </table:table-cell>
          <table:table-cell table:style-name="ce2" office:value-type="string" calcext:value-type="string">
            <text:p>Georges en Jacques Martinstraat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o wikitag, no wikipage, mort de guerre</text:p>
          </table:table-cell>
          <table:table-cell table:style-name="ce11" table:formula="of:=CONCATENATE(&quot;https://osm.org/&quot;;[.A56];&quot;/&quot;;[.B56])" office:value-type="string" office:string-value="https://osm.org/relation/2998836" calcext:value-type="string">
            <text:p>https://osm.org/relation/2998836</text:p>
          </table:table-cell>
          <table:table-cell/>
          <table:table-cell table:style-name="ce8" office:value-type="string" calcext:value-type="string">
            <text:p><text:a xlink:href="http://www.ebru.be/Streets/streets1150/bruxelles-1150-rue-georges-et-jacques-martin.html" xlink:type="simple">http://www.ebru.be/Streets/streets1150/bruxelles-1150-rue-georges-et-jacques-martin.html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8879" calcext:value-type="float">
            <text:p>2998879</text:p>
          </table:table-cell>
          <table:table-cell table:style-name="ce2" office:value-type="string" calcext:value-type="string">
            <text:p>Avenue Antoine-Joseph Slegers</text:p>
          </table:table-cell>
          <table:table-cell table:style-name="ce2" office:value-type="string" calcext:value-type="string">
            <text:p>Antoine-Joseph Slegerslaan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secretaire communal</text:p>
          </table:table-cell>
          <table:table-cell table:style-name="ce11" table:formula="of:=CONCATENATE(&quot;https://osm.org/&quot;;[.A57];&quot;/&quot;;[.B57])" office:value-type="string" office:string-value="https://osm.org/relation/2998879" calcext:value-type="string">
            <text:p>https://osm.org/relation/2998879</text:p>
          </table:table-cell>
          <table:table-cell/>
          <table:table-cell table:style-name="ce8" office:value-type="string" calcext:value-type="string">
            <text:p><text:a xlink:href="http://www.ebru.be/Streets/streets1200/bruxelles-1200-avenue-antoine-joseph-slegers.html" xlink:type="simple">http://www.ebru.be/Streets/streets1200/bruxelles-1200-avenue-antoine-joseph-slegers.html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8893" calcext:value-type="float">
            <text:p>2998893</text:p>
          </table:table-cell>
          <table:table-cell table:style-name="ce2" office:value-type="string" calcext:value-type="string">
            <text:p>Avenue Victor Gilsoul</text:p>
          </table:table-cell>
          <table:table-cell table:style-name="ce2" office:value-type="string" calcext:value-type="string">
            <text:p>Victor Gilsoullaan</text:p>
          </table:table-cell>
          <table:table-cell table:style-name="ce4" office:value-type="string" calcext:value-type="string">
            <text:p>Q2539498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58];&quot;/&quot;;[.B58])" office:value-type="string" office:string-value="https://osm.org/relation/2998893" calcext:value-type="string">
            <text:p>https://osm.org/relation/299889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8895" calcext:value-type="float">
            <text:p>2998895</text:p>
          </table:table-cell>
          <table:table-cell table:style-name="ce2" office:value-type="string" calcext:value-type="string">
            <text:p>Clos A. J. Slegers</text:p>
          </table:table-cell>
          <table:table-cell table:style-name="ce2" office:value-type="string" calcext:value-type="string">
            <text:p>A. J. Slegersgaarde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secretaire communal</text:p>
          </table:table-cell>
          <table:table-cell table:style-name="ce11" table:formula="of:=CONCATENATE(&quot;https://osm.org/&quot;;[.A59];&quot;/&quot;;[.B59])" office:value-type="string" office:string-value="https://osm.org/relation/2998895" calcext:value-type="string">
            <text:p>https://osm.org/relation/29988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0148" calcext:value-type="float">
            <text:p>3000148</text:p>
          </table:table-cell>
          <table:table-cell table:style-name="ce2" office:value-type="string" calcext:value-type="string">
            <text:p>Avenue Louis Gribaumont</text:p>
          </table:table-cell>
          <table:table-cell table:style-name="ce2" office:value-type="string" calcext:value-type="string">
            <text:p>Louis Gribaumontlaan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Rich landloard in the area</text:p>
          </table:table-cell>
          <table:table-cell table:style-name="ce11" table:formula="of:=CONCATENATE(&quot;https://osm.org/&quot;;[.A60];&quot;/&quot;;[.B60])" office:value-type="string" office:string-value="https://osm.org/relation/3000148" calcext:value-type="string">
            <text:p>https://osm.org/relation/3000148</text:p>
          </table:table-cell>
          <table:table-cell/>
          <table:table-cell table:style-name="ce8" office:value-type="string" calcext:value-type="string">
            <text:p><text:a xlink:href="http://www.ebru.be/Streets/streets1150/bruxelles-1150-avenue-louis-gribaumont.html" xlink:type="simple">http://www.ebru.be/Streets/streets1150/bruxelles-1150-avenue-louis-gribaumont.html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0201" calcext:value-type="float">
            <text:p>3000201</text:p>
          </table:table-cell>
          <table:table-cell table:style-name="ce2" office:value-type="string" calcext:value-type="string">
            <text:p>Rue de la Cambre</text:p>
          </table:table-cell>
          <table:table-cell table:style-name="ce2" office:value-type="string" calcext:value-type="string">
            <text:p>Terkamerenstraat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61];&quot;/&quot;;[.B61])" office:value-type="string" office:string-value="https://osm.org/relation/3000201" calcext:value-type="string">
            <text:p>https://osm.org/relation/30002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0210" calcext:value-type="float">
            <text:p>3000210</text:p>
          </table:table-cell>
          <table:table-cell table:style-name="ce2" office:value-type="string" calcext:value-type="string">
            <text:p>Avenue J.G. Van Goolen</text:p>
          </table:table-cell>
          <table:table-cell table:style-name="ce2" office:value-type="string" calcext:value-type="string">
            <text:p>J.G. Van Goolenlaan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Joseph-Gerard Van Goolen - No Wiki datas</text:p>
          </table:table-cell>
          <table:table-cell table:style-name="ce11" table:formula="of:=CONCATENATE(&quot;https://osm.org/&quot;;[.A62];&quot;/&quot;;[.B62])" office:value-type="string" office:string-value="https://osm.org/relation/3000210" calcext:value-type="string">
            <text:p>https://osm.org/relation/30002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0216" calcext:value-type="float">
            <text:p>3000216</text:p>
          </table:table-cell>
          <table:table-cell table:style-name="ce2" office:value-type="string" calcext:value-type="string">
            <text:p>Avenue Jean Laudy</text:p>
          </table:table-cell>
          <table:table-cell table:style-name="ce2" office:value-type="string" calcext:value-type="string">
            <text:p>Jean Laudylaan</text:p>
          </table:table-cell>
          <table:table-cell table:style-name="ce2" office:value-type="string" calcext:value-type="string">
            <text:p>Q4843860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style-name="ce8" office:value-type="string" calcext:value-type="string">
            <text:p><text:a xlink:href="https://fr.wikipedia.org/wiki/Jean_Laudy" xlink:type="simple">https://fr.wikipedia.org/wiki/Jean_Laudy</text:a></text:p>
          </table:table-cell>
          <table:table-cell/>
          <table:table-cell table:style-name="ce11" table:formula="of:=CONCATENATE(&quot;https://osm.org/&quot;;[.A63];&quot;/&quot;;[.B63])" office:value-type="string" office:string-value="https://osm.org/relation/3000216" calcext:value-type="string">
            <text:p>https://osm.org/relation/30002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0219" calcext:value-type="float">
            <text:p>3000219</text:p>
          </table:table-cell>
          <table:table-cell table:style-name="ce2" office:value-type="string" calcext:value-type="string">
            <text:p>Avenue Michel Sterckmans</text:p>
          </table:table-cell>
          <table:table-cell table:style-name="ce2" office:value-type="string" calcext:value-type="string">
            <text:p>Michel Sterckmanslaan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eintre</text:p>
          </table:table-cell>
          <table:table-cell table:style-name="ce11" table:formula="of:=CONCATENATE(&quot;https://osm.org/&quot;;[.A64];&quot;/&quot;;[.B64])" office:value-type="string" office:string-value="https://osm.org/relation/3000219" calcext:value-type="string">
            <text:p>https://osm.org/relation/3000219</text:p>
          </table:table-cell>
          <table:table-cell/>
          <table:table-cell table:style-name="ce8" office:value-type="string" calcext:value-type="string">
            <text:p><text:a xlink:href="http://www.ebru.be/Streets/streets1200/bruxelles-1200-avenue-michel-sterckmans.html" xlink:type="simple">http://www.ebru.be/Streets/streets1200/bruxelles-1200-avenue-michel-sterckmans.html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0223" calcext:value-type="float">
            <text:p>3000223</text:p>
          </table:table-cell>
          <table:table-cell table:style-name="ce2" office:value-type="string" calcext:value-type="string">
            <text:p>Avenue Jean Roch Collon</text:p>
          </table:table-cell>
          <table:table-cell table:style-name="ce2" office:value-type="string" calcext:value-type="string">
            <text:p>Jean Roch Collonlaan</text:p>
          </table:table-cell>
          <table:table-cell table:style-name="ce4" office:value-type="string" calcext:value-type="string">
            <text:p>Q45286272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eintre</text:p>
          </table:table-cell>
          <table:table-cell table:style-name="ce11" table:formula="of:=CONCATENATE(&quot;https://osm.org/&quot;;[.A65];&quot;/&quot;;[.B65])" office:value-type="string" office:string-value="https://osm.org/relation/3000223" calcext:value-type="string">
            <text:p>https://osm.org/relation/30002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0236" calcext:value-type="float">
            <text:p>3000236</text:p>
          </table:table-cell>
          <table:table-cell table:style-name="ce2" office:value-type="string" calcext:value-type="string">
            <text:p>Avenue du Val d'Or</text:p>
          </table:table-cell>
          <table:table-cell table:style-name="ce2" office:value-type="string" calcext:value-type="string">
            <text:p>Gouddal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66];&quot;/&quot;;[.B66])" office:value-type="string" office:string-value="https://osm.org/relation/3000236" calcext:value-type="string">
            <text:p>https://osm.org/relation/30002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0239" calcext:value-type="float">
            <text:p>3000239</text:p>
          </table:table-cell>
          <table:table-cell table:style-name="ce2" office:value-type="string" calcext:value-type="string">
            <text:p>Avenue Edgard Tytgat</text:p>
          </table:table-cell>
          <table:table-cell table:style-name="ce2" office:value-type="string" calcext:value-type="string">
            <text:p>Edgard Tytgatlaan</text:p>
          </table:table-cell>
          <table:table-cell table:style-name="ce2" office:value-type="string" calcext:value-type="string">
            <text:p>Q366851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style-name="ce8" office:value-type="string" calcext:value-type="string">
            <text:p><text:a xlink:href="https://fr.wikipedia.org/wiki/Edgard_Tytgat" xlink:type="simple">https://fr.wikipedia.org/wiki/Edgard_Tytgat</text:a></text:p>
          </table:table-cell>
          <table:table-cell/>
          <table:table-cell table:style-name="ce11" table:formula="of:=CONCATENATE(&quot;https://osm.org/&quot;;[.A67];&quot;/&quot;;[.B67])" office:value-type="string" office:string-value="https://osm.org/relation/3000239" calcext:value-type="string">
            <text:p>https://osm.org/relation/30002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0241" calcext:value-type="float">
            <text:p>3000241</text:p>
          </table:table-cell>
          <table:table-cell table:style-name="ce2" office:value-type="string" calcext:value-type="string">
            <text:p>Avenue Guillaume Abeloos</text:p>
          </table:table-cell>
          <table:table-cell table:style-name="ce2" office:value-type="string" calcext:value-type="string">
            <text:p>Guillaume Abelooslaan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o data - vieille famille</text:p>
          </table:table-cell>
          <table:table-cell table:style-name="ce11" table:formula="of:=CONCATENATE(&quot;https://osm.org/&quot;;[.A68];&quot;/&quot;;[.B68])" office:value-type="string" office:string-value="https://osm.org/relation/3000241" calcext:value-type="string">
            <text:p>https://osm.org/relation/3000241</text:p>
          </table:table-cell>
          <table:table-cell/>
          <table:table-cell table:style-name="ce8" office:value-type="string" calcext:value-type="string">
            <text:p><text:a xlink:href="http://www.ebru.be/Streets/streets1200/bruxelles-1200-avenue-guillaume-abeloos.html" xlink:type="simple">http://www.ebru.be/Streets/streets1200/bruxelles-1200-avenue-guillaume-abeloos.html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4059" calcext:value-type="float">
            <text:p>3004059</text:p>
          </table:table-cell>
          <table:table-cell table:style-name="ce2" office:value-type="string" calcext:value-type="string">
            <text:p>Clos Victor Gilsoul</text:p>
          </table:table-cell>
          <table:table-cell table:style-name="ce2" office:value-type="string" calcext:value-type="string">
            <text:p>Victor Gilsoulgaarde</text:p>
          </table:table-cell>
          <table:table-cell table:style-name="ce4" office:value-type="string" calcext:value-type="string">
            <text:p>Q2539498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69];&quot;/&quot;;[.B69])" office:value-type="string" office:string-value="https://osm.org/relation/3004059" calcext:value-type="string">
            <text:p>https://osm.org/relation/30040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4121" calcext:value-type="float">
            <text:p>3004121</text:p>
          </table:table-cell>
          <table:table-cell table:style-name="ce2" office:value-type="string" calcext:value-type="string">
            <text:p>Avenue Constant Montald</text:p>
          </table:table-cell>
          <table:table-cell table:style-name="ce2" office:value-type="string" calcext:value-type="string">
            <text:p>Constant Montaldlaan</text:p>
          </table:table-cell>
          <table:table-cell table:style-name="ce4" office:value-type="string" calcext:value-type="string">
            <text:p>Q2994899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style-name="ce8" office:value-type="string" calcext:value-type="string">
            <text:p><text:a xlink:href="https://fr.wikipedia.org/wiki/Constant_Montald" xlink:type="simple">https://fr.wikipedia.org/wiki/Constant_Montald</text:a></text:p>
          </table:table-cell>
          <table:table-cell/>
          <table:table-cell table:style-name="ce11" table:formula="of:=CONCATENATE(&quot;https://osm.org/&quot;;[.A70];&quot;/&quot;;[.B70])" office:value-type="string" office:string-value="https://osm.org/relation/3004121" calcext:value-type="string">
            <text:p>https://osm.org/relation/30041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4134" calcext:value-type="float">
            <text:p>3004134</text:p>
          </table:table-cell>
          <table:table-cell table:style-name="ce2" office:value-type="string" calcext:value-type="string">
            <text:p>Avenue Henri Pauwels</text:p>
          </table:table-cell>
          <table:table-cell table:style-name="ce2" office:value-type="string" calcext:value-type="string">
            <text:p>Henri Pauwelslaan</text:p>
          </table:table-cell>
          <table:table-cell table:style-name="ce4" office:value-type="string" calcext:value-type="string">
            <text:p>Q2961665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style-name="ce8" office:value-type="string" calcext:value-type="string">
            <text:p><text:a xlink:href="https://nl.wikipedia.org/wiki/Henri_Pauwels_(syndicalist)" xlink:type="simple">https://nl.wikipedia.org/wiki/Henri_Pauwels_(syndicalist)</text:a></text:p>
          </table:table-cell>
          <table:table-cell/>
          <table:table-cell table:style-name="ce11" table:formula="of:=CONCATENATE(&quot;https://osm.org/&quot;;[.A71];&quot;/&quot;;[.B71])" office:value-type="string" office:string-value="https://osm.org/relation/3004134" calcext:value-type="string">
            <text:p>https://osm.org/relation/30041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4140" calcext:value-type="float">
            <text:p>3004140</text:p>
          </table:table-cell>
          <table:table-cell table:style-name="ce2" office:value-type="string" calcext:value-type="string">
            <text:p>Avenue Général Bastin</text:p>
          </table:table-cell>
          <table:table-cell table:style-name="ce2" office:value-type="string" calcext:value-type="string">
            <text:p>Generaal Bastinlaan</text:p>
          </table:table-cell>
          <table:table-cell table:style-name="ce2" office:value-type="string" calcext:value-type="string">
            <text:p>Q3188423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72];&quot;/&quot;;[.B72])" office:value-type="string" office:string-value="https://osm.org/relation/3004140" calcext:value-type="string">
            <text:p>https://osm.org/relation/30041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4153" calcext:value-type="float">
            <text:p>3004153</text:p>
          </table:table-cell>
          <table:table-cell table:style-name="ce2" office:value-type="string" calcext:value-type="string">
            <text:p>Avenue J. P. Rullens</text:p>
          </table:table-cell>
          <table:table-cell table:style-name="ce2" office:value-type="string" calcext:value-type="string">
            <text:p>J. P. Rullenslaan</text:p>
          </table:table-cell>
          <table:table-cell table:style-name="ce2" office:value-type="string" calcext:value-type="string">
            <text:p>Q28927562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73];&quot;/&quot;;[.B73])" office:value-type="string" office:string-value="https://osm.org/relation/3004153" calcext:value-type="string">
            <text:p>https://osm.org/relation/30041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4167" calcext:value-type="float">
            <text:p>3004167</text:p>
          </table:table-cell>
          <table:table-cell table:style-name="ce2" office:value-type="string" calcext:value-type="string">
            <text:p>Avenue Échevin Van Muylders</text:p>
          </table:table-cell>
          <table:table-cell table:style-name="ce2" office:value-type="string" calcext:value-type="string">
            <text:p>Schepen Van Muylderslaan</text:p>
          </table:table-cell>
          <table:table-cell/>
          <table:table-cell table:style-name="ce7" table:content-validation-name="val1"/>
          <table:table-cell/>
          <table:table-cell table:style-name="ce2" office:value-type="string" calcext:value-type="string">
            <text:p>No data on eBru, nothing on Wikipedia</text:p>
          </table:table-cell>
          <table:table-cell table:style-name="ce11" table:formula="of:=CONCATENATE(&quot;https://osm.org/&quot;;[.A74];&quot;/&quot;;[.B74])" office:value-type="string" office:string-value="https://osm.org/relation/3004167" calcext:value-type="string">
            <text:p>https://osm.org/relation/30041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4188" calcext:value-type="float">
            <text:p>3004188</text:p>
          </table:table-cell>
          <table:table-cell table:style-name="ce2" office:value-type="string" calcext:value-type="string">
            <text:p>Rue Fernand Mélard</text:p>
          </table:table-cell>
          <table:table-cell table:style-name="ce2" office:value-type="string" calcext:value-type="string">
            <text:p>Fernand Mélardstraat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Exists on eBru, but not on Wikidata/-pedia</text:p>
          </table:table-cell>
          <table:table-cell table:style-name="ce11" table:formula="of:=CONCATENATE(&quot;https://osm.org/&quot;;[.A75];&quot;/&quot;;[.B75])" office:value-type="string" office:string-value="https://osm.org/relation/3004188" calcext:value-type="string">
            <text:p>https://osm.org/relation/300418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4217" calcext:value-type="float">
            <text:p>3004217</text:p>
          </table:table-cell>
          <table:table-cell table:style-name="ce2" office:value-type="string" calcext:value-type="string">
            <text:p>Avenue du Roi Chevalier</text:p>
          </table:table-cell>
          <table:table-cell table:style-name="ce2" office:value-type="string" calcext:value-type="string">
            <text:p>Ridder Koning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76];&quot;/&quot;;[.B76])" office:value-type="string" office:string-value="https://osm.org/relation/3004217" calcext:value-type="string">
            <text:p>https://osm.org/relation/30042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4221" calcext:value-type="float">
            <text:p>3004221</text:p>
          </table:table-cell>
          <table:table-cell table:style-name="ce2" office:value-type="string" calcext:value-type="string">
            <text:p>Rue de la Roche Fatale</text:p>
          </table:table-cell>
          <table:table-cell table:style-name="ce2" office:value-type="string" calcext:value-type="string">
            <text:p>Noodlottige Rotsstraat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77];&quot;/&quot;;[.B77])" office:value-type="string" office:string-value="https://osm.org/relation/3004221" calcext:value-type="string">
            <text:p>https://osm.org/relation/30042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4228" calcext:value-type="float">
            <text:p>3004228</text:p>
          </table:table-cell>
          <table:table-cell table:style-name="ce2" office:value-type="string" calcext:value-type="string">
            <text:p>Rue de la Bonne Reine</text:p>
          </table:table-cell>
          <table:table-cell table:style-name="ce2" office:value-type="string" calcext:value-type="string">
            <text:p>Goede Koninginstraat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78];&quot;/&quot;;[.B78])" office:value-type="string" office:string-value="https://osm.org/relation/3004228" calcext:value-type="string">
            <text:p>https://osm.org/relation/30042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4232" calcext:value-type="float">
            <text:p>3004232</text:p>
          </table:table-cell>
          <table:table-cell table:style-name="ce2" office:value-type="string" calcext:value-type="string">
            <text:p>Avenue Raymond de Meester</text:p>
          </table:table-cell>
          <table:table-cell table:style-name="ce2" office:value-type="string" calcext:value-type="string">
            <text:p>Raymond de Meesterlaan</text:p>
          </table:table-cell>
          <table:table-cell table:style-name="ce2" office:value-type="string" calcext:value-type="string">
            <text:p>Q3421231/Q3421233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Sculptor and politician with the same name</text:p>
          </table:table-cell>
          <table:table-cell table:style-name="ce11" table:formula="of:=CONCATENATE(&quot;https://osm.org/&quot;;[.A79];&quot;/&quot;;[.B79])" office:value-type="string" office:string-value="https://osm.org/relation/3004232" calcext:value-type="string">
            <text:p>https://osm.org/relation/30042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4241" calcext:value-type="float">
            <text:p>3004241</text:p>
          </table:table-cell>
          <table:table-cell table:style-name="ce2" office:value-type="string" calcext:value-type="string">
            <text:p>Rue Montagne des Cerisiers</text:p>
          </table:table-cell>
          <table:table-cell table:style-name="ce2" office:value-type="string" calcext:value-type="string">
            <text:p>Kerselarenbergstraat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80];&quot;/&quot;;[.B80])" office:value-type="string" office:string-value="https://osm.org/relation/3004241" calcext:value-type="string">
            <text:p>https://osm.org/relation/30042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4251" calcext:value-type="float">
            <text:p>3004251</text:p>
          </table:table-cell>
          <table:table-cell table:style-name="ce2" office:value-type="string" calcext:value-type="string">
            <text:p>Rue du Carrefour</text:p>
          </table:table-cell>
          <table:table-cell table:style-name="ce2" office:value-type="string" calcext:value-type="string">
            <text:p>Kruispuntstraat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81];&quot;/&quot;;[.B81])" office:value-type="string" office:string-value="https://osm.org/relation/3004251" calcext:value-type="string">
            <text:p>https://osm.org/relation/300425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4253" calcext:value-type="float">
            <text:p>3004253</text:p>
          </table:table-cell>
          <table:table-cell table:style-name="ce2" office:value-type="string" calcext:value-type="string">
            <text:p>Rue de la Liaison</text:p>
          </table:table-cell>
          <table:table-cell table:style-name="ce2" office:value-type="string" calcext:value-type="string">
            <text:p>Verbindingstraat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82];&quot;/&quot;;[.B82])" office:value-type="string" office:string-value="https://osm.org/relation/3004253" calcext:value-type="string">
            <text:p>https://osm.org/relation/30042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5567" calcext:value-type="float">
            <text:p>3005567</text:p>
          </table:table-cell>
          <table:table-cell table:number-columns-repeated="2" table:style-name="ce2" office:value-type="string" calcext:value-type="string">
            <text:p>Tomberg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83];&quot;/&quot;;[.B83])" office:value-type="string" office:string-value="https://osm.org/relation/3005567" calcext:value-type="string">
            <text:p>https://osm.org/relation/30055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5868" calcext:value-type="float">
            <text:p>3005868</text:p>
          </table:table-cell>
          <table:table-cell table:style-name="ce2" office:value-type="string" calcext:value-type="string">
            <text:p>Rue Solleveld</text:p>
          </table:table-cell>
          <table:table-cell table:style-name="ce2" office:value-type="string" calcext:value-type="string">
            <text:p>Solleveldstraat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84];&quot;/&quot;;[.B84])" office:value-type="string" office:string-value="https://osm.org/relation/3005868" calcext:value-type="string">
            <text:p>https://osm.org/relation/300586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5877" calcext:value-type="float">
            <text:p>3005877</text:p>
          </table:table-cell>
          <table:table-cell table:style-name="ce2" office:value-type="string" calcext:value-type="string">
            <text:p>Rue François Debelder</text:p>
          </table:table-cell>
          <table:table-cell table:style-name="ce2" office:value-type="string" calcext:value-type="string">
            <text:p>François Debelderstraat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Exists on eBru, but not on Wikidata/-pedia</text:p>
          </table:table-cell>
          <table:table-cell table:style-name="ce11" table:formula="of:=CONCATENATE(&quot;https://osm.org/&quot;;[.A85];&quot;/&quot;;[.B85])" office:value-type="string" office:string-value="https://osm.org/relation/3005877" calcext:value-type="string">
            <text:p>https://osm.org/relation/30058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5905" calcext:value-type="float">
            <text:p>3005905</text:p>
          </table:table-cell>
          <table:table-cell table:style-name="ce2" office:value-type="string" calcext:value-type="string">
            <text:p>Rue Dries</text:p>
          </table:table-cell>
          <table:table-cell table:style-name="ce2" office:value-type="string" calcext:value-type="string">
            <text:p>Driesstraat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86];&quot;/&quot;;[.B86])" office:value-type="string" office:string-value="https://osm.org/relation/3005905" calcext:value-type="string">
            <text:p>https://osm.org/relation/30059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5932" calcext:value-type="float">
            <text:p>3005932</text:p>
          </table:table-cell>
          <table:table-cell table:style-name="ce2" office:value-type="string" calcext:value-type="string">
            <text:p>Rue de l'Activité</text:p>
          </table:table-cell>
          <table:table-cell table:style-name="ce2" office:value-type="string" calcext:value-type="string">
            <text:p>Werkzaamheidstraat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87];&quot;/&quot;;[.B87])" office:value-type="string" office:string-value="https://osm.org/relation/3005932" calcext:value-type="string">
            <text:p>https://osm.org/relation/30059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9674" calcext:value-type="float">
            <text:p>3009674</text:p>
          </table:table-cell>
          <table:table-cell table:style-name="ce2" office:value-type="string" calcext:value-type="string">
            <text:p>Rue Crocq</text:p>
          </table:table-cell>
          <table:table-cell table:style-name="ce2" office:value-type="string" calcext:value-type="string">
            <text:p>Crocqstraat</text:p>
          </table:table-cell>
          <table:table-cell table:style-name="ce2" office:value-type="string" calcext:value-type="string">
            <text:p>Q3171488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88];&quot;/&quot;;[.B88])" office:value-type="string" office:string-value="https://osm.org/relation/3009674" calcext:value-type="string">
            <text:p>https://osm.org/relation/300967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9687" calcext:value-type="float">
            <text:p>3009687</text:p>
          </table:table-cell>
          <table:table-cell table:style-name="ce2" office:value-type="string" calcext:value-type="string">
            <text:p>Clos des Quatre-Saisons</text:p>
          </table:table-cell>
          <table:table-cell table:style-name="ce2" office:value-type="string" calcext:value-type="string">
            <text:p>Vier Seizoenenhof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89];&quot;/&quot;;[.B89])" office:value-type="string" office:string-value="https://osm.org/relation/3009687" calcext:value-type="string">
            <text:p>https://osm.org/relation/30096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9698" calcext:value-type="float">
            <text:p>3009698</text:p>
          </table:table-cell>
          <table:table-cell table:style-name="ce2" office:value-type="string" calcext:value-type="string">
            <text:p>Rue Jacques Hoton</text:p>
          </table:table-cell>
          <table:table-cell table:style-name="ce2" office:value-type="string" calcext:value-type="string">
            <text:p>Jacques Hotonstraat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Exists on eBru, but not on Wikidata/-pedia</text:p>
          </table:table-cell>
          <table:table-cell table:style-name="ce11" table:formula="of:=CONCATENATE(&quot;https://osm.org/&quot;;[.A90];&quot;/&quot;;[.B90])" office:value-type="string" office:string-value="https://osm.org/relation/3009698" calcext:value-type="string">
            <text:p>https://osm.org/relation/300969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9706" calcext:value-type="float">
            <text:p>3009706</text:p>
          </table:table-cell>
          <table:table-cell table:style-name="ce2" office:value-type="string" calcext:value-type="string">
            <text:p>Place Verheyleweghen</text:p>
          </table:table-cell>
          <table:table-cell table:style-name="ce2" office:value-type="string" calcext:value-type="string">
            <text:p>Verheyleweghenplein</text:p>
          </table:table-cell>
          <table:table-cell table:style-name="ce2" office:value-type="string" calcext:value-type="string">
            <text:p>Q3372356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eBru states that the name refers to the entire familly</text:p>
          </table:table-cell>
          <table:table-cell table:style-name="ce11" table:formula="of:=CONCATENATE(&quot;https://osm.org/&quot;;[.A91];&quot;/&quot;;[.B91])" office:value-type="string" office:string-value="https://osm.org/relation/3009706" calcext:value-type="string">
            <text:p>https://osm.org/relation/30097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9711" calcext:value-type="float">
            <text:p>3009711</text:p>
          </table:table-cell>
          <table:table-cell table:style-name="ce2" office:value-type="string" calcext:value-type="string">
            <text:p>Rue Cayershuis</text:p>
          </table:table-cell>
          <table:table-cell table:style-name="ce2" office:value-type="string" calcext:value-type="string">
            <text:p>Cayershuisstraat</text:p>
          </table:table-cell>
          <table:table-cell/>
          <table:table-cell table:style-name="ce7" table:content-validation-name="val1"/>
          <table:table-cell/>
          <table:table-cell table:style-name="ce2" office:value-type="string" calcext:value-type="string">
            <text:p>Does not exist on eBru, nor the Wikipages, might not be a name</text:p>
          </table:table-cell>
          <table:table-cell table:style-name="ce11" table:formula="of:=CONCATENATE(&quot;https://osm.org/&quot;;[.A92];&quot;/&quot;;[.B92])" office:value-type="string" office:string-value="https://osm.org/relation/3009711" calcext:value-type="string">
            <text:p>https://osm.org/relation/30097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9717" calcext:value-type="float">
            <text:p>3009717</text:p>
          </table:table-cell>
          <table:table-cell table:style-name="ce2" office:value-type="string" calcext:value-type="string">
            <text:p>Rue Moonens</text:p>
          </table:table-cell>
          <table:table-cell table:style-name="ce2" office:value-type="string" calcext:value-type="string">
            <text:p>Moonensstraat</text:p>
          </table:table-cell>
          <table:table-cell/>
          <table:table-cell table:style-name="ce7" table:content-validation-name="val1"/>
          <table:table-cell/>
          <table:table-cell table:style-name="ce2" office:value-type="string" calcext:value-type="string">
            <text:p>Exists on eBru, but not on Wikidata/-pedia</text:p>
          </table:table-cell>
          <table:table-cell table:style-name="ce11" table:formula="of:=CONCATENATE(&quot;https://osm.org/&quot;;[.A93];&quot;/&quot;;[.B93])" office:value-type="string" office:string-value="https://osm.org/relation/3009717" calcext:value-type="string">
            <text:p>https://osm.org/relation/30097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9729" calcext:value-type="float">
            <text:p>3009729</text:p>
          </table:table-cell>
          <table:table-cell table:style-name="ce2" office:value-type="string" calcext:value-type="string">
            <text:p>Avenue Paul Hymans</text:p>
          </table:table-cell>
          <table:table-cell table:style-name="ce2" office:value-type="string" calcext:value-type="string">
            <text:p>Paul Hymanslaan</text:p>
          </table:table-cell>
          <table:table-cell table:style-name="ce2" office:value-type="string" calcext:value-type="string">
            <text:p>Q31810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94];&quot;/&quot;;[.B94])" office:value-type="string" office:string-value="https://osm.org/relation/3009729" calcext:value-type="string">
            <text:p>https://osm.org/relation/30097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1064" calcext:value-type="float">
            <text:p>3011064</text:p>
          </table:table-cell>
          <table:table-cell table:style-name="ce2" office:value-type="string" calcext:value-type="string">
            <text:p>Rue Vervloesem</text:p>
          </table:table-cell>
          <table:table-cell table:style-name="ce2" office:value-type="string" calcext:value-type="string">
            <text:p>Vervloesemstraat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Exists on eBru, but not on Wikidata/-pedia</text:p>
          </table:table-cell>
          <table:table-cell table:style-name="ce11" table:formula="of:=CONCATENATE(&quot;https://osm.org/&quot;;[.A95];&quot;/&quot;;[.B95])" office:value-type="string" office:string-value="https://osm.org/relation/3011064" calcext:value-type="string">
            <text:p>https://osm.org/relation/30110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1072" calcext:value-type="float">
            <text:p>3011072</text:p>
          </table:table-cell>
          <table:table-cell table:style-name="ce2" office:value-type="string" calcext:value-type="string">
            <text:p>Clos Bel Horizon</text:p>
          </table:table-cell>
          <table:table-cell table:style-name="ce2" office:value-type="string" calcext:value-type="string">
            <text:p>Schoonzichtgaarde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96];&quot;/&quot;;[.B96])" office:value-type="string" office:string-value="https://osm.org/relation/3011072" calcext:value-type="string">
            <text:p>https://osm.org/relation/30110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1076" calcext:value-type="float">
            <text:p>3011076</text:p>
          </table:table-cell>
          <table:table-cell table:style-name="ce2" office:value-type="string" calcext:value-type="string">
            <text:p>Rue Verheyleweghen</text:p>
          </table:table-cell>
          <table:table-cell table:style-name="ce2" office:value-type="string" calcext:value-type="string">
            <text:p>Verheyleweghenstraat</text:p>
          </table:table-cell>
          <table:table-cell table:style-name="ce2" office:value-type="string" calcext:value-type="string">
            <text:p>Q3372356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eBru states that the name refers to the entire familly</text:p>
          </table:table-cell>
          <table:table-cell table:style-name="ce11" table:formula="of:=CONCATENATE(&quot;https://osm.org/&quot;;[.A97];&quot;/&quot;;[.B97])" office:value-type="string" office:string-value="https://osm.org/relation/3011076" calcext:value-type="string">
            <text:p>https://osm.org/relation/301107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1080" calcext:value-type="float">
            <text:p>3011080</text:p>
          </table:table-cell>
          <table:table-cell table:style-name="ce2" office:value-type="string" calcext:value-type="string">
            <text:p>Avenue Baden-Powell</text:p>
          </table:table-cell>
          <table:table-cell table:style-name="ce2" office:value-type="string" calcext:value-type="string">
            <text:p>Baden-Powelllaan</text:p>
          </table:table-cell>
          <table:table-cell table:style-name="ce2" office:value-type="string" calcext:value-type="string">
            <text:p>Q12665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98];&quot;/&quot;;[.B98])" office:value-type="string" office:string-value="https://osm.org/relation/3011080" calcext:value-type="string">
            <text:p>https://osm.org/relation/301108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1107" calcext:value-type="float">
            <text:p>3011107</text:p>
          </table:table-cell>
          <table:table-cell table:style-name="ce2" office:value-type="string" calcext:value-type="string">
            <text:p>Avenue des Vaillants</text:p>
          </table:table-cell>
          <table:table-cell table:style-name="ce2" office:value-type="string" calcext:value-type="string">
            <text:p>Dapperen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99];&quot;/&quot;;[.B99])" office:value-type="string" office:string-value="https://osm.org/relation/3011107" calcext:value-type="string">
            <text:p>https://osm.org/relation/301110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1108" calcext:value-type="float">
            <text:p>3011108</text:p>
          </table:table-cell>
          <table:table-cell table:style-name="ce2" office:value-type="string" calcext:value-type="string">
            <text:p>Place du Tomberg</text:p>
          </table:table-cell>
          <table:table-cell table:style-name="ce2" office:value-type="string" calcext:value-type="string">
            <text:p>Tombergplei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00];&quot;/&quot;;[.B100])" office:value-type="string" office:string-value="https://osm.org/relation/3011108" calcext:value-type="string">
            <text:p>https://osm.org/relation/301110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1148" calcext:value-type="float">
            <text:p>3011148</text:p>
          </table:table-cell>
          <table:table-cell table:style-name="ce2" office:value-type="string" calcext:value-type="string">
            <text:p>Rue des Floralies</text:p>
          </table:table-cell>
          <table:table-cell table:style-name="ce2" office:value-type="string" calcext:value-type="string">
            <text:p>Floraliënstraat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01];&quot;/&quot;;[.B101])" office:value-type="string" office:string-value="https://osm.org/relation/3011148" calcext:value-type="string">
            <text:p>https://osm.org/relation/30111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5477" calcext:value-type="float">
            <text:p>3015477</text:p>
          </table:table-cell>
          <table:table-cell table:number-columns-repeated="2" table:style-name="ce2" office:value-type="string" calcext:value-type="string">
            <text:p>Lindenberg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02];&quot;/&quot;;[.B102])" office:value-type="string" office:string-value="https://osm.org/relation/3015477" calcext:value-type="string">
            <text:p>https://osm.org/relation/30154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5486" calcext:value-type="float">
            <text:p>3015486</text:p>
          </table:table-cell>
          <table:table-cell table:style-name="ce2" office:value-type="string" calcext:value-type="string">
            <text:p>Avenue Charles de Thiennes</text:p>
          </table:table-cell>
          <table:table-cell table:style-name="ce2" office:value-type="string" calcext:value-type="string">
            <text:p>Charles de Thienneslaan</text:p>
          </table:table-cell>
          <table:table-cell table:style-name="ce2" office:value-type="string" calcext:value-type="string">
            <text:p>Q2001632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103];&quot;/&quot;;[.B103])" office:value-type="string" office:string-value="https://osm.org/relation/3015486" calcext:value-type="string">
            <text:p>https://osm.org/relation/30154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5487" calcext:value-type="float">
            <text:p>3015487</text:p>
          </table:table-cell>
          <table:table-cell table:number-columns-repeated="2" table:style-name="ce2" office:value-type="string" calcext:value-type="string">
            <text:p>Windmolenberg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04];&quot;/&quot;;[.B104])" office:value-type="string" office:string-value="https://osm.org/relation/3015487" calcext:value-type="string">
            <text:p>https://osm.org/relation/30154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5493" calcext:value-type="float">
            <text:p>3015493</text:p>
          </table:table-cell>
          <table:table-cell table:number-columns-repeated="2" table:style-name="ce2" office:value-type="string" calcext:value-type="string">
            <text:p>Kerkedelle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05];&quot;/&quot;;[.B105])" office:value-type="string" office:string-value="https://osm.org/relation/3015493" calcext:value-type="string">
            <text:p>https://osm.org/relation/301549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5555" calcext:value-type="float">
            <text:p>3015555</text:p>
          </table:table-cell>
          <table:table-cell table:style-name="ce2" office:value-type="string" calcext:value-type="string">
            <text:p>Rue Saint-Lambert</text:p>
          </table:table-cell>
          <table:table-cell table:style-name="ce2" office:value-type="string" calcext:value-type="string">
            <text:p>Sint-Lambrechtsstraat</text:p>
          </table:table-cell>
          <table:table-cell table:style-name="ce2" office:value-type="string" calcext:value-type="string">
            <text:p>Q283447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106];&quot;/&quot;;[.B106])" office:value-type="string" office:string-value="https://osm.org/relation/3015555" calcext:value-type="string">
            <text:p>https://osm.org/relation/30155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5569" calcext:value-type="float">
            <text:p>3015569</text:p>
          </table:table-cell>
          <table:table-cell table:style-name="ce2" office:value-type="string" calcext:value-type="string">
            <text:p>Avenue de Toutes les Couleurs</text:p>
          </table:table-cell>
          <table:table-cell table:style-name="ce2" office:value-type="string" calcext:value-type="string">
            <text:p>Kleurenpracht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07];&quot;/&quot;;[.B107])" office:value-type="string" office:string-value="https://osm.org/relation/3015569" calcext:value-type="string">
            <text:p>https://osm.org/relation/30155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5580" calcext:value-type="float">
            <text:p>3015580</text:p>
          </table:table-cell>
          <table:table-cell table:style-name="ce2" office:value-type="string" calcext:value-type="string">
            <text:p>Avenue du Dernier Repos</text:p>
          </table:table-cell>
          <table:table-cell table:style-name="ce2" office:value-type="string" calcext:value-type="string">
            <text:p>Laatste Rust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08];&quot;/&quot;;[.B108])" office:value-type="string" office:string-value="https://osm.org/relation/3015580" calcext:value-type="string">
            <text:p>https://osm.org/relation/301558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5590" calcext:value-type="float">
            <text:p>3015590</text:p>
          </table:table-cell>
          <table:table-cell table:style-name="ce2" office:value-type="string" calcext:value-type="string">
            <text:p>Rue Sombre</text:p>
          </table:table-cell>
          <table:table-cell table:style-name="ce2" office:value-type="string" calcext:value-type="string">
            <text:p>Donkerstraat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09];&quot;/&quot;;[.B109])" office:value-type="string" office:string-value="https://osm.org/relation/3015590" calcext:value-type="string">
            <text:p>https://osm.org/relation/301559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5619" calcext:value-type="float">
            <text:p>3015619</text:p>
          </table:table-cell>
          <table:table-cell table:style-name="ce2" office:value-type="string" calcext:value-type="string">
            <text:p>Place du Sacré-Cœur</text:p>
          </table:table-cell>
          <table:table-cell table:style-name="ce2" office:value-type="string" calcext:value-type="string">
            <text:p>Heilig-Hartplei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10];&quot;/&quot;;[.B110])" office:value-type="string" office:string-value="https://osm.org/relation/3015619" calcext:value-type="string">
            <text:p>https://osm.org/relation/30156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5625" calcext:value-type="float">
            <text:p>3015625</text:p>
          </table:table-cell>
          <table:table-cell table:style-name="ce2" office:value-type="string" calcext:value-type="string">
            <text:p>Rue Vandenhoven</text:p>
          </table:table-cell>
          <table:table-cell table:style-name="ce2" office:value-type="string" calcext:value-type="string">
            <text:p>Vandenhovenstraat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eBru states that the name refers to the entire familly</text:p>
          </table:table-cell>
          <table:table-cell table:style-name="ce11" table:formula="of:=CONCATENATE(&quot;https://osm.org/&quot;;[.A111];&quot;/&quot;;[.B111])" office:value-type="string" office:string-value="https://osm.org/relation/3015625" calcext:value-type="string">
            <text:p>https://osm.org/relation/301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5642" calcext:value-type="float">
            <text:p>3015642</text:p>
          </table:table-cell>
          <table:table-cell table:style-name="ce2" office:value-type="string" calcext:value-type="string">
            <text:p>Rue Voot</text:p>
          </table:table-cell>
          <table:table-cell table:style-name="ce2" office:value-type="string" calcext:value-type="string">
            <text:p>Vootstraat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12];&quot;/&quot;;[.B112])" office:value-type="string" office:string-value="https://osm.org/relation/3015642" calcext:value-type="string">
            <text:p>https://osm.org/relation/30156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5648" calcext:value-type="float">
            <text:p>3015648</text:p>
          </table:table-cell>
          <table:table-cell table:style-name="ce2" office:value-type="string" calcext:value-type="string">
            <text:p>Place Saint-Lambert</text:p>
          </table:table-cell>
          <table:table-cell table:style-name="ce2" office:value-type="string" calcext:value-type="string">
            <text:p>Sint-Lambertusplein</text:p>
          </table:table-cell>
          <table:table-cell table:style-name="ce2" office:value-type="string" calcext:value-type="string">
            <text:p>Q283447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113];&quot;/&quot;;[.B113])" office:value-type="string" office:string-value="https://osm.org/relation/3015648" calcext:value-type="string">
            <text:p>https://osm.org/relation/30156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6992" calcext:value-type="float">
            <text:p>3016992</text:p>
          </table:table-cell>
          <table:table-cell table:style-name="ce2" office:value-type="string" calcext:value-type="string">
            <text:p>Rue Madyol</text:p>
          </table:table-cell>
          <table:table-cell table:style-name="ce2" office:value-type="string" calcext:value-type="string">
            <text:p>Madyolstraat</text:p>
          </table:table-cell>
          <table:table-cell table:style-name="ce2" office:value-type="string" calcext:value-type="string">
            <text:p>Q18507695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114];&quot;/&quot;;[.B114])" office:value-type="string" office:string-value="https://osm.org/relation/3016992" calcext:value-type="string">
            <text:p>https://osm.org/relation/301699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6999" calcext:value-type="float">
            <text:p>3016999</text:p>
          </table:table-cell>
          <table:table-cell table:style-name="ce2" office:value-type="string" calcext:value-type="string">
            <text:p>Avenue Cassiopée</text:p>
          </table:table-cell>
          <table:table-cell table:style-name="ce2" office:value-type="string" calcext:value-type="string">
            <text:p>Cassiopealaan</text:p>
          </table:table-cell>
          <table:table-cell table:style-name="ce2" office:value-type="string" calcext:value-type="string">
            <text:p>Q207681</text:p>
          </table:table-cell>
          <table:table-cell table:style-name="ce7" table:content-validation-name="val1" office:value-type="string" calcext:value-type="string">
            <text:p>Femme/Vrouw</text:p>
          </table:table-cell>
          <table:table-cell/>
          <table:table-cell table:style-name="ce2" office:value-type="string" calcext:value-type="string">
            <text:p>Mythical figure</text:p>
          </table:table-cell>
          <table:table-cell table:style-name="ce11" table:formula="of:=CONCATENATE(&quot;https://osm.org/&quot;;[.A115];&quot;/&quot;;[.B115])" office:value-type="string" office:string-value="https://osm.org/relation/3016999" calcext:value-type="string">
            <text:p>https://osm.org/relation/30169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009" calcext:value-type="float">
            <text:p>3017009</text:p>
          </table:table-cell>
          <table:table-cell table:style-name="ce2" office:value-type="string" calcext:value-type="string">
            <text:p>Avenue du Centaure</text:p>
          </table:table-cell>
          <table:table-cell table:style-name="ce2" office:value-type="string" calcext:value-type="string">
            <text:p>Centaurus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16];&quot;/&quot;;[.B116])" office:value-type="string" office:string-value="https://osm.org/relation/3017009" calcext:value-type="string">
            <text:p>https://osm.org/relation/301700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030" calcext:value-type="float">
            <text:p>3017030</text:p>
          </table:table-cell>
          <table:table-cell table:style-name="ce2" office:value-type="string" calcext:value-type="string">
            <text:p>Clos Cassiopée</text:p>
          </table:table-cell>
          <table:table-cell table:style-name="ce2" office:value-type="string" calcext:value-type="string">
            <text:p>Cassiopeagaarde</text:p>
          </table:table-cell>
          <table:table-cell table:style-name="ce2" office:value-type="string" calcext:value-type="string">
            <text:p>Q207681</text:p>
          </table:table-cell>
          <table:table-cell table:style-name="ce7" table:content-validation-name="val1" office:value-type="string" calcext:value-type="string">
            <text:p>Femme/Vrouw</text:p>
          </table:table-cell>
          <table:table-cell/>
          <table:table-cell table:style-name="ce2" office:value-type="string" calcext:value-type="string">
            <text:p>Mythical figure</text:p>
          </table:table-cell>
          <table:table-cell table:style-name="ce11" table:formula="of:=CONCATENATE(&quot;https://osm.org/&quot;;[.A117];&quot;/&quot;;[.B117])" office:value-type="string" office:string-value="https://osm.org/relation/3017030" calcext:value-type="string">
            <text:p>https://osm.org/relation/301703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037" calcext:value-type="float">
            <text:p>3017037</text:p>
          </table:table-cell>
          <table:table-cell table:style-name="ce2" office:value-type="string" calcext:value-type="string">
            <text:p>Clos du Dragon</text:p>
          </table:table-cell>
          <table:table-cell table:style-name="ce2" office:value-type="string" calcext:value-type="string">
            <text:p>Drakehof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18];&quot;/&quot;;[.B118])" office:value-type="string" office:string-value="https://osm.org/relation/3017037" calcext:value-type="string">
            <text:p>https://osm.org/relation/30170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047" calcext:value-type="float">
            <text:p>3017047</text:p>
          </table:table-cell>
          <table:table-cell table:style-name="ce2" office:value-type="string" calcext:value-type="string">
            <text:p>Avenue de la Licorne</text:p>
          </table:table-cell>
          <table:table-cell table:style-name="ce2" office:value-type="string" calcext:value-type="string">
            <text:p>Eenhoorn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19];&quot;/&quot;;[.B119])" office:value-type="string" office:string-value="https://osm.org/relation/3017047" calcext:value-type="string">
            <text:p>https://osm.org/relation/301704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049" calcext:value-type="float">
            <text:p>3017049</text:p>
          </table:table-cell>
          <table:table-cell table:style-name="ce2" office:value-type="string" calcext:value-type="string">
            <text:p>Clos de la Licorne</text:p>
          </table:table-cell>
          <table:table-cell table:style-name="ce2" office:value-type="string" calcext:value-type="string">
            <text:p>Eenhoorngaarde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20];&quot;/&quot;;[.B120])" office:value-type="string" office:string-value="https://osm.org/relation/3017049" calcext:value-type="string">
            <text:p>https://osm.org/relation/30170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079" calcext:value-type="float">
            <text:p>3017079</text:p>
          </table:table-cell>
          <table:table-cell table:style-name="ce2" office:value-type="string" calcext:value-type="string">
            <text:p>Clos du Centaure</text:p>
          </table:table-cell>
          <table:table-cell table:style-name="ce2" office:value-type="string" calcext:value-type="string">
            <text:p>Centaurusgaarde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21];&quot;/&quot;;[.B121])" office:value-type="string" office:string-value="https://osm.org/relation/3017079" calcext:value-type="string">
            <text:p>https://osm.org/relation/30170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093" calcext:value-type="float">
            <text:p>3017093</text:p>
          </table:table-cell>
          <table:table-cell table:style-name="ce2" office:value-type="string" calcext:value-type="string">
            <text:p>Avenue Orion</text:p>
          </table:table-cell>
          <table:table-cell table:style-name="ce2" office:value-type="string" calcext:value-type="string">
            <text:p>Orionlaan</text:p>
          </table:table-cell>
          <table:table-cell table:style-name="ce2" office:value-type="string" calcext:value-type="string">
            <text:p>Q201261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Mythical figure</text:p>
          </table:table-cell>
          <table:table-cell table:style-name="ce11" table:formula="of:=CONCATENATE(&quot;https://osm.org/&quot;;[.A122];&quot;/&quot;;[.B122])" office:value-type="string" office:string-value="https://osm.org/relation/3017093" calcext:value-type="string">
            <text:p>https://osm.org/relation/301709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098" calcext:value-type="float">
            <text:p>3017098</text:p>
          </table:table-cell>
          <table:table-cell table:style-name="ce2" office:value-type="string" calcext:value-type="string">
            <text:p>Avenue Pégase</text:p>
          </table:table-cell>
          <table:table-cell table:style-name="ce2" office:value-type="string" calcext:value-type="string">
            <text:p>Pegasus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23];&quot;/&quot;;[.B123])" office:value-type="string" office:string-value="https://osm.org/relation/3017098" calcext:value-type="string">
            <text:p>https://osm.org/relation/301709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103" calcext:value-type="float">
            <text:p>3017103</text:p>
          </table:table-cell>
          <table:table-cell table:style-name="ce2" office:value-type="string" calcext:value-type="string">
            <text:p>Avenue du Sagittaire</text:p>
          </table:table-cell>
          <table:table-cell table:style-name="ce2" office:value-type="string" calcext:value-type="string">
            <text:p>Schutter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24];&quot;/&quot;;[.B124])" office:value-type="string" office:string-value="https://osm.org/relation/3017103" calcext:value-type="string">
            <text:p>https://osm.org/relation/30171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115" calcext:value-type="float">
            <text:p>3017115</text:p>
          </table:table-cell>
          <table:table-cell table:style-name="ce2" office:value-type="string" calcext:value-type="string">
            <text:p>Avenue de la Croix du Sud</text:p>
          </table:table-cell>
          <table:table-cell table:style-name="ce2" office:value-type="string" calcext:value-type="string">
            <text:p>Zuiderkruis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25];&quot;/&quot;;[.B125])" office:value-type="string" office:string-value="https://osm.org/relation/3017115" calcext:value-type="string">
            <text:p>https://osm.org/relation/30171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116" calcext:value-type="float">
            <text:p>3017116</text:p>
          </table:table-cell>
          <table:table-cell table:style-name="ce2" office:value-type="string" calcext:value-type="string">
            <text:p>Avenue du Verseau</text:p>
          </table:table-cell>
          <table:table-cell table:style-name="ce2" office:value-type="string" calcext:value-type="string">
            <text:p>Waterman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26];&quot;/&quot;;[.B126])" office:value-type="string" office:string-value="https://osm.org/relation/3017116" calcext:value-type="string">
            <text:p>https://osm.org/relation/30171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120" calcext:value-type="float">
            <text:p>3017120</text:p>
          </table:table-cell>
          <table:table-cell table:style-name="ce2" office:value-type="string" calcext:value-type="string">
            <text:p>Avenue du Bélier</text:p>
          </table:table-cell>
          <table:table-cell table:style-name="ce2" office:value-type="string" calcext:value-type="string">
            <text:p>Ram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27];&quot;/&quot;;[.B127])" office:value-type="string" office:string-value="https://osm.org/relation/3017120" calcext:value-type="string">
            <text:p>https://osm.org/relation/301712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126" calcext:value-type="float">
            <text:p>3017126</text:p>
          </table:table-cell>
          <table:table-cell table:style-name="ce2" office:value-type="string" calcext:value-type="string">
            <text:p>Avenue des Gémeaux</text:p>
          </table:table-cell>
          <table:table-cell table:style-name="ce2" office:value-type="string" calcext:value-type="string">
            <text:p>Tweelingen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28];&quot;/&quot;;[.B128])" office:value-type="string" office:string-value="https://osm.org/relation/3017126" calcext:value-type="string">
            <text:p>https://osm.org/relation/30171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136" calcext:value-type="float">
            <text:p>3017136</text:p>
          </table:table-cell>
          <table:table-cell table:style-name="ce2" office:value-type="string" calcext:value-type="string">
            <text:p>Clos Sirius</text:p>
          </table:table-cell>
          <table:table-cell table:style-name="ce2" office:value-type="string" calcext:value-type="string">
            <text:p>Siriusgaarde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29];&quot;/&quot;;[.B129])" office:value-type="string" office:string-value="https://osm.org/relation/3017136" calcext:value-type="string">
            <text:p>https://osm.org/relation/30171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174" calcext:value-type="float">
            <text:p>3017174</text:p>
          </table:table-cell>
          <table:table-cell table:style-name="ce2" office:value-type="string" calcext:value-type="string">
            <text:p>Avenue du Capricorne</text:p>
          </table:table-cell>
          <table:table-cell table:style-name="ce2" office:value-type="string" calcext:value-type="string">
            <text:p>Steenbok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30];&quot;/&quot;;[.B130])" office:value-type="string" office:string-value="https://osm.org/relation/3017174" calcext:value-type="string">
            <text:p>https://osm.org/relation/301717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185" calcext:value-type="float">
            <text:p>3017185</text:p>
          </table:table-cell>
          <table:table-cell table:style-name="ce2" office:value-type="string" calcext:value-type="string">
            <text:p>Clos de la Balance</text:p>
          </table:table-cell>
          <table:table-cell table:style-name="ce2" office:value-type="string" calcext:value-type="string">
            <text:p>Weegschaalbinnenhof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31];&quot;/&quot;;[.B131])" office:value-type="string" office:string-value="https://osm.org/relation/3017185" calcext:value-type="string">
            <text:p>https://osm.org/relation/301718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192" calcext:value-type="float">
            <text:p>3017192</text:p>
          </table:table-cell>
          <table:table-cell table:style-name="ce2" office:value-type="string" calcext:value-type="string">
            <text:p>Clos du Dauphin</text:p>
          </table:table-cell>
          <table:table-cell table:style-name="ce2" office:value-type="string" calcext:value-type="string">
            <text:p>Dolfijngaarde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32];&quot;/&quot;;[.B132])" office:value-type="string" office:string-value="https://osm.org/relation/3017192" calcext:value-type="string">
            <text:p>https://osm.org/relation/301719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209" calcext:value-type="float">
            <text:p>3017209</text:p>
          </table:table-cell>
          <table:table-cell table:style-name="ce2" office:value-type="string" calcext:value-type="string">
            <text:p>Clos de la Carène</text:p>
          </table:table-cell>
          <table:table-cell table:style-name="ce2" office:value-type="string" calcext:value-type="string">
            <text:p>Carinagaarde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Does not exist on eBru, nor the Wikipages</text:p>
          </table:table-cell>
          <table:table-cell table:style-name="ce11" table:formula="of:=CONCATENATE(&quot;https://osm.org/&quot;;[.A133];&quot;/&quot;;[.B133])" office:value-type="string" office:string-value="https://osm.org/relation/3017209" calcext:value-type="string">
            <text:p>https://osm.org/relation/301720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731" calcext:value-type="float">
            <text:p>3017731</text:p>
          </table:table-cell>
          <table:table-cell table:style-name="ce2" office:value-type="string" calcext:value-type="string">
            <text:p>Rue Aimé Smekens</text:p>
          </table:table-cell>
          <table:table-cell table:style-name="ce2" office:value-type="string" calcext:value-type="string">
            <text:p>Aimé Smekensstraat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 table:style-name="ce8" office:value-type="string" calcext:value-type="string">
            <text:p><text:a xlink:href="https://fr.wikipedia.org/wiki/Rue_Aim%C3%A9_Smekens" xlink:type="simple">https://fr.wikipedia.org/wiki/Rue_Aim%C3%A9_Smekens</text:a></text:p>
          </table:table-cell>
          <table:table-cell table:style-name="ce2" office:value-type="string" calcext:value-type="string">
            <text:p>Does not exist on eBru, nor Wikidata</text:p>
          </table:table-cell>
          <table:table-cell table:style-name="ce11" table:formula="of:=CONCATENATE(&quot;https://osm.org/&quot;;[.A134];&quot;/&quot;;[.B134])" office:value-type="string" office:string-value="https://osm.org/relation/3017731" calcext:value-type="string">
            <text:p>https://osm.org/relation/30177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732" calcext:value-type="float">
            <text:p>3017732</text:p>
          </table:table-cell>
          <table:table-cell table:style-name="ce2" office:value-type="string" calcext:value-type="string">
            <text:p>Rue Knapen</text:p>
          </table:table-cell>
          <table:table-cell table:style-name="ce2" office:value-type="string" calcext:value-type="string">
            <text:p>Knapenstraat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35];&quot;/&quot;;[.B135])" office:value-type="string" office:string-value="https://osm.org/relation/3017732" calcext:value-type="string">
            <text:p>https://osm.org/relation/30177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9968" calcext:value-type="float">
            <text:p>3019968</text:p>
          </table:table-cell>
          <table:table-cell table:style-name="ce2" office:value-type="string" calcext:value-type="string">
            <text:p>Avenue des Pléiades</text:p>
          </table:table-cell>
          <table:table-cell table:style-name="ce2" office:value-type="string" calcext:value-type="string">
            <text:p>Plejaden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36];&quot;/&quot;;[.B136])" office:value-type="string" office:string-value="https://osm.org/relation/3019968" calcext:value-type="string">
            <text:p>https://osm.org/relation/301996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9985" calcext:value-type="float">
            <text:p>3019985</text:p>
          </table:table-cell>
          <table:table-cell table:style-name="ce2" office:value-type="string" calcext:value-type="string">
            <text:p>Chemin des Deux Maisons</text:p>
          </table:table-cell>
          <table:table-cell table:style-name="ce2" office:value-type="string" calcext:value-type="string">
            <text:p>Tweehuizenweg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37];&quot;/&quot;;[.B137])" office:value-type="string" office:string-value="https://osm.org/relation/3019985" calcext:value-type="string">
            <text:p>https://osm.org/relation/301998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0006" calcext:value-type="float">
            <text:p>3020006</text:p>
          </table:table-cell>
          <table:table-cell table:style-name="ce2" office:value-type="string" calcext:value-type="string">
            <text:p>Avenue Andromède</text:p>
          </table:table-cell>
          <table:table-cell table:style-name="ce2" office:value-type="string" calcext:value-type="string">
            <text:p>Andromedelaan</text:p>
          </table:table-cell>
          <table:table-cell table:style-name="ce2" office:value-type="string" calcext:value-type="string">
            <text:p>Q161582</text:p>
          </table:table-cell>
          <table:table-cell table:style-name="ce7" table:content-validation-name="val1" office:value-type="string" calcext:value-type="string">
            <text:p>Femme/Vrouw</text:p>
          </table:table-cell>
          <table:table-cell/>
          <table:table-cell table:style-name="ce2" office:value-type="string" calcext:value-type="string">
            <text:p>Mythical figure</text:p>
          </table:table-cell>
          <table:table-cell table:style-name="ce11" table:formula="of:=CONCATENATE(&quot;https://osm.org/&quot;;[.A138];&quot;/&quot;;[.B138])" office:value-type="string" office:string-value="https://osm.org/relation/3020006" calcext:value-type="string">
            <text:p>https://osm.org/relation/30200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0013" calcext:value-type="float">
            <text:p>3020013</text:p>
          </table:table-cell>
          <table:table-cell table:style-name="ce2" office:value-type="string" calcext:value-type="string">
            <text:p>Rue de Bretagne</text:p>
          </table:table-cell>
          <table:table-cell table:style-name="ce2" office:value-type="string" calcext:value-type="string">
            <text:p>Bretagnestraat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39];&quot;/&quot;;[.B139])" office:value-type="string" office:string-value="https://osm.org/relation/3020013" calcext:value-type="string">
            <text:p>https://osm.org/relation/30200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0015" calcext:value-type="float">
            <text:p>3020015</text:p>
          </table:table-cell>
          <table:table-cell table:style-name="ce2" office:value-type="string" calcext:value-type="string">
            <text:p>Rue d'Attique</text:p>
          </table:table-cell>
          <table:table-cell table:style-name="ce2" office:value-type="string" calcext:value-type="string">
            <text:p>Atticastraat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40];&quot;/&quot;;[.B140])" office:value-type="string" office:string-value="https://osm.org/relation/3020015" calcext:value-type="string">
            <text:p>https://osm.org/relation/30200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0017" calcext:value-type="float">
            <text:p>3020017</text:p>
          </table:table-cell>
          <table:table-cell table:number-columns-repeated="2" table:style-name="ce2" office:value-type="string" calcext:value-type="string">
            <text:p>Gulledelle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41];&quot;/&quot;;[.B141])" office:value-type="string" office:string-value="https://osm.org/relation/3020017" calcext:value-type="string">
            <text:p>https://osm.org/relation/30200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0018" calcext:value-type="float">
            <text:p>3020018</text:p>
          </table:table-cell>
          <table:table-cell table:style-name="ce2" office:value-type="string" calcext:value-type="string">
            <text:p>Clos du Lynx</text:p>
          </table:table-cell>
          <table:table-cell table:style-name="ce2" office:value-type="string" calcext:value-type="string">
            <text:p>Lynxbinnenhof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42];&quot;/&quot;;[.B142])" office:value-type="string" office:string-value="https://osm.org/relation/3020018" calcext:value-type="string">
            <text:p>https://osm.org/relation/302001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0055" calcext:value-type="float">
            <text:p>3020055</text:p>
          </table:table-cell>
          <table:table-cell table:style-name="ce2" office:value-type="string" calcext:value-type="string">
            <text:p>Rue Abbé Jean Heymans</text:p>
          </table:table-cell>
          <table:table-cell table:style-name="ce2" office:value-type="string" calcext:value-type="string">
            <text:p>Priester Jean Heymansstraat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Exists on eBru, but not on Wikidata/-pedia</text:p>
          </table:table-cell>
          <table:table-cell table:style-name="ce11" table:formula="of:=CONCATENATE(&quot;https://osm.org/&quot;;[.A143];&quot;/&quot;;[.B143])" office:value-type="string" office:string-value="https://osm.org/relation/3020055" calcext:value-type="string">
            <text:p>https://osm.org/relation/30200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0093" calcext:value-type="float">
            <text:p>3020093</text:p>
          </table:table-cell>
          <table:table-cell table:style-name="ce2" office:value-type="string" calcext:value-type="string">
            <text:p>Place de la Sainte-Famille</text:p>
          </table:table-cell>
          <table:table-cell table:style-name="ce2" office:value-type="string" calcext:value-type="string">
            <text:p>Heilige-Familieplei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44];&quot;/&quot;;[.B144])" office:value-type="string" office:string-value="https://osm.org/relation/3020093" calcext:value-type="string">
            <text:p>https://osm.org/relation/302009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2723" calcext:value-type="float">
            <text:p>3022723</text:p>
          </table:table-cell>
          <table:table-cell table:style-name="ce2" office:value-type="string" calcext:value-type="string">
            <text:p>Avenue Gilbert Mullie</text:p>
          </table:table-cell>
          <table:table-cell table:style-name="ce2" office:value-type="string" calcext:value-type="string">
            <text:p>Gilbert Mullielaan</text:p>
          </table:table-cell>
          <table:table-cell table:style-name="ce2" office:value-type="string" calcext:value-type="string">
            <text:p>Q2172714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145];&quot;/&quot;;[.B145])" office:value-type="string" office:string-value="https://osm.org/relation/3022723" calcext:value-type="string">
            <text:p>https://osm.org/relation/30227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2727" calcext:value-type="float">
            <text:p>3022727</text:p>
          </table:table-cell>
          <table:table-cell table:style-name="ce2" office:value-type="string" calcext:value-type="string">
            <text:p>Clos Albert Marinus</text:p>
          </table:table-cell>
          <table:table-cell table:style-name="ce2" office:value-type="string" calcext:value-type="string">
            <text:p>Albert Marinusgaarde</text:p>
          </table:table-cell>
          <table:table-cell table:style-name="ce2" office:value-type="string" calcext:value-type="string">
            <text:p>Q2831381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146];&quot;/&quot;;[.B146])" office:value-type="string" office:string-value="https://osm.org/relation/3022727" calcext:value-type="string">
            <text:p>https://osm.org/relation/302272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2731" calcext:value-type="float">
            <text:p>3022731</text:p>
          </table:table-cell>
          <table:table-cell table:style-name="ce2" office:value-type="string" calcext:value-type="string">
            <text:p>Avenue de la Nielle</text:p>
          </table:table-cell>
          <table:table-cell table:style-name="ce2" office:value-type="string" calcext:value-type="string">
            <text:p>Bolderik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47];&quot;/&quot;;[.B147])" office:value-type="string" office:string-value="https://osm.org/relation/3022731" calcext:value-type="string">
            <text:p>https://osm.org/relation/30227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2861" calcext:value-type="float">
            <text:p>3022861</text:p>
          </table:table-cell>
          <table:table-cell table:style-name="ce2" office:value-type="string" calcext:value-type="string">
            <text:p>Rue Théodore De Cuyper</text:p>
          </table:table-cell>
          <table:table-cell table:style-name="ce2" office:value-type="string" calcext:value-type="string">
            <text:p>Théodore De Cuyperstraat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o data</text:p>
          </table:table-cell>
          <table:table-cell table:style-name="ce11" table:formula="of:=CONCATENATE(&quot;https://osm.org/&quot;;[.A148];&quot;/&quot;;[.B148])" office:value-type="string" office:string-value="https://osm.org/relation/3022861" calcext:value-type="string">
            <text:p>https://osm.org/relation/30228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2864" calcext:value-type="float">
            <text:p>3022864</text:p>
          </table:table-cell>
          <table:table-cell table:style-name="ce2" office:value-type="string" calcext:value-type="string">
            <text:p>Avenue Jacques Brel</text:p>
          </table:table-cell>
          <table:table-cell table:style-name="ce2" office:value-type="string" calcext:value-type="string">
            <text:p>Jacques Brellaan</text:p>
          </table:table-cell>
          <table:table-cell table:style-name="ce4" office:value-type="string" calcext:value-type="string">
            <text:p>Q1666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149];&quot;/&quot;;[.B149])" office:value-type="string" office:string-value="https://osm.org/relation/3022864" calcext:value-type="string">
            <text:p>https://osm.org/relation/30228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2868" calcext:value-type="float">
            <text:p>3022868</text:p>
          </table:table-cell>
          <table:table-cell table:style-name="ce2" office:value-type="string" calcext:value-type="string">
            <text:p>Rue Lola Bobesco</text:p>
          </table:table-cell>
          <table:table-cell table:style-name="ce2" office:value-type="string" calcext:value-type="string">
            <text:p>Lola Bobescostraat</text:p>
          </table:table-cell>
          <table:table-cell table:style-name="ce4" office:value-type="string" calcext:value-type="string">
            <text:p>Q2370033</text:p>
          </table:table-cell>
          <table:table-cell table:style-name="ce7" table:content-validation-name="val1" office:value-type="string" calcext:value-type="string">
            <text:p>Femme/Vrouw</text:p>
          </table:table-cell>
          <table:table-cell table:number-columns-repeated="2"/>
          <table:table-cell table:style-name="ce11" table:formula="of:=CONCATENATE(&quot;https://osm.org/&quot;;[.A150];&quot;/&quot;;[.B150])" office:value-type="string" office:string-value="https://osm.org/relation/3022868" calcext:value-type="string">
            <text:p>https://osm.org/relation/302286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2879" calcext:value-type="float">
            <text:p>3022879</text:p>
          </table:table-cell>
          <table:table-cell table:style-name="ce2" office:value-type="string" calcext:value-type="string">
            <text:p>Place du Temps Libre</text:p>
          </table:table-cell>
          <table:table-cell table:style-name="ce2" office:value-type="string" calcext:value-type="string">
            <text:p>Vrijetijdsplei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51];&quot;/&quot;;[.B151])" office:value-type="string" office:string-value="https://osm.org/relation/3022879" calcext:value-type="string">
            <text:p>https://osm.org/relation/30228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2883" calcext:value-type="float">
            <text:p>3022883</text:p>
          </table:table-cell>
          <table:table-cell table:style-name="ce2" office:value-type="string" calcext:value-type="string">
            <text:p>Rue Neerveld</text:p>
          </table:table-cell>
          <table:table-cell table:style-name="ce2" office:value-type="string" calcext:value-type="string">
            <text:p>Neerveldstraat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52];&quot;/&quot;;[.B152])" office:value-type="string" office:string-value="https://osm.org/relation/3022883" calcext:value-type="string">
            <text:p>https://osm.org/relation/302288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2888" calcext:value-type="float">
            <text:p>3022888</text:p>
          </table:table-cell>
          <table:table-cell table:style-name="ce2" office:value-type="string" calcext:value-type="string">
            <text:p>Avenue de l'Aquilon</text:p>
          </table:table-cell>
          <table:table-cell table:style-name="ce2" office:value-type="string" calcext:value-type="string">
            <text:p>Aquilonlaan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 table:style-name="ce8" office:value-type="string" calcext:value-type="string">
            <text:p><text:a xlink:href="https://fr.wikipedia.org/wiki/Aquilon_(mythologie)" xlink:type="simple">https://fr.wikipedia.org/wiki/Aquilon_(mythologie)</text:a></text:p>
          </table:table-cell>
          <table:table-cell/>
          <table:table-cell table:style-name="ce11" table:formula="of:=CONCATENATE(&quot;https://osm.org/&quot;;[.A153];&quot;/&quot;;[.B153])" office:value-type="string" office:string-value="https://osm.org/relation/3022888" calcext:value-type="string">
            <text:p>https://osm.org/relation/302288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2892" calcext:value-type="float">
            <text:p>3022892</text:p>
          </table:table-cell>
          <table:table-cell table:style-name="ce2" office:value-type="string" calcext:value-type="string">
            <text:p>Rue de l'Athénée Royal</text:p>
          </table:table-cell>
          <table:table-cell table:style-name="ce2" office:value-type="string" calcext:value-type="string">
            <text:p>Koninklijk Atheneumstraat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54];&quot;/&quot;;[.B154])" office:value-type="string" office:string-value="https://osm.org/relation/3022892" calcext:value-type="string">
            <text:p>https://osm.org/relation/302289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2894" calcext:value-type="float">
            <text:p>3022894</text:p>
          </table:table-cell>
          <table:table-cell table:style-name="ce2" office:value-type="string" calcext:value-type="string">
            <text:p>Clos de la Tramontane</text:p>
          </table:table-cell>
          <table:table-cell table:style-name="ce2" office:value-type="string" calcext:value-type="string">
            <text:p>Tramontanegaarde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8" office:value-type="string" calcext:value-type="string">
            <text:p><text:a xlink:href="https://fr.wikipedia.org/wiki/Tramontane" xlink:type="simple">https://fr.wikipedia.org/wiki/Tramontane</text:a></text:p>
          </table:table-cell>
          <table:table-cell/>
          <table:table-cell table:style-name="ce11" table:formula="of:=CONCATENATE(&quot;https://osm.org/&quot;;[.A155];&quot;/&quot;;[.B155])" office:value-type="string" office:string-value="https://osm.org/relation/3022894" calcext:value-type="string">
            <text:p>https://osm.org/relation/30228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2922" calcext:value-type="float">
            <text:p>3022922</text:p>
          </table:table-cell>
          <table:table-cell table:style-name="ce2" office:value-type="string" calcext:value-type="string">
            <text:p>Avenue du Mistral</text:p>
          </table:table-cell>
          <table:table-cell table:style-name="ce2" office:value-type="string" calcext:value-type="string">
            <text:p>Mistral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56];&quot;/&quot;;[.B156])" office:value-type="string" office:string-value="https://osm.org/relation/3022922" calcext:value-type="string">
            <text:p>https://osm.org/relation/30229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2931" calcext:value-type="float">
            <text:p>3022931</text:p>
          </table:table-cell>
          <table:table-cell table:style-name="ce2" office:value-type="string" calcext:value-type="string">
            <text:p>Clos des Bouleaux</text:p>
          </table:table-cell>
          <table:table-cell table:style-name="ce2" office:value-type="string" calcext:value-type="string">
            <text:p>Berkenhof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57];&quot;/&quot;;[.B157])" office:value-type="string" office:string-value="https://osm.org/relation/3022931" calcext:value-type="string">
            <text:p>https://osm.org/relation/30229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8144" calcext:value-type="float">
            <text:p>3028144</text:p>
          </table:table-cell>
          <table:table-cell table:style-name="ce2" office:value-type="string" calcext:value-type="string">
            <text:p>Clos des Peupliers</text:p>
          </table:table-cell>
          <table:table-cell table:style-name="ce2" office:value-type="string" calcext:value-type="string">
            <text:p>Populierenhof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58];&quot;/&quot;;[.B158])" office:value-type="string" office:string-value="https://osm.org/relation/3028144" calcext:value-type="string">
            <text:p>https://osm.org/relation/30281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8161" calcext:value-type="float">
            <text:p>3028161</text:p>
          </table:table-cell>
          <table:table-cell table:style-name="ce2" office:value-type="string" calcext:value-type="string">
            <text:p>Avenue de Calabre</text:p>
          </table:table-cell>
          <table:table-cell table:style-name="ce2" office:value-type="string" calcext:value-type="string">
            <text:p>Calabrië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59];&quot;/&quot;;[.B159])" office:value-type="string" office:string-value="https://osm.org/relation/3028161" calcext:value-type="string">
            <text:p>https://osm.org/relation/30281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4905" calcext:value-type="float">
            <text:p>3044905</text:p>
          </table:table-cell>
          <table:table-cell table:style-name="ce2" office:value-type="string" calcext:value-type="string">
            <text:p>Rue de Linthout</text:p>
          </table:table-cell>
          <table:table-cell table:style-name="ce2" office:value-type="string" calcext:value-type="string">
            <text:p>Linthoutstraat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60];&quot;/&quot;;[.B160])" office:value-type="string" office:string-value="https://osm.org/relation/3044905" calcext:value-type="string">
            <text:p>https://osm.org/relation/30449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0599" calcext:value-type="float">
            <text:p>3060599</text:p>
          </table:table-cell>
          <table:table-cell table:style-name="ce2" office:value-type="string" calcext:value-type="string">
            <text:p>Avenue des Communautés</text:p>
          </table:table-cell>
          <table:table-cell table:style-name="ce2" office:value-type="string" calcext:value-type="string">
            <text:p>Gemeenschappen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61];&quot;/&quot;;[.B161])" office:value-type="string" office:string-value="https://osm.org/relation/3060599" calcext:value-type="string">
            <text:p>https://osm.org/relation/30605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0632" calcext:value-type="float">
            <text:p>3060632</text:p>
          </table:table-cell>
          <table:table-cell table:style-name="ce2" office:value-type="string" calcext:value-type="string">
            <text:p>Avenue Jean Monnet</text:p>
          </table:table-cell>
          <table:table-cell table:style-name="ce2" office:value-type="string" calcext:value-type="string">
            <text:p>Jean Monnetlaan</text:p>
          </table:table-cell>
          <table:table-cell table:style-name="ce2" office:value-type="string" calcext:value-type="string">
            <text:p>Q159700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162];&quot;/&quot;;[.B162])" office:value-type="string" office:string-value="https://osm.org/relation/3060632" calcext:value-type="string">
            <text:p>https://osm.org/relation/30606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0681" calcext:value-type="float">
            <text:p>3060681</text:p>
          </table:table-cell>
          <table:table-cell table:style-name="ce2" office:value-type="string" calcext:value-type="string">
            <text:p>Avenue Ariane</text:p>
          </table:table-cell>
          <table:table-cell table:style-name="ce2" office:value-type="string" calcext:value-type="string">
            <text:p>Arianelaan</text:p>
          </table:table-cell>
          <table:table-cell/>
          <table:table-cell table:style-name="ce7" table:content-validation-name="val1" office:value-type="string" calcext:value-type="string">
            <text:p>Femme/Vrouw</text:p>
          </table:table-cell>
          <table:table-cell/>
          <table:table-cell table:style-name="ce2" office:value-type="string" calcext:value-type="string">
            <text:p>not a specific person</text:p>
          </table:table-cell>
          <table:table-cell table:style-name="ce11" table:formula="of:=CONCATENATE(&quot;https://osm.org/&quot;;[.A163];&quot;/&quot;;[.B163])" office:value-type="string" office:string-value="https://osm.org/relation/3060681" calcext:value-type="string">
            <text:p>https://osm.org/relation/306068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0767" calcext:value-type="float">
            <text:p>3060767</text:p>
          </table:table-cell>
          <table:table-cell table:style-name="ce2" office:value-type="string" calcext:value-type="string">
            <text:p>Avenue Hof ten Berg</text:p>
          </table:table-cell>
          <table:table-cell table:style-name="ce2" office:value-type="string" calcext:value-type="string">
            <text:p>Hof ten Berg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64];&quot;/&quot;;[.B164])" office:value-type="string" office:string-value="https://osm.org/relation/3060767" calcext:value-type="string">
            <text:p>https://osm.org/relation/30607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0782" calcext:value-type="float">
            <text:p>3060782</text:p>
          </table:table-cell>
          <table:table-cell table:style-name="ce2" office:value-type="string" calcext:value-type="string">
            <text:p>Avenue des Dix Arpents</text:p>
          </table:table-cell>
          <table:table-cell table:style-name="ce2" office:value-type="string" calcext:value-type="string">
            <text:p>Tiendagwand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65];&quot;/&quot;;[.B165])" office:value-type="string" office:string-value="https://osm.org/relation/3060782" calcext:value-type="string">
            <text:p>https://osm.org/relation/30607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0784" calcext:value-type="float">
            <text:p>3060784</text:p>
          </table:table-cell>
          <table:table-cell table:style-name="ce2" office:value-type="string" calcext:value-type="string">
            <text:p>Avenue des Briqueteries</text:p>
          </table:table-cell>
          <table:table-cell table:style-name="ce2" office:value-type="string" calcext:value-type="string">
            <text:p>Steenbakkerijen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66];&quot;/&quot;;[.B166])" office:value-type="string" office:string-value="https://osm.org/relation/3060784" calcext:value-type="string">
            <text:p>https://osm.org/relation/306078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0786" calcext:value-type="float">
            <text:p>3060786</text:p>
          </table:table-cell>
          <table:table-cell table:style-name="ce2" office:value-type="string" calcext:value-type="string">
            <text:p>Avenue Oscar Jespers</text:p>
          </table:table-cell>
          <table:table-cell table:style-name="ce2" office:value-type="string" calcext:value-type="string">
            <text:p>Oscar Jesperslaan</text:p>
          </table:table-cell>
          <table:table-cell table:style-name="ce2" office:value-type="string" calcext:value-type="string">
            <text:p>Q2246222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167];&quot;/&quot;;[.B167])" office:value-type="string" office:string-value="https://osm.org/relation/3060786" calcext:value-type="string">
            <text:p>https://osm.org/relation/30607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0791" calcext:value-type="float">
            <text:p>3060791</text:p>
          </table:table-cell>
          <table:table-cell table:style-name="ce2" office:value-type="string" calcext:value-type="string">
            <text:p>Avenue Henri Lafontaine</text:p>
          </table:table-cell>
          <table:table-cell table:style-name="ce2" office:value-type="string" calcext:value-type="string">
            <text:p>Henri Lafontainelaan</text:p>
          </table:table-cell>
          <table:table-cell table:style-name="ce2" office:value-type="string" calcext:value-type="string">
            <text:p>Q3131400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168];&quot;/&quot;;[.B168])" office:value-type="string" office:string-value="https://osm.org/relation/3060791" calcext:value-type="string">
            <text:p>https://osm.org/relation/306079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0795" calcext:value-type="float">
            <text:p>3060795</text:p>
          </table:table-cell>
          <table:table-cell table:style-name="ce2" office:value-type="string" calcext:value-type="string">
            <text:p>Avenue H.V. Wolvens</text:p>
          </table:table-cell>
          <table:table-cell table:style-name="ce2" office:value-type="string" calcext:value-type="string">
            <text:p>H.V. Wolvenslaan</text:p>
          </table:table-cell>
          <table:table-cell table:style-name="ce2" office:value-type="string" calcext:value-type="string">
            <text:p>Q15876217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169];&quot;/&quot;;[.B169])" office:value-type="string" office:string-value="https://osm.org/relation/3060795" calcext:value-type="string">
            <text:p>https://osm.org/relation/30607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1866" calcext:value-type="float">
            <text:p>3061866</text:p>
          </table:table-cell>
          <table:table-cell table:style-name="ce2" office:value-type="string" calcext:value-type="string">
            <text:p>Avenue Marcel Thiry</text:p>
          </table:table-cell>
          <table:table-cell table:style-name="ce2" office:value-type="string" calcext:value-type="string">
            <text:p>Marcel Thirylaan</text:p>
          </table:table-cell>
          <table:table-cell table:style-name="ce2" office:value-type="string" calcext:value-type="string">
            <text:p>Q2146661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170];&quot;/&quot;;[.B170])" office:value-type="string" office:string-value="https://osm.org/relation/3061866" calcext:value-type="string">
            <text:p>https://osm.org/relation/30618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1869" calcext:value-type="float">
            <text:p>3061869</text:p>
          </table:table-cell>
          <table:table-cell table:style-name="ce2" office:value-type="string" calcext:value-type="string">
            <text:p>Avenue de la Charmille</text:p>
          </table:table-cell>
          <table:table-cell table:style-name="ce2" office:value-type="string" calcext:value-type="string">
            <text:p>Haagbeuken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71];&quot;/&quot;;[.B171])" office:value-type="string" office:string-value="https://osm.org/relation/3061869" calcext:value-type="string">
            <text:p>https://osm.org/relation/30618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1871" calcext:value-type="float">
            <text:p>3061871</text:p>
          </table:table-cell>
          <table:table-cell table:number-columns-repeated="2" table:style-name="ce2" office:value-type="string" calcext:value-type="string">
            <text:p>Kleinenberg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72];&quot;/&quot;;[.B172])" office:value-type="string" office:string-value="https://osm.org/relation/3061871" calcext:value-type="string">
            <text:p>https://osm.org/relation/306187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1891" calcext:value-type="float">
            <text:p>3061891</text:p>
          </table:table-cell>
          <table:table-cell table:style-name="ce2" office:value-type="string" calcext:value-type="string">
            <text:p>Avenue Emmanuel Mounier</text:p>
          </table:table-cell>
          <table:table-cell table:style-name="ce2" office:value-type="string" calcext:value-type="string">
            <text:p>Emmanuel Mounierlaan</text:p>
          </table:table-cell>
          <table:table-cell table:style-name="ce2" office:value-type="string" calcext:value-type="string">
            <text:p>Q351359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173];&quot;/&quot;;[.B173])" office:value-type="string" office:string-value="https://osm.org/relation/3061891" calcext:value-type="string">
            <text:p>https://osm.org/relation/306189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1902" calcext:value-type="float">
            <text:p>3061902</text:p>
          </table:table-cell>
          <table:table-cell table:style-name="ce2" office:value-type="string" calcext:value-type="string">
            <text:p>Avenue Hippocrate</text:p>
          </table:table-cell>
          <table:table-cell table:style-name="ce2" office:value-type="string" calcext:value-type="string">
            <text:p>Hippokrateslaan</text:p>
          </table:table-cell>
          <table:table-cell table:style-name="ce2" office:value-type="string" calcext:value-type="string">
            <text:p>Q5264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174];&quot;/&quot;;[.B174])" office:value-type="string" office:string-value="https://osm.org/relation/3061902" calcext:value-type="string">
            <text:p>https://osm.org/relation/30619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1911" calcext:value-type="float">
            <text:p>3061911</text:p>
          </table:table-cell>
          <table:table-cell table:style-name="ce2" office:value-type="string" calcext:value-type="string">
            <text:p>Rue de la Rive</text:p>
          </table:table-cell>
          <table:table-cell table:style-name="ce2" office:value-type="string" calcext:value-type="string">
            <text:p>Oeverstraat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75];&quot;/&quot;;[.B175])" office:value-type="string" office:string-value="https://osm.org/relation/3061911" calcext:value-type="string">
            <text:p>https://osm.org/relation/30619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1913" calcext:value-type="float">
            <text:p>3061913</text:p>
          </table:table-cell>
          <table:table-cell table:style-name="ce2" office:value-type="string" calcext:value-type="string">
            <text:p>Rue du Château Kieffelt</text:p>
          </table:table-cell>
          <table:table-cell table:style-name="ce2" office:value-type="string" calcext:value-type="string">
            <text:p>Kasteel Kieffeltstraat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eBru states that the name refers to the entire familly</text:p>
          </table:table-cell>
          <table:table-cell table:style-name="ce11" table:formula="of:=CONCATENATE(&quot;https://osm.org/&quot;;[.A176];&quot;/&quot;;[.B176])" office:value-type="string" office:string-value="https://osm.org/relation/3061913" calcext:value-type="string">
            <text:p>https://osm.org/relation/30619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1920" calcext:value-type="float">
            <text:p>3061920</text:p>
          </table:table-cell>
          <table:table-cell table:style-name="ce2" office:value-type="string" calcext:value-type="string">
            <text:p>Avenue des Créneaux</text:p>
          </table:table-cell>
          <table:table-cell table:style-name="ce2" office:value-type="string" calcext:value-type="string">
            <text:p>Kantelen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77];&quot;/&quot;;[.B177])" office:value-type="string" office:string-value="https://osm.org/relation/3061920" calcext:value-type="string">
            <text:p>https://osm.org/relation/306192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1922" calcext:value-type="float">
            <text:p>3061922</text:p>
          </table:table-cell>
          <table:table-cell table:style-name="ce2" office:value-type="string" calcext:value-type="string">
            <text:p>Rue Klakkedelle</text:p>
          </table:table-cell>
          <table:table-cell table:style-name="ce2" office:value-type="string" calcext:value-type="string">
            <text:p>Klakkedellestraat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78];&quot;/&quot;;[.B178])" office:value-type="string" office:string-value="https://osm.org/relation/3061922" calcext:value-type="string">
            <text:p>https://osm.org/relation/30619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1924" calcext:value-type="float">
            <text:p>3061924</text:p>
          </table:table-cell>
          <table:table-cell table:style-name="ce2" office:value-type="string" calcext:value-type="string">
            <text:p>Dreve Hof Ter Musschen</text:p>
          </table:table-cell>
          <table:table-cell table:style-name="ce2" office:value-type="string" calcext:value-type="string">
            <text:p>Hof Ter Musschendreef</text:p>
          </table:table-cell>
          <table:table-cell/>
          <table:table-cell table:style-name="ce7" table:content-validation-name="val1"/>
          <table:table-cell/>
          <table:table-cell table:style-name="ce2" office:value-type="string" calcext:value-type="string">
            <text:p>a family name?</text:p>
          </table:table-cell>
          <table:table-cell table:style-name="ce11" table:formula="of:=CONCATENATE(&quot;https://osm.org/&quot;;[.A179];&quot;/&quot;;[.B179])" office:value-type="string" office:string-value="https://osm.org/relation/3061924" calcext:value-type="string">
            <text:p>https://osm.org/relation/306192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1926" calcext:value-type="float">
            <text:p>3061926</text:p>
          </table:table-cell>
          <table:table-cell table:style-name="ce2" office:value-type="string" calcext:value-type="string">
            <text:p>Avenue du Gobelet d'Or</text:p>
          </table:table-cell>
          <table:table-cell table:style-name="ce2" office:value-type="string" calcext:value-type="string">
            <text:p>Gouden Beker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80];&quot;/&quot;;[.B180])" office:value-type="string" office:string-value="https://osm.org/relation/3061926" calcext:value-type="string">
            <text:p>https://osm.org/relation/30619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1927" calcext:value-type="float">
            <text:p>3061927</text:p>
          </table:table-cell>
          <table:table-cell table:style-name="ce2" office:value-type="string" calcext:value-type="string">
            <text:p>Clos Foliant</text:p>
          </table:table-cell>
          <table:table-cell table:style-name="ce2" office:value-type="string" calcext:value-type="string">
            <text:p>Foliantgaarde</text:p>
          </table:table-cell>
          <table:table-cell/>
          <table:table-cell table:style-name="ce7" table:content-validation-name="val1"/>
          <table:table-cell/>
          <table:table-cell table:style-name="ce2" office:value-type="string" calcext:value-type="string">
            <text:p>fictive person according to eBru, no data on Wiki</text:p>
          </table:table-cell>
          <table:table-cell table:style-name="ce11" table:formula="of:=CONCATENATE(&quot;https://osm.org/&quot;;[.A181];&quot;/&quot;;[.B181])" office:value-type="string" office:string-value="https://osm.org/relation/3061927" calcext:value-type="string">
            <text:p>https://osm.org/relation/306192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1928" calcext:value-type="float">
            <text:p>3061928</text:p>
          </table:table-cell>
          <table:table-cell table:style-name="ce2" office:value-type="string" calcext:value-type="string">
            <text:p>Avenue de la Cluse</text:p>
          </table:table-cell>
          <table:table-cell table:style-name="ce2" office:value-type="string" calcext:value-type="string">
            <text:p>Kluizemaria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82];&quot;/&quot;;[.B182])" office:value-type="string" office:string-value="https://osm.org/relation/3061928" calcext:value-type="string">
            <text:p>https://osm.org/relation/30619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1929" calcext:value-type="float">
            <text:p>3061929</text:p>
          </table:table-cell>
          <table:table-cell table:style-name="ce2" office:value-type="string" calcext:value-type="string">
            <text:p>Avenue Marie la Misérable</text:p>
          </table:table-cell>
          <table:table-cell table:style-name="ce2" office:value-type="string" calcext:value-type="string">
            <text:p>Lenneke Marelaan</text:p>
          </table:table-cell>
          <table:table-cell table:style-name="ce4" office:value-type="string" calcext:value-type="string">
            <text:p>Q13815118</text:p>
          </table:table-cell>
          <table:table-cell table:style-name="ce7" table:content-validation-name="val1" office:value-type="string" calcext:value-type="string">
            <text:p>Femme/Vrouw</text:p>
          </table:table-cell>
          <table:table-cell table:number-columns-repeated="2"/>
          <table:table-cell table:style-name="ce11" table:formula="of:=CONCATENATE(&quot;https://osm.org/&quot;;[.A183];&quot;/&quot;;[.B183])" office:value-type="string" office:string-value="https://osm.org/relation/3061929" calcext:value-type="string">
            <text:p>https://osm.org/relation/30619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2404" calcext:value-type="float">
            <text:p>3062404</text:p>
          </table:table-cell>
          <table:table-cell table:style-name="ce2" office:value-type="string" calcext:value-type="string">
            <text:p>Place Jean-Baptiste Carnoy</text:p>
          </table:table-cell>
          <table:table-cell table:style-name="ce2" office:value-type="string" calcext:value-type="string">
            <text:p>Jean-Baptiste Carnoyplein</text:p>
          </table:table-cell>
          <table:table-cell table:style-name="ce4" office:value-type="string" calcext:value-type="string">
            <text:p>Q423006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184];&quot;/&quot;;[.B184])" office:value-type="string" office:string-value="https://osm.org/relation/3062404" calcext:value-type="string">
            <text:p>https://osm.org/relation/30624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2405" calcext:value-type="float">
            <text:p>3062405</text:p>
          </table:table-cell>
          <table:table-cell table:style-name="ce2" office:value-type="string" calcext:value-type="string">
            <text:p>Galerie des Argousiers</text:p>
          </table:table-cell>
          <table:table-cell table:style-name="ce2" office:value-type="string" calcext:value-type="string">
            <text:p>Duindoorngalerij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85];&quot;/&quot;;[.B185])" office:value-type="string" office:string-value="https://osm.org/relation/3062405" calcext:value-type="string">
            <text:p>https://osm.org/relation/30624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2413" calcext:value-type="float">
            <text:p>3062413</text:p>
          </table:table-cell>
          <table:table-cell table:style-name="ce2" office:value-type="string" calcext:value-type="string">
            <text:p>Avenue Konrad Adenauer</text:p>
          </table:table-cell>
          <table:table-cell table:style-name="ce2" office:value-type="string" calcext:value-type="string">
            <text:p>Konrad Adenauerlaan</text:p>
          </table:table-cell>
          <table:table-cell table:style-name="ce4" office:value-type="string" calcext:value-type="string">
            <text:p>Q2492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186];&quot;/&quot;;[.B186])" office:value-type="string" office:string-value="https://osm.org/relation/3062413" calcext:value-type="string">
            <text:p>https://osm.org/relation/30624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2422" calcext:value-type="float">
            <text:p>3062422</text:p>
          </table:table-cell>
          <table:table-cell table:style-name="ce2" office:value-type="string" calcext:value-type="string">
            <text:p>Clos Chapelle-aux-Champs</text:p>
          </table:table-cell>
          <table:table-cell table:style-name="ce2" office:value-type="string" calcext:value-type="string">
            <text:p>Veldkapelgaarde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87];&quot;/&quot;;[.B187])" office:value-type="string" office:string-value="https://osm.org/relation/3062422" calcext:value-type="string">
            <text:p>https://osm.org/relation/30624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2436" calcext:value-type="float">
            <text:p>3062436</text:p>
          </table:table-cell>
          <table:table-cell table:style-name="ce2" office:value-type="string" calcext:value-type="string">
            <text:p>Dédale du Campanile</text:p>
          </table:table-cell>
          <table:table-cell table:style-name="ce2" office:value-type="string" calcext:value-type="string">
            <text:p>Campaniledoolgang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88];&quot;/&quot;;[.B188])" office:value-type="string" office:string-value="https://osm.org/relation/3062436" calcext:value-type="string">
            <text:p>https://osm.org/relation/30624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2449" calcext:value-type="float">
            <text:p>3062449</text:p>
          </table:table-cell>
          <table:table-cell table:style-name="ce2" office:value-type="string" calcext:value-type="string">
            <text:p>Place du Campanile</text:p>
          </table:table-cell>
          <table:table-cell table:style-name="ce2" office:value-type="string" calcext:value-type="string">
            <text:p>Campanileplei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89];&quot;/&quot;;[.B189])" office:value-type="string" office:string-value="https://osm.org/relation/3062449" calcext:value-type="string">
            <text:p>https://osm.org/relation/30624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2459" calcext:value-type="float">
            <text:p>3062459</text:p>
          </table:table-cell>
          <table:table-cell table:style-name="ce2" office:value-type="string" calcext:value-type="string">
            <text:p>Avenue de l'Assomption</text:p>
          </table:table-cell>
          <table:table-cell table:style-name="ce2" office:value-type="string" calcext:value-type="string">
            <text:p>Maria-Hemelvaart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fait référence à l'événement plus qu'à la vierge Marie</text:p>
          </table:table-cell>
          <table:table-cell table:style-name="ce11" table:formula="of:=CONCATENATE(&quot;https://osm.org/&quot;;[.A190];&quot;/&quot;;[.B190])" office:value-type="string" office:string-value="https://osm.org/relation/3062459" calcext:value-type="string">
            <text:p>https://osm.org/relation/30624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2462" calcext:value-type="float">
            <text:p>3062462</text:p>
          </table:table-cell>
          <table:table-cell table:style-name="ce2" office:value-type="string" calcext:value-type="string">
            <text:p>Rue du Campanile</text:p>
          </table:table-cell>
          <table:table-cell table:style-name="ce2" office:value-type="string" calcext:value-type="string">
            <text:p>Campanilestraat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91];&quot;/&quot;;[.B191])" office:value-type="string" office:string-value="https://osm.org/relation/3062462" calcext:value-type="string">
            <text:p>https://osm.org/relation/30624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2472" calcext:value-type="float">
            <text:p>3062472</text:p>
          </table:table-cell>
          <table:table-cell table:style-name="ce2" office:value-type="string" calcext:value-type="string">
            <text:p>Rue Martin V</text:p>
          </table:table-cell>
          <table:table-cell table:style-name="ce2" office:value-type="string" calcext:value-type="string">
            <text:p>Martinus V-straat</text:p>
          </table:table-cell>
          <table:table-cell table:style-name="ce4" office:value-type="string" calcext:value-type="string">
            <text:p>Q169612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192];&quot;/&quot;;[.B192])" office:value-type="string" office:string-value="https://osm.org/relation/3062472" calcext:value-type="string">
            <text:p>https://osm.org/relation/30624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2482" calcext:value-type="float">
            <text:p>3062482</text:p>
          </table:table-cell>
          <table:table-cell table:style-name="ce2" office:value-type="string" calcext:value-type="string">
            <text:p>Promenade de l'Alma</text:p>
          </table:table-cell>
          <table:table-cell table:style-name="ce2" office:value-type="string" calcext:value-type="string">
            <text:p>Almawandeling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93];&quot;/&quot;;[.B193])" office:value-type="string" office:string-value="https://osm.org/relation/3062482" calcext:value-type="string">
            <text:p>https://osm.org/relation/30624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2483" calcext:value-type="float">
            <text:p>3062483</text:p>
          </table:table-cell>
          <table:table-cell table:style-name="ce2" office:value-type="string" calcext:value-type="string">
            <text:p>Place de l'Alma</text:p>
          </table:table-cell>
          <table:table-cell table:style-name="ce2" office:value-type="string" calcext:value-type="string">
            <text:p>Almaplei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/>
          <table:table-cell table:style-name="ce8" office:value-type="string" calcext:value-type="string">
            <text:p><text:a xlink:href="http://www.ebru.be/Streets/streets1200/bruxelles-1200-place-de-l-alma.html" xlink:type="simple">http://www.ebru.be/Streets/streets1200/bruxelles-1200-place-de-l-alma.html</text:a></text:p>
          </table:table-cell>
          <table:table-cell table:style-name="ce11" table:formula="of:=CONCATENATE(&quot;https://osm.org/&quot;;[.A194];&quot;/&quot;;[.B194])" office:value-type="string" office:string-value="https://osm.org/relation/3062483" calcext:value-type="string">
            <text:p>https://osm.org/relation/306248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2489" calcext:value-type="float">
            <text:p>3062489</text:p>
          </table:table-cell>
          <table:table-cell table:style-name="ce2" office:value-type="string" calcext:value-type="string">
            <text:p>Jardin Martin V</text:p>
          </table:table-cell>
          <table:table-cell table:style-name="ce2" office:value-type="string" calcext:value-type="string">
            <text:p>Martinus V-tuin</text:p>
          </table:table-cell>
          <table:table-cell table:style-name="ce2" office:value-type="string" calcext:value-type="string">
            <text:p>Q169612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195];&quot;/&quot;;[.B195])" office:value-type="string" office:string-value="https://osm.org/relation/3062489" calcext:value-type="string">
            <text:p>https://osm.org/relation/306248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5443" calcext:value-type="float">
            <text:p>3065443</text:p>
          </table:table-cell>
          <table:table-cell table:style-name="ce2" office:value-type="string" calcext:value-type="string">
            <text:p>Avenue Émile Vandervelde</text:p>
          </table:table-cell>
          <table:table-cell table:style-name="ce2" office:value-type="string" calcext:value-type="string">
            <text:p>Émile Vanderveldelaan</text:p>
          </table:table-cell>
          <table:table-cell table:style-name="ce2" office:value-type="string" calcext:value-type="string">
            <text:p>Q286556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196];&quot;/&quot;;[.B196])" office:value-type="string" office:string-value="https://osm.org/relation/3065443" calcext:value-type="string">
            <text:p>https://osm.org/relation/30654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5458" calcext:value-type="float">
            <text:p>3065458</text:p>
          </table:table-cell>
          <table:table-cell table:style-name="ce2" office:value-type="string" calcext:value-type="string">
            <text:p>Avenue de la Chapelle</text:p>
          </table:table-cell>
          <table:table-cell table:style-name="ce2" office:value-type="string" calcext:value-type="string">
            <text:p>Kapel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197];&quot;/&quot;;[.B197])" office:value-type="string" office:string-value="https://osm.org/relation/3065458" calcext:value-type="string">
            <text:p>https://osm.org/relation/30654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5476" calcext:value-type="float">
            <text:p>3065476</text:p>
          </table:table-cell>
          <table:table-cell table:style-name="ce2" office:value-type="string" calcext:value-type="string">
            <text:p>Avenue Jean-François Debecker</text:p>
          </table:table-cell>
          <table:table-cell table:style-name="ce2" office:value-type="string" calcext:value-type="string">
            <text:p>Jean-François Debeckerlaan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brasseur, ancien bourgmestre</text:p>
          </table:table-cell>
          <table:table-cell table:style-name="ce11" table:formula="of:=CONCATENATE(&quot;https://osm.org/&quot;;[.A198];&quot;/&quot;;[.B198])" office:value-type="string" office:string-value="https://osm.org/relation/3065476" calcext:value-type="string">
            <text:p>https://osm.org/relation/3065476</text:p>
          </table:table-cell>
          <table:table-cell/>
          <table:table-cell table:style-name="ce8" office:value-type="string" calcext:value-type="string">
            <text:p><text:a xlink:href="http://www.ebru.be/Streets/streets1200/bruxelles-1200-avenue-jean-francois-debecker.html" xlink:type="simple">http://www.ebru.be/Streets/streets1200/bruxelles-1200-avenue-jean-francois-debecker.html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5478" calcext:value-type="float">
            <text:p>3065478</text:p>
          </table:table-cell>
          <table:table-cell table:style-name="ce2" office:value-type="string" calcext:value-type="string">
            <text:p>Rue Notre-Dame</text:p>
          </table:table-cell>
          <table:table-cell table:style-name="ce2" office:value-type="string" calcext:value-type="string">
            <text:p>Onze-Lieve-Vrouwstraat</text:p>
          </table:table-cell>
          <table:table-cell/>
          <table:table-cell table:style-name="ce7" table:content-validation-name="val1" office:value-type="string" calcext:value-type="string">
            <text:p>Femme/Vrouw</text:p>
          </table:table-cell>
          <table:table-cell/>
          <table:table-cell table:style-name="ce2" office:value-type="string" calcext:value-type="string">
            <text:p>poorly defined</text:p>
          </table:table-cell>
          <table:table-cell table:style-name="ce11" table:formula="of:=CONCATENATE(&quot;https://osm.org/&quot;;[.A199];&quot;/&quot;;[.B199])" office:value-type="string" office:string-value="https://osm.org/relation/3065478" calcext:value-type="string">
            <text:p>https://osm.org/relation/306547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5480" calcext:value-type="float">
            <text:p>3065480</text:p>
          </table:table-cell>
          <table:table-cell table:style-name="ce2" office:value-type="string" calcext:value-type="string">
            <text:p>Avenue du Bois de Sapins</text:p>
          </table:table-cell>
          <table:table-cell table:style-name="ce2" office:value-type="string" calcext:value-type="string">
            <text:p>Dennenbos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200];&quot;/&quot;;[.B200])" office:value-type="string" office:string-value="https://osm.org/relation/3065480" calcext:value-type="string">
            <text:p>https://osm.org/relation/306548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5481" calcext:value-type="float">
            <text:p>3065481</text:p>
          </table:table-cell>
          <table:table-cell table:number-columns-repeated="2" table:style-name="ce2" office:value-type="string" calcext:value-type="string">
            <text:p>Groenenberg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201];&quot;/&quot;;[.B201])" office:value-type="string" office:string-value="https://osm.org/relation/3065481" calcext:value-type="string">
            <text:p>https://osm.org/relation/306548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5490" calcext:value-type="float">
            <text:p>3065490</text:p>
          </table:table-cell>
          <table:table-cell table:style-name="ce2" office:value-type="string" calcext:value-type="string">
            <text:p>Rue Joseph Aernaut</text:p>
          </table:table-cell>
          <table:table-cell table:style-name="ce2" office:value-type="string" calcext:value-type="string">
            <text:p>Joseph Aernautstraat</text:p>
          </table:table-cell>
          <table:table-cell table:style-name="ce2" office:value-type="string" calcext:value-type="string">
            <text:p>Q55770532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8" office:value-type="string" calcext:value-type="string">
            <text:p><text:a xlink:href="http://www.ebru.be/Streets/streets1200/bruxelles-1200-avenue-georges-maerckaert.html" xlink:type="simple">http://www.ebru.be/Streets/streets1200/bruxelles-1200-avenue-georges-maerckaert.html</text:a></text:p>
          </table:table-cell>
          <table:table-cell table:style-name="ce11" table:formula="of:=CONCATENATE(&quot;https://osm.org/&quot;;[.A202];&quot;/&quot;;[.B202])" office:value-type="string" office:string-value="https://osm.org/relation/3065490" calcext:value-type="string">
            <text:p>https://osm.org/relation/306549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5495" calcext:value-type="float">
            <text:p>3065495</text:p>
          </table:table-cell>
          <table:table-cell table:style-name="ce2" office:value-type="string" calcext:value-type="string">
            <text:p>Avenue Georges Maerckaert</text:p>
          </table:table-cell>
          <table:table-cell table:style-name="ce2" office:value-type="string" calcext:value-type="string">
            <text:p>Georges Maerckaertlaan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203];&quot;/&quot;;[.B203])" office:value-type="string" office:string-value="https://osm.org/relation/3065495" calcext:value-type="string">
            <text:p>https://osm.org/relation/30654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5504" calcext:value-type="float">
            <text:p>3065504</text:p>
          </table:table-cell>
          <table:table-cell table:style-name="ce2" office:value-type="string" calcext:value-type="string">
            <text:p>Avenue Marcel Devienne</text:p>
          </table:table-cell>
          <table:table-cell table:style-name="ce2" office:value-type="string" calcext:value-type="string">
            <text:p>Marcel Deviennelaan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8" office:value-type="string" calcext:value-type="string">
            <text:p><text:a xlink:href="http://www.ebru.be/Streets/streets1200/bruxelles-1200-avenue-marcel-devienne.html" xlink:type="simple">http://www.ebru.be/Streets/streets1200/bruxelles-1200-avenue-marcel-devienne.html</text:a></text:p>
          </table:table-cell>
          <table:table-cell table:style-name="ce11" table:formula="of:=CONCATENATE(&quot;https://osm.org/&quot;;[.A204];&quot;/&quot;;[.B204])" office:value-type="string" office:string-value="https://osm.org/relation/3065504" calcext:value-type="string">
            <text:p>https://osm.org/relation/30655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5508" calcext:value-type="float">
            <text:p>3065508</text:p>
          </table:table-cell>
          <table:table-cell table:style-name="ce2" office:value-type="string" calcext:value-type="string">
            <text:p>Avenue de l'Excursion</text:p>
          </table:table-cell>
          <table:table-cell table:style-name="ce2" office:value-type="string" calcext:value-type="string">
            <text:p>Uitstap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205];&quot;/&quot;;[.B205])" office:value-type="string" office:string-value="https://osm.org/relation/3065508" calcext:value-type="string">
            <text:p>https://osm.org/relation/306550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5513" calcext:value-type="float">
            <text:p>3065513</text:p>
          </table:table-cell>
          <table:table-cell table:style-name="ce2" office:value-type="string" calcext:value-type="string">
            <text:p>Place de la Vecquée</text:p>
          </table:table-cell>
          <table:table-cell table:style-name="ce2" office:value-type="string" calcext:value-type="string">
            <text:p>Vecquéeplein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"appartenant à l'Évêque"</text:p>
          </table:table-cell>
          <table:table-cell table:style-name="ce11" table:formula="of:=CONCATENATE(&quot;https://osm.org/&quot;;[.A206];&quot;/&quot;;[.B206])" office:value-type="string" office:string-value="https://osm.org/relation/3065513" calcext:value-type="string">
            <text:p>https://osm.org/relation/30655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5523" calcext:value-type="float">
            <text:p>3065523</text:p>
          </table:table-cell>
          <table:table-cell table:style-name="ce2" office:value-type="string" calcext:value-type="string">
            <text:p>Passage de la Vecquée</text:p>
          </table:table-cell>
          <table:table-cell table:style-name="ce2" office:value-type="string" calcext:value-type="string">
            <text:p>Vecquéepassage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"appartenant à l'Évêque"</text:p>
          </table:table-cell>
          <table:table-cell table:style-name="ce11" table:formula="of:=CONCATENATE(&quot;https://osm.org/&quot;;[.A207];&quot;/&quot;;[.B207])" office:value-type="string" office:string-value="https://osm.org/relation/3065523" calcext:value-type="string">
            <text:p>https://osm.org/relation/30655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6501" calcext:value-type="float">
            <text:p>3066501</text:p>
          </table:table-cell>
          <table:table-cell table:style-name="ce2" office:value-type="string" calcext:value-type="string">
            <text:p>Avenue Albert Dumont</text:p>
          </table:table-cell>
          <table:table-cell table:style-name="ce2" office:value-type="string" calcext:value-type="string">
            <text:p>Albert Dumontlaan</text:p>
          </table:table-cell>
          <table:table-cell table:style-name="ce2" office:value-type="string" calcext:value-type="string">
            <text:p>Q2831134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208];&quot;/&quot;;[.B208])" office:value-type="string" office:string-value="https://osm.org/relation/3066501" calcext:value-type="string">
            <text:p>https://osm.org/relation/30665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6509" calcext:value-type="float">
            <text:p>3066509</text:p>
          </table:table-cell>
          <table:table-cell table:style-name="ce2" office:value-type="string" calcext:value-type="string">
            <text:p>Avenue de la Claireau</text:p>
          </table:table-cell>
          <table:table-cell table:style-name="ce2" office:value-type="string" calcext:value-type="string">
            <text:p>Claireau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209];&quot;/&quot;;[.B209])" office:value-type="string" office:string-value="https://osm.org/relation/3066509" calcext:value-type="string">
            <text:p>https://osm.org/relation/306650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6560" calcext:value-type="float">
            <text:p>3066560</text:p>
          </table:table-cell>
          <table:table-cell table:style-name="ce2" office:value-type="string" calcext:value-type="string">
            <text:p>Avenue de la Spirale</text:p>
          </table:table-cell>
          <table:table-cell table:style-name="ce2" office:value-type="string" calcext:value-type="string">
            <text:p>Spiraal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210];&quot;/&quot;;[.B210])" office:value-type="string" office:string-value="https://osm.org/relation/3066560" calcext:value-type="string">
            <text:p>https://osm.org/relation/30665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6584" calcext:value-type="float">
            <text:p>3066584</text:p>
          </table:table-cell>
          <table:table-cell table:style-name="ce2" office:value-type="string" calcext:value-type="string">
            <text:p>Avenue de la Semoy</text:p>
          </table:table-cell>
          <table:table-cell table:style-name="ce2" office:value-type="string" calcext:value-type="string">
            <text:p>Semoy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211];&quot;/&quot;;[.B211])" office:value-type="string" office:string-value="https://osm.org/relation/3066584" calcext:value-type="string">
            <text:p>https://osm.org/relation/306658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6590" calcext:value-type="float">
            <text:p>3066590</text:p>
          </table:table-cell>
          <table:table-cell table:style-name="ce2" office:value-type="string" calcext:value-type="string">
            <text:p>Avenue de la Lesse</text:p>
          </table:table-cell>
          <table:table-cell table:style-name="ce2" office:value-type="string" calcext:value-type="string">
            <text:p>Lesse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212];&quot;/&quot;;[.B212])" office:value-type="string" office:string-value="https://osm.org/relation/3066590" calcext:value-type="string">
            <text:p>https://osm.org/relation/306659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6600" calcext:value-type="float">
            <text:p>3066600</text:p>
          </table:table-cell>
          <table:table-cell table:style-name="ce2" office:value-type="string" calcext:value-type="string">
            <text:p>Avenue du Rêve</text:p>
          </table:table-cell>
          <table:table-cell table:style-name="ce2" office:value-type="string" calcext:value-type="string">
            <text:p>Droom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213];&quot;/&quot;;[.B213])" office:value-type="string" office:string-value="https://osm.org/relation/3066600" calcext:value-type="string">
            <text:p>https://osm.org/relation/30666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9139" calcext:value-type="float">
            <text:p>3069139</text:p>
          </table:table-cell>
          <table:table-cell table:style-name="ce2" office:value-type="string" calcext:value-type="string">
            <text:p>Chemin de la Crète</text:p>
          </table:table-cell>
          <table:table-cell table:style-name="ce2" office:value-type="string" calcext:value-type="string">
            <text:p>Kimweg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214];&quot;/&quot;;[.B214])" office:value-type="string" office:string-value="https://osm.org/relation/3069139" calcext:value-type="string">
            <text:p>https://osm.org/relation/30691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9140" calcext:value-type="float">
            <text:p>3069140</text:p>
          </table:table-cell>
          <table:table-cell table:style-name="ce2" office:value-type="string" calcext:value-type="string">
            <text:p>Avenue de la Palestre</text:p>
          </table:table-cell>
          <table:table-cell table:style-name="ce2" office:value-type="string" calcext:value-type="string">
            <text:p>Palestre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215];&quot;/&quot;;[.B215])" office:value-type="string" office:string-value="https://osm.org/relation/3069140" calcext:value-type="string">
            <text:p>https://osm.org/relation/30691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9153" calcext:value-type="float">
            <text:p>3069153</text:p>
          </table:table-cell>
          <table:table-cell table:style-name="ce2" office:value-type="string" calcext:value-type="string">
            <text:p>Avenue de Wezembeek</text:p>
          </table:table-cell>
          <table:table-cell table:style-name="ce2" office:value-type="string" calcext:value-type="string">
            <text:p>Wezembeek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216];&quot;/&quot;;[.B216])" office:value-type="string" office:string-value="https://osm.org/relation/3069153" calcext:value-type="string">
            <text:p>https://osm.org/relation/30691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9230" calcext:value-type="float">
            <text:p>3069230</text:p>
          </table:table-cell>
          <table:table-cell table:style-name="ce2" office:value-type="string" calcext:value-type="string">
            <text:p>Avenue de l'Idéal</text:p>
          </table:table-cell>
          <table:table-cell table:style-name="ce2" office:value-type="string" calcext:value-type="string">
            <text:p>Ideaal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217];&quot;/&quot;;[.B217])" office:value-type="string" office:string-value="https://osm.org/relation/3069230" calcext:value-type="string">
            <text:p>https://osm.org/relation/306923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9242" calcext:value-type="float">
            <text:p>3069242</text:p>
          </table:table-cell>
          <table:table-cell table:style-name="ce2" office:value-type="string" calcext:value-type="string">
            <text:p>Avenue de la Fleur de Blé</text:p>
          </table:table-cell>
          <table:table-cell table:style-name="ce2" office:value-type="string" calcext:value-type="string">
            <text:p>Korenbloem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218];&quot;/&quot;;[.B218])" office:value-type="string" office:string-value="https://osm.org/relation/3069242" calcext:value-type="string">
            <text:p>https://osm.org/relation/30692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9252" calcext:value-type="float">
            <text:p>3069252</text:p>
          </table:table-cell>
          <table:table-cell table:style-name="ce2" office:value-type="string" calcext:value-type="string">
            <text:p>Avenue du Site</text:p>
          </table:table-cell>
          <table:table-cell table:style-name="ce2" office:value-type="string" calcext:value-type="string">
            <text:p>Landschap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219];&quot;/&quot;;[.B219])" office:value-type="string" office:string-value="https://osm.org/relation/3069252" calcext:value-type="string">
            <text:p>https://osm.org/relation/306925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9255" calcext:value-type="float">
            <text:p>3069255</text:p>
          </table:table-cell>
          <table:table-cell table:style-name="ce2" office:value-type="string" calcext:value-type="string">
            <text:p>Place de la Fleur de Blé</text:p>
          </table:table-cell>
          <table:table-cell table:style-name="ce2" office:value-type="string" calcext:value-type="string">
            <text:p>Korenbloemplei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220];&quot;/&quot;;[.B220])" office:value-type="string" office:string-value="https://osm.org/relation/3069255" calcext:value-type="string">
            <text:p>https://osm.org/relation/30692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9270" calcext:value-type="float">
            <text:p>3069270</text:p>
          </table:table-cell>
          <table:table-cell table:style-name="ce2" office:value-type="string" calcext:value-type="string">
            <text:p>Clos Prométhée</text:p>
          </table:table-cell>
          <table:table-cell table:style-name="ce2" office:value-type="string" calcext:value-type="string">
            <text:p>Prometheusgaarde</text:p>
          </table:table-cell>
          <table:table-cell table:style-name="ce2" office:value-type="string" calcext:value-type="string">
            <text:p>Q83160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221];&quot;/&quot;;[.B221])" office:value-type="string" office:string-value="https://osm.org/relation/3069270" calcext:value-type="string">
            <text:p>https://osm.org/relation/30692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9276" calcext:value-type="float">
            <text:p>3069276</text:p>
          </table:table-cell>
          <table:table-cell table:style-name="ce2" office:value-type="string" calcext:value-type="string">
            <text:p>Avenue du Bois Jean</text:p>
          </table:table-cell>
          <table:table-cell table:style-name="ce2" office:value-type="string" calcext:value-type="string">
            <text:p>Janboslaan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data</text:p>
          </table:table-cell>
          <table:table-cell table:style-name="ce11" table:formula="of:=CONCATENATE(&quot;https://osm.org/&quot;;[.A222];&quot;/&quot;;[.B222])" office:value-type="string" office:string-value="https://osm.org/relation/3069276" calcext:value-type="string">
            <text:p>https://osm.org/relation/306927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9305" calcext:value-type="float">
            <text:p>3069305</text:p>
          </table:table-cell>
          <table:table-cell table:style-name="ce2" office:value-type="string" calcext:value-type="string">
            <text:p>Chaussée de Stockel</text:p>
          </table:table-cell>
          <table:table-cell table:style-name="ce2" office:value-type="string" calcext:value-type="string">
            <text:p>Stokkelsesteenweg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223];&quot;/&quot;;[.B223])" office:value-type="string" office:string-value="https://osm.org/relation/3069305" calcext:value-type="string">
            <text:p>https://osm.org/relation/30693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5406" calcext:value-type="float">
            <text:p>3075406</text:p>
          </table:table-cell>
          <table:table-cell table:style-name="ce2" office:value-type="string" calcext:value-type="string">
            <text:p>Boulevard Auguste Reyers</text:p>
          </table:table-cell>
          <table:table-cell table:style-name="ce2" office:value-type="string" calcext:value-type="string">
            <text:p>Auguste Reyerslaan</text:p>
          </table:table-cell>
          <table:table-cell table:style-name="ce2" office:value-type="string" calcext:value-type="string">
            <text:p>Q2871374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224];&quot;/&quot;;[.B224])" office:value-type="string" office:string-value="https://osm.org/relation/3075406" calcext:value-type="string">
            <text:p>https://osm.org/relation/30754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5638" calcext:value-type="float">
            <text:p>3075638</text:p>
          </table:table-cell>
          <table:table-cell table:style-name="ce2" office:value-type="string" calcext:value-type="string">
            <text:p>Clos Jean Van Ryn</text:p>
          </table:table-cell>
          <table:table-cell table:style-name="ce2" office:value-type="string" calcext:value-type="string">
            <text:p>Jean Van Ryngaarde</text:p>
          </table:table-cell>
          <table:table-cell table:style-name="ce2" office:value-type="string" calcext:value-type="string">
            <text:p>Q3174957)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225];&quot;/&quot;;[.B225])" office:value-type="string" office:string-value="https://osm.org/relation/3075638" calcext:value-type="string">
            <text:p>https://osm.org/relation/30756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5649" calcext:value-type="float">
            <text:p>3075649</text:p>
          </table:table-cell>
          <table:table-cell table:style-name="ce2" office:value-type="string" calcext:value-type="string">
            <text:p>Clos André Lagasse</text:p>
          </table:table-cell>
          <table:table-cell table:style-name="ce2" office:value-type="string" calcext:value-type="string">
            <text:p>André Lagassegaarde</text:p>
          </table:table-cell>
          <table:table-cell table:style-name="ce2" office:value-type="string" calcext:value-type="string">
            <text:p>Q520457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226];&quot;/&quot;;[.B226])" office:value-type="string" office:string-value="https://osm.org/relation/3075649" calcext:value-type="string">
            <text:p>https://osm.org/relation/30756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5651" calcext:value-type="float">
            <text:p>3075651</text:p>
          </table:table-cell>
          <table:table-cell table:style-name="ce2" office:value-type="string" calcext:value-type="string">
            <text:p>Avenue du Bleuet</text:p>
          </table:table-cell>
          <table:table-cell table:style-name="ce2" office:value-type="string" calcext:value-type="string">
            <text:p>Roggebloem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227];&quot;/&quot;;[.B227])" office:value-type="string" office:string-value="https://osm.org/relation/3075651" calcext:value-type="string">
            <text:p>https://osm.org/relation/307565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5667" calcext:value-type="float">
            <text:p>3075667</text:p>
          </table:table-cell>
          <table:table-cell table:number-columns-repeated="2" table:style-name="ce2" office:value-type="string" calcext:value-type="string">
            <text:p>Grootveld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228];&quot;/&quot;;[.B228])" office:value-type="string" office:string-value="https://osm.org/relation/3075667" calcext:value-type="string">
            <text:p>https://osm.org/relation/30756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5680" calcext:value-type="float">
            <text:p>3075680</text:p>
          </table:table-cell>
          <table:table-cell table:style-name="ce2" office:value-type="string" calcext:value-type="string">
            <text:p>Avenue du Chèvrefeuille</text:p>
          </table:table-cell>
          <table:table-cell table:style-name="ce2" office:value-type="string" calcext:value-type="string">
            <text:p>Geitenblad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229];&quot;/&quot;;[.B229])" office:value-type="string" office:string-value="https://osm.org/relation/3075680" calcext:value-type="string">
            <text:p>https://osm.org/relation/307568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5690" calcext:value-type="float">
            <text:p>3075690</text:p>
          </table:table-cell>
          <table:table-cell table:style-name="ce2" office:value-type="string" calcext:value-type="string">
            <text:p>Clos du Bouton d'Or</text:p>
          </table:table-cell>
          <table:table-cell table:style-name="ce2" office:value-type="string" calcext:value-type="string">
            <text:p>Boterbloemgaarde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230];&quot;/&quot;;[.B230])" office:value-type="string" office:string-value="https://osm.org/relation/3075690" calcext:value-type="string">
            <text:p>https://osm.org/relation/307569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5699" calcext:value-type="float">
            <text:p>3075699</text:p>
          </table:table-cell>
          <table:table-cell table:style-name="ce2" office:value-type="string" calcext:value-type="string">
            <text:p>Clos André Rappe</text:p>
          </table:table-cell>
          <table:table-cell table:style-name="ce2" office:value-type="string" calcext:value-type="string">
            <text:p>André Rappegaarde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8" office:value-type="string" calcext:value-type="string">
            <text:p><text:a xlink:href="http://www.ebru.be/Streets/streets1200/bruxelles-1200-clos-andre-rappe.html" xlink:type="simple">http://www.ebru.be/Streets/streets1200/bruxelles-1200-clos-andre-rappe.html</text:a></text:p>
          </table:table-cell>
          <table:table-cell table:style-name="ce11" table:formula="of:=CONCATENATE(&quot;https://osm.org/&quot;;[.A231];&quot;/&quot;;[.B231])" office:value-type="string" office:string-value="https://osm.org/relation/3075699" calcext:value-type="string">
            <text:p>https://osm.org/relation/30756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5702" calcext:value-type="float">
            <text:p>3075702</text:p>
          </table:table-cell>
          <table:table-cell table:style-name="ce2" office:value-type="string" calcext:value-type="string">
            <text:p>Clos Marcel Fonteyne</text:p>
          </table:table-cell>
          <table:table-cell table:style-name="ce2" office:value-type="string" calcext:value-type="string">
            <text:p>Marcel Fonteynegaarde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8" office:value-type="string" calcext:value-type="string">
            <text:p><text:a xlink:href="http://www.ebru.be/Streets/streets1200/bruxelles-1200-clos-marcel-fonteyne.html" xlink:type="simple">http://www.ebru.be/Streets/streets1200/bruxelles-1200-clos-marcel-fonteyne.html</text:a></text:p>
          </table:table-cell>
          <table:table-cell table:style-name="ce11" table:formula="of:=CONCATENATE(&quot;https://osm.org/&quot;;[.A232];&quot;/&quot;;[.B232])" office:value-type="string" office:string-value="https://osm.org/relation/3075702" calcext:value-type="string">
            <text:p>https://osm.org/relation/30757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5715" calcext:value-type="float">
            <text:p>3075715</text:p>
          </table:table-cell>
          <table:table-cell table:style-name="ce2" office:value-type="string" calcext:value-type="string">
            <text:p>Rue Konkel</text:p>
          </table:table-cell>
          <table:table-cell table:style-name="ce2" office:value-type="string" calcext:value-type="string">
            <text:p>Konkelstraat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Pas d'information</text:p>
          </table:table-cell>
          <table:table-cell table:style-name="ce11" table:formula="of:=CONCATENATE(&quot;https://osm.org/&quot;;[.A233];&quot;/&quot;;[.B233])" office:value-type="string" office:string-value="https://osm.org/relation/3075715" calcext:value-type="string">
            <text:p>https://osm.org/relation/30757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5719" calcext:value-type="float">
            <text:p>3075719</text:p>
          </table:table-cell>
          <table:table-cell table:style-name="ce2" office:value-type="string" calcext:value-type="string">
            <text:p>Avenue Louis Jasmin</text:p>
          </table:table-cell>
          <table:table-cell table:style-name="ce2" office:value-type="string" calcext:value-type="string">
            <text:p>Louis Jasminlaan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8" office:value-type="string" calcext:value-type="string">
            <text:p><text:a xlink:href="http://www.ebru.be/Streets/streets1200/bruxelles-1200-rue-louis-jasmin.html" xlink:type="simple">http://www.ebru.be/Streets/streets1200/bruxelles-1200-rue-louis-jasmin.html</text:a></text:p>
          </table:table-cell>
          <table:table-cell table:style-name="ce11" table:formula="of:=CONCATENATE(&quot;https://osm.org/&quot;;[.A234];&quot;/&quot;;[.B234])" office:value-type="string" office:string-value="https://osm.org/relation/3075719" calcext:value-type="string">
            <text:p>https://osm.org/relation/30757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5727" calcext:value-type="float">
            <text:p>3075727</text:p>
          </table:table-cell>
          <table:table-cell table:style-name="ce2" office:value-type="string" calcext:value-type="string">
            <text:p>Mont Saint-Lambert</text:p>
          </table:table-cell>
          <table:table-cell table:style-name="ce2" office:value-type="string" calcext:value-type="string">
            <text:p>Sint-Lambertusberg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 table:style-name="ce8" office:value-type="string" calcext:value-type="string">
            <text:p><text:a xlink:href="https://fr.wikipedia.org/wiki/Lambert_de_Maastricht" xlink:type="simple">https://fr.wikipedia.org/wiki/Lambert_de_Maastricht</text:a></text:p>
          </table:table-cell>
          <table:table-cell/>
          <table:table-cell table:style-name="ce11" table:formula="of:=CONCATENATE(&quot;https://osm.org/&quot;;[.A235];&quot;/&quot;;[.B235])" office:value-type="string" office:string-value="https://osm.org/relation/3075727" calcext:value-type="string">
            <text:p>https://osm.org/relation/307572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5728" calcext:value-type="float">
            <text:p>3075728</text:p>
          </table:table-cell>
          <table:table-cell table:style-name="ce2" office:value-type="string" calcext:value-type="string">
            <text:p>Clos Montagne des Lapins</text:p>
          </table:table-cell>
          <table:table-cell table:style-name="ce2" office:value-type="string" calcext:value-type="string">
            <text:p>Konijnenberggaarde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On <text:s/>pourrait mettre "des lapins et des lapines" </text:p>
          </table:table-cell>
          <table:table-cell table:style-name="ce11" table:formula="of:=CONCATENATE(&quot;https://osm.org/&quot;;[.A236];&quot;/&quot;;[.B236])" office:value-type="string" office:string-value="https://osm.org/relation/3075728" calcext:value-type="string">
            <text:p>https://osm.org/relation/30757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5732" calcext:value-type="float">
            <text:p>3075732</text:p>
          </table:table-cell>
          <table:table-cell table:style-name="ce2" office:value-type="string" calcext:value-type="string">
            <text:p>Rue André Crabbe</text:p>
          </table:table-cell>
          <table:table-cell table:style-name="ce2" office:value-type="string" calcext:value-type="string">
            <text:p>André Crabbestraat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8" office:value-type="string" calcext:value-type="string">
            <text:p><text:a xlink:href="http://www.ebru.be/Streets/streets1200/bruxelles-1200-rue-andre-crabbe.html" xlink:type="simple">http://www.ebru.be/Streets/streets1200/bruxelles-1200-rue-andre-crabbe.html</text:a></text:p>
          </table:table-cell>
          <table:table-cell table:style-name="ce11" table:formula="of:=CONCATENATE(&quot;https://osm.org/&quot;;[.A237];&quot;/&quot;;[.B237])" office:value-type="string" office:string-value="https://osm.org/relation/3075732" calcext:value-type="string">
            <text:p>https://osm.org/relation/30757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5738" calcext:value-type="float">
            <text:p>3075738</text:p>
          </table:table-cell>
          <table:table-cell table:style-name="ce2" office:value-type="string" calcext:value-type="string">
            <text:p>Montagne des Lapins</text:p>
          </table:table-cell>
          <table:table-cell table:style-name="ce2" office:value-type="string" calcext:value-type="string">
            <text:p>Konijnenberg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On <text:s/>pourrait mettre "des lapins et des lapines" </text:p>
          </table:table-cell>
          <table:table-cell table:style-name="ce11" table:formula="of:=CONCATENATE(&quot;https://osm.org/&quot;;[.A238];&quot;/&quot;;[.B238])" office:value-type="string" office:string-value="https://osm.org/relation/3075738" calcext:value-type="string">
            <text:p>https://osm.org/relation/30757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5748" calcext:value-type="float">
            <text:p>3075748</text:p>
          </table:table-cell>
          <table:table-cell table:style-name="ce2" office:value-type="string" calcext:value-type="string">
            <text:p>Rue du Pontonnier</text:p>
          </table:table-cell>
          <table:table-cell table:style-name="ce2" office:value-type="string" calcext:value-type="string">
            <text:p>Pontonnierstraat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Ecriture inclusive ?</text:p>
          </table:table-cell>
          <table:table-cell table:style-name="ce11" table:formula="of:=CONCATENATE(&quot;https://osm.org/&quot;;[.A239];&quot;/&quot;;[.B239])" office:value-type="string" office:string-value="https://osm.org/relation/3075748" calcext:value-type="string">
            <text:p>https://osm.org/relation/30757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5759" calcext:value-type="float">
            <text:p>3075759</text:p>
          </table:table-cell>
          <table:table-cell table:style-name="ce2" office:value-type="string" calcext:value-type="string">
            <text:p>Rue des Déportés</text:p>
          </table:table-cell>
          <table:table-cell table:style-name="ce2" office:value-type="string" calcext:value-type="string">
            <text:p>Weggevoerdenstraat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Ecriture inclusive ?</text:p>
          </table:table-cell>
          <table:table-cell table:style-name="ce11" table:formula="of:=CONCATENATE(&quot;https://osm.org/&quot;;[.A240];&quot;/&quot;;[.B240])" office:value-type="string" office:string-value="https://osm.org/relation/3075759" calcext:value-type="string">
            <text:p>https://osm.org/relation/30757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5761" calcext:value-type="float">
            <text:p>3075761</text:p>
          </table:table-cell>
          <table:table-cell table:style-name="ce2" office:value-type="string" calcext:value-type="string">
            <text:p>Rue Fabry</text:p>
          </table:table-cell>
          <table:table-cell table:style-name="ce2" office:value-type="string" calcext:value-type="string">
            <text:p>Fabrystraat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8" office:value-type="string" calcext:value-type="string">
            <text:p><text:a xlink:href="http://www.ebru.be/Streets/streets1200/bruxelles-1200-rue-fabry.html" xlink:type="simple">http://www.ebru.be/Streets/streets1200/bruxelles-1200-rue-fabry.html</text:a></text:p>
          </table:table-cell>
          <table:table-cell table:style-name="ce11" table:formula="of:=CONCATENATE(&quot;https://osm.org/&quot;;[.A241];&quot;/&quot;;[.B241])" office:value-type="string" office:string-value="https://osm.org/relation/3075761" calcext:value-type="string">
            <text:p>https://osm.org/relation/30757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5850" calcext:value-type="float">
            <text:p>3075850</text:p>
          </table:table-cell>
          <table:table-cell table:style-name="ce2" office:value-type="string" calcext:value-type="string">
            <text:p>Rue de la Station de Woluwe</text:p>
          </table:table-cell>
          <table:table-cell table:style-name="ce2" office:value-type="string" calcext:value-type="string">
            <text:p>Stationsstraat van Woluwe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242];&quot;/&quot;;[.B242])" office:value-type="string" office:string-value="https://osm.org/relation/3075850" calcext:value-type="string">
            <text:p>https://osm.org/relation/30758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5873" calcext:value-type="float">
            <text:p>3075873</text:p>
          </table:table-cell>
          <table:table-cell table:style-name="ce2" office:value-type="string" calcext:value-type="string">
            <text:p>Rue de la Station</text:p>
          </table:table-cell>
          <table:table-cell table:style-name="ce2" office:value-type="string" calcext:value-type="string">
            <text:p>Stationsstraat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243];&quot;/&quot;;[.B243])" office:value-type="string" office:string-value="https://osm.org/relation/3075873" calcext:value-type="string">
            <text:p>https://osm.org/relation/307587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5883" calcext:value-type="float">
            <text:p>3075883</text:p>
          </table:table-cell>
          <table:table-cell table:style-name="ce2" office:value-type="string" calcext:value-type="string">
            <text:p>Rue Kelle</text:p>
          </table:table-cell>
          <table:table-cell table:style-name="ce2" office:value-type="string" calcext:value-type="string">
            <text:p>Kellestraat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244];&quot;/&quot;;[.B244])" office:value-type="string" office:string-value="https://osm.org/relation/3075883" calcext:value-type="string">
            <text:p>https://osm.org/relation/307588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5885" calcext:value-type="float">
            <text:p>3075885</text:p>
          </table:table-cell>
          <table:table-cell table:style-name="ce2" office:value-type="string" calcext:value-type="string">
            <text:p>Petite Rue Kelle</text:p>
          </table:table-cell>
          <table:table-cell table:style-name="ce2" office:value-type="string" calcext:value-type="string">
            <text:p>Korte Kellestraat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245];&quot;/&quot;;[.B245])" office:value-type="string" office:string-value="https://osm.org/relation/3075885" calcext:value-type="string">
            <text:p>https://osm.org/relation/307588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5254" calcext:value-type="float">
            <text:p>3085254</text:p>
          </table:table-cell>
          <table:table-cell table:style-name="ce2" office:value-type="string" calcext:value-type="string">
            <text:p>Avenue des Communautés</text:p>
          </table:table-cell>
          <table:table-cell table:style-name="ce2" office:value-type="string" calcext:value-type="string">
            <text:p>Gemeenschappen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246];&quot;/&quot;;[.B246])" office:value-type="string" office:string-value="https://osm.org/relation/3085254" calcext:value-type="string">
            <text:p>https://osm.org/relation/30852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6248" calcext:value-type="float">
            <text:p>3086248</text:p>
          </table:table-cell>
          <table:table-cell table:style-name="ce2" office:value-type="string" calcext:value-type="string">
            <text:p>Avenue du Gibet</text:p>
          </table:table-cell>
          <table:table-cell table:style-name="ce2" office:value-type="string" calcext:value-type="string">
            <text:p>Galge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247];&quot;/&quot;;[.B247])" office:value-type="string" office:string-value="https://osm.org/relation/3086248" calcext:value-type="string">
            <text:p>https://osm.org/relation/30862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8549" calcext:value-type="float">
            <text:p>3138549</text:p>
          </table:table-cell>
          <table:table-cell table:style-name="ce2" office:value-type="string" calcext:value-type="string">
            <text:p>Rue de la Duchesse</text:p>
          </table:table-cell>
          <table:table-cell table:style-name="ce2" office:value-type="string" calcext:value-type="string">
            <text:p>Hertoginstraat</text:p>
          </table:table-cell>
          <table:table-cell/>
          <table:table-cell table:style-name="ce7" table:content-validation-name="val1" office:value-type="string" calcext:value-type="string">
            <text:p>Femme/Vrouw</text:p>
          </table:table-cell>
          <table:table-cell/>
          <table:table-cell table:style-name="ce2" office:value-type="string" calcext:value-type="string">
            <text:p>Pas d'info</text:p>
          </table:table-cell>
          <table:table-cell table:style-name="ce11" table:formula="of:=CONCATENATE(&quot;https://osm.org/&quot;;[.A248];&quot;/&quot;;[.B248])" office:value-type="string" office:string-value="https://osm.org/relation/3138549" calcext:value-type="string">
            <text:p>https://osm.org/relation/31385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8554" calcext:value-type="float">
            <text:p>3138554</text:p>
          </table:table-cell>
          <table:table-cell table:style-name="ce2" office:value-type="string" calcext:value-type="string">
            <text:p>Avenue Henri Dietrich</text:p>
          </table:table-cell>
          <table:table-cell table:style-name="ce2" office:value-type="string" calcext:value-type="string">
            <text:p>Henri Dietrichlaan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8" office:value-type="string" calcext:value-type="string">
            <text:p><text:a xlink:href="http://www.ebru.be/Streets/streets1040/bruxelles-1040-avenue-henri-dietrich.html" xlink:type="simple">http://www.ebru.be/Streets/streets1040/bruxelles-1040-avenue-henri-dietrich.html</text:a></text:p>
          </table:table-cell>
          <table:table-cell table:style-name="ce11" table:formula="of:=CONCATENATE(&quot;https://osm.org/&quot;;[.A249];&quot;/&quot;;[.B249])" office:value-type="string" office:string-value="https://osm.org/relation/3138554" calcext:value-type="string">
            <text:p>https://osm.org/relation/31385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8555" calcext:value-type="float">
            <text:p>3138555</text:p>
          </table:table-cell>
          <table:table-cell table:style-name="ce2" office:value-type="string" calcext:value-type="string">
            <text:p>Rue Bâtonnier Braffort</text:p>
          </table:table-cell>
          <table:table-cell table:style-name="ce2" office:value-type="string" calcext:value-type="string">
            <text:p>Stafhouder Braffortstraat</text:p>
          </table:table-cell>
          <table:table-cell table:style-name="ce2" office:value-type="string" calcext:value-type="string">
            <text:p>Q3261345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250];&quot;/&quot;;[.B250])" office:value-type="string" office:string-value="https://osm.org/relation/3138555" calcext:value-type="string">
            <text:p>https://osm.org/relation/31385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8593" calcext:value-type="float">
            <text:p>3138593</text:p>
          </table:table-cell>
          <table:table-cell table:style-name="ce2" office:value-type="string" calcext:value-type="string">
            <text:p>Rue des Trévires</text:p>
          </table:table-cell>
          <table:table-cell table:style-name="ce2" office:value-type="string" calcext:value-type="string">
            <text:p>Trevierenstraat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251];&quot;/&quot;;[.B251])" office:value-type="string" office:string-value="https://osm.org/relation/3138593" calcext:value-type="string">
            <text:p>https://osm.org/relation/313859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43669" calcext:value-type="float">
            <text:p>3143669</text:p>
          </table:table-cell>
          <table:table-cell table:style-name="ce2" office:value-type="string" calcext:value-type="string">
            <text:p>Rue de Linthout</text:p>
          </table:table-cell>
          <table:table-cell table:style-name="ce2" office:value-type="string" calcext:value-type="string">
            <text:p>Linthoutstraat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252];&quot;/&quot;;[.B252])" office:value-type="string" office:string-value="https://osm.org/relation/3143669" calcext:value-type="string">
            <text:p>https://osm.org/relation/31436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48999" calcext:value-type="float">
            <text:p>3448999</text:p>
          </table:table-cell>
          <table:table-cell table:style-name="ce2" office:value-type="string" calcext:value-type="string">
            <text:p>Rue Georges et Jacques Martin</text:p>
          </table:table-cell>
          <table:table-cell table:style-name="ce2" office:value-type="string" calcext:value-type="string">
            <text:p>Georges en Jacques Martinstraat</text:p>
          </table:table-cell>
          <table:table-cell table:style-name="ce2" office:value-type="string" calcext:value-type="string">
            <text:p>Q191819/Q741712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253];&quot;/&quot;;[.B253])" office:value-type="string" office:string-value="https://osm.org/relation/3448999" calcext:value-type="string">
            <text:p>https://osm.org/relation/34489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49015" calcext:value-type="float">
            <text:p>3449015</text:p>
          </table:table-cell>
          <table:table-cell table:style-name="ce2" office:value-type="string" calcext:value-type="string">
            <text:p>Avenue Louis Gribaumont</text:p>
          </table:table-cell>
          <table:table-cell table:style-name="ce2" office:value-type="string" calcext:value-type="string">
            <text:p>Louis Gribaumontlaan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 table:style-name="ce8" office:value-type="string" calcext:value-type="string">
            <text:p><text:a xlink:href="https://nl.wikipedia.org/wiki/Gribaumont" xlink:type="simple">https://nl.wikipedia.org/wiki/Gribaumont</text:a></text:p>
          </table:table-cell>
          <table:table-cell/>
          <table:table-cell table:style-name="ce11" table:formula="of:=CONCATENATE(&quot;https://osm.org/&quot;;[.A254];&quot;/&quot;;[.B254])" office:value-type="string" office:string-value="https://osm.org/relation/3449015" calcext:value-type="string">
            <text:p>https://osm.org/relation/34490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49089" calcext:value-type="float">
            <text:p>3449089</text:p>
          </table:table-cell>
          <table:table-cell table:style-name="ce2" office:value-type="string" calcext:value-type="string">
            <text:p>Avenue Père Damien</text:p>
          </table:table-cell>
          <table:table-cell table:style-name="ce2" office:value-type="string" calcext:value-type="string">
            <text:p>Pater Damiaanlaan</text:p>
          </table:table-cell>
          <table:table-cell table:style-name="ce2" office:value-type="string" calcext:value-type="string">
            <text:p>Q232785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255];&quot;/&quot;;[.B255])" office:value-type="string" office:string-value="https://osm.org/relation/3449089" calcext:value-type="string">
            <text:p>https://osm.org/relation/344908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49121" calcext:value-type="float">
            <text:p>3449121</text:p>
          </table:table-cell>
          <table:table-cell table:style-name="ce2" office:value-type="string" calcext:value-type="string">
            <text:p>Rue Jean Gérard Eggericx</text:p>
          </table:table-cell>
          <table:table-cell table:style-name="ce2" office:value-type="string" calcext:value-type="string">
            <text:p>Jean Gérard Eggericxstraat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Does not exist on eBru, nor the Wikipages</text:p>
          </table:table-cell>
          <table:table-cell table:style-name="ce11" table:formula="of:=CONCATENATE(&quot;https://osm.org/&quot;;[.A256];&quot;/&quot;;[.B256])" office:value-type="string" office:string-value="https://osm.org/relation/3449121" calcext:value-type="string">
            <text:p>https://osm.org/relation/34491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49144" calcext:value-type="float">
            <text:p>3449144</text:p>
          </table:table-cell>
          <table:table-cell table:style-name="ce2" office:value-type="string" calcext:value-type="string">
            <text:p>Rue Medaets</text:p>
          </table:table-cell>
          <table:table-cell table:style-name="ce2" office:value-type="string" calcext:value-type="string">
            <text:p>Medaetsstraat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Does not exist on eBru, nor the Wikipages, see http://www.irismonument.be/fr.Woluwe-Saint-Pierre.Rue_Medaets.html</text:p>
          </table:table-cell>
          <table:table-cell table:style-name="ce11" table:formula="of:=CONCATENATE(&quot;https://osm.org/&quot;;[.A257];&quot;/&quot;;[.B257])" office:value-type="string" office:string-value="https://osm.org/relation/3449144" calcext:value-type="string">
            <text:p>https://osm.org/relation/34491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49179" calcext:value-type="float">
            <text:p>3449179</text:p>
          </table:table-cell>
          <table:table-cell table:style-name="ce2" office:value-type="string" calcext:value-type="string">
            <text:p>Avenue du Val d'Or</text:p>
          </table:table-cell>
          <table:table-cell table:style-name="ce2" office:value-type="string" calcext:value-type="string">
            <text:p>Gouddal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258];&quot;/&quot;;[.B258])" office:value-type="string" office:string-value="https://osm.org/relation/3449179" calcext:value-type="string">
            <text:p>https://osm.org/relation/34491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2014" calcext:value-type="float">
            <text:p>3472014</text:p>
          </table:table-cell>
          <table:table-cell table:style-name="ce2" office:value-type="string" calcext:value-type="string">
            <text:p>Avenue Louis Ceusters</text:p>
          </table:table-cell>
          <table:table-cell table:style-name="ce2" office:value-type="string" calcext:value-type="string">
            <text:p>Louis Ceusterslaan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directeur d'ecole - no wiki data</text:p>
          </table:table-cell>
          <table:table-cell table:style-name="ce11" table:formula="of:=CONCATENATE(&quot;https://osm.org/&quot;;[.A259];&quot;/&quot;;[.B259])" office:value-type="string" office:string-value="https://osm.org/relation/3472014" calcext:value-type="string">
            <text:p>https://osm.org/relation/34720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2038" calcext:value-type="float">
            <text:p>3472038</text:p>
          </table:table-cell>
          <table:table-cell table:style-name="ce2" office:value-type="string" calcext:value-type="string">
            <text:p>Avenue des Cinq Bonniers</text:p>
          </table:table-cell>
          <table:table-cell table:style-name="ce2" office:value-type="string" calcext:value-type="string">
            <text:p>Vijf Bunder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unité de mesure</text:p>
          </table:table-cell>
          <table:table-cell table:style-name="ce11" table:formula="of:=CONCATENATE(&quot;https://osm.org/&quot;;[.A260];&quot;/&quot;;[.B260])" office:value-type="string" office:string-value="https://osm.org/relation/3472038" calcext:value-type="string">
            <text:p>https://osm.org/relation/34720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2045" calcext:value-type="float">
            <text:p>3472045</text:p>
          </table:table-cell>
          <table:table-cell table:style-name="ce2" office:value-type="string" calcext:value-type="string">
            <text:p>Rue Sombre</text:p>
          </table:table-cell>
          <table:table-cell table:style-name="ce2" office:value-type="string" calcext:value-type="string">
            <text:p>Donkerstraat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261];&quot;/&quot;;[.B261])" office:value-type="string" office:string-value="https://osm.org/relation/3472045" calcext:value-type="string">
            <text:p>https://osm.org/relation/34720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88410" calcext:value-type="float">
            <text:p>3488410</text:p>
          </table:table-cell>
          <table:table-cell table:style-name="ce2" office:value-type="string" calcext:value-type="string">
            <text:p>Rue Jean Deraeck</text:p>
          </table:table-cell>
          <table:table-cell table:style-name="ce2" office:value-type="string" calcext:value-type="string">
            <text:p>Jean Deraeckstraat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o data</text:p>
          </table:table-cell>
          <table:table-cell table:style-name="ce11" table:formula="of:=CONCATENATE(&quot;https://osm.org/&quot;;[.A262];&quot;/&quot;;[.B262])" office:value-type="string" office:string-value="https://osm.org/relation/3488410" calcext:value-type="string">
            <text:p>https://osm.org/relation/34884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88423" calcext:value-type="float">
            <text:p>3488423</text:p>
          </table:table-cell>
          <table:table-cell table:style-name="ce2" office:value-type="string" calcext:value-type="string">
            <text:p>Rue des Bannières</text:p>
          </table:table-cell>
          <table:table-cell table:style-name="ce2" office:value-type="string" calcext:value-type="string">
            <text:p>Banierenstraat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263];&quot;/&quot;;[.B263])" office:value-type="string" office:string-value="https://osm.org/relation/3488423" calcext:value-type="string">
            <text:p>https://osm.org/relation/34884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88438" calcext:value-type="float">
            <text:p>3488438</text:p>
          </table:table-cell>
          <table:table-cell table:style-name="ce2" office:value-type="string" calcext:value-type="string">
            <text:p>Rue Vandenhoven</text:p>
          </table:table-cell>
          <table:table-cell table:style-name="ce2" office:value-type="string" calcext:value-type="string">
            <text:p>Vandenhovenstraat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famille de mandataires politique</text:p>
          </table:table-cell>
          <table:table-cell table:style-name="ce11" table:formula="of:=CONCATENATE(&quot;https://osm.org/&quot;;[.A264];&quot;/&quot;;[.B264])" office:value-type="string" office:string-value="https://osm.org/relation/3488438" calcext:value-type="string">
            <text:p>https://osm.org/relation/3488438</text:p>
          </table:table-cell>
          <table:table-cell/>
          <table:table-cell table:style-name="ce8" office:value-type="string" calcext:value-type="string">
            <text:p><text:a xlink:href="http://www.ebru.be/Streets/streets1150/bruxelles-1150-rue-vandenhoven.html" xlink:type="simple">http://www.ebru.be/Streets/streets1150/bruxelles-1150-rue-vandenhoven.html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88443" calcext:value-type="float">
            <text:p>3488443</text:p>
          </table:table-cell>
          <table:table-cell table:style-name="ce2" office:value-type="string" calcext:value-type="string">
            <text:p>Petite Rue de l'Église</text:p>
          </table:table-cell>
          <table:table-cell table:style-name="ce2" office:value-type="string" calcext:value-type="string">
            <text:p>Kleine Kerkstraat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265];&quot;/&quot;;[.B265])" office:value-type="string" office:string-value="https://osm.org/relation/3488443" calcext:value-type="string">
            <text:p>https://osm.org/relation/34884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88463" calcext:value-type="float">
            <text:p>3488463</text:p>
          </table:table-cell>
          <table:table-cell table:style-name="ce2" office:value-type="string" calcext:value-type="string">
            <text:p>Rue Louis Thys</text:p>
          </table:table-cell>
          <table:table-cell table:style-name="ce2" office:value-type="string" calcext:value-type="string">
            <text:p>Louis Thysstraat</text:p>
          </table:table-cell>
          <table:table-cell table:style-name="ce2" office:value-type="string" calcext:value-type="string">
            <text:p>Q1961352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style-name="ce8" office:value-type="string" calcext:value-type="string">
            <text:p><text:a xlink:href="https://fr.wikipedia.org/wiki/Jean-Louis_Thys" xlink:type="simple">https://fr.wikipedia.org/wiki/Jean-Louis_Thys</text:a></text:p>
          </table:table-cell>
          <table:table-cell/>
          <table:table-cell table:style-name="ce11" table:formula="of:=CONCATENATE(&quot;https://osm.org/&quot;;[.A266];&quot;/&quot;;[.B266])" office:value-type="string" office:string-value="https://osm.org/relation/3488463" calcext:value-type="string">
            <text:p>https://osm.org/relation/348846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3433" calcext:value-type="float">
            <text:p>3493433</text:p>
          </table:table-cell>
          <table:table-cell table:style-name="ce2" office:value-type="string" calcext:value-type="string">
            <text:p>Boulevard Brand Whitlock</text:p>
          </table:table-cell>
          <table:table-cell table:style-name="ce2" office:value-type="string" calcext:value-type="string">
            <text:p>Brand Whitlocklaan</text:p>
          </table:table-cell>
          <table:table-cell table:style-name="ce2" office:value-type="string" calcext:value-type="string">
            <text:p>Q753365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267];&quot;/&quot;;[.B267])" office:value-type="string" office:string-value="https://osm.org/relation/3493433" calcext:value-type="string">
            <text:p>https://osm.org/relation/34934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3442" calcext:value-type="float">
            <text:p>3493442</text:p>
          </table:table-cell>
          <table:table-cell table:style-name="ce2" office:value-type="string" calcext:value-type="string">
            <text:p>Rue Bâtonnier Braffort</text:p>
          </table:table-cell>
          <table:table-cell table:style-name="ce2" office:value-type="string" calcext:value-type="string">
            <text:p>Stafhouder Braffortstraat</text:p>
          </table:table-cell>
          <table:table-cell table:style-name="ce2" office:value-type="string" calcext:value-type="string">
            <text:p>Q3261345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268];&quot;/&quot;;[.B268])" office:value-type="string" office:string-value="https://osm.org/relation/3493442" calcext:value-type="string">
            <text:p>https://osm.org/relation/34934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3458" calcext:value-type="float">
            <text:p>3493458</text:p>
          </table:table-cell>
          <table:table-cell table:style-name="ce2" office:value-type="string" calcext:value-type="string">
            <text:p>Avenue des Deux Tilleuls</text:p>
          </table:table-cell>
          <table:table-cell table:style-name="ce2" office:value-type="string" calcext:value-type="string">
            <text:p>Tweelinden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269];&quot;/&quot;;[.B269])" office:value-type="string" office:string-value="https://osm.org/relation/3493458" calcext:value-type="string">
            <text:p>https://osm.org/relation/34934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3465" calcext:value-type="float">
            <text:p>3493465</text:p>
          </table:table-cell>
          <table:table-cell table:style-name="ce2" office:value-type="string" calcext:value-type="string">
            <text:p>Avenue Henri Dietrich</text:p>
          </table:table-cell>
          <table:table-cell table:style-name="ce2" office:value-type="string" calcext:value-type="string">
            <text:p>Henri Dietrichlaan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rich guy</text:p>
          </table:table-cell>
          <table:table-cell table:style-name="ce11" table:formula="of:=CONCATENATE(&quot;https://osm.org/&quot;;[.A270];&quot;/&quot;;[.B270])" office:value-type="string" office:string-value="https://osm.org/relation/3493465" calcext:value-type="string">
            <text:p>https://osm.org/relation/3493465</text:p>
          </table:table-cell>
          <table:table-cell/>
          <table:table-cell table:style-name="ce8" office:value-type="string" calcext:value-type="string">
            <text:p><text:a xlink:href="http://www.ebru.be/Streets/streets1040/bruxelles-1040-avenue-henri-dietrich.html" xlink:type="simple">http://www.ebru.be/Streets/streets1040/bruxelles-1040-avenue-henri-dietrich.html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3466" calcext:value-type="float">
            <text:p>3493466</text:p>
          </table:table-cell>
          <table:table-cell table:style-name="ce2" office:value-type="string" calcext:value-type="string">
            <text:p>Rue de la Duchesse</text:p>
          </table:table-cell>
          <table:table-cell table:style-name="ce2" office:value-type="string" calcext:value-type="string">
            <text:p>Hertoginstraat</text:p>
          </table:table-cell>
          <table:table-cell/>
          <table:table-cell table:style-name="ce7" table:content-validation-name="val1" office:value-type="string" calcext:value-type="string">
            <text:p>Femme/Vrouw</text:p>
          </table:table-cell>
          <table:table-cell/>
          <table:table-cell table:style-name="ce2" office:value-type="string" calcext:value-type="string">
            <text:p>poorly defined</text:p>
          </table:table-cell>
          <table:table-cell table:style-name="ce11" table:formula="of:=CONCATENATE(&quot;https://osm.org/&quot;;[.A271];&quot;/&quot;;[.B271])" office:value-type="string" office:string-value="https://osm.org/relation/3493466" calcext:value-type="string">
            <text:p>https://osm.org/relation/34934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3467" calcext:value-type="float">
            <text:p>3493467</text:p>
          </table:table-cell>
          <table:table-cell table:style-name="ce2" office:value-type="string" calcext:value-type="string">
            <text:p>Rue du Duc</text:p>
          </table:table-cell>
          <table:table-cell table:style-name="ce2" office:value-type="string" calcext:value-type="string">
            <text:p>Hertogstraat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oorly defined</text:p>
          </table:table-cell>
          <table:table-cell table:style-name="ce11" table:formula="of:=CONCATENATE(&quot;https://osm.org/&quot;;[.A272];&quot;/&quot;;[.B272])" office:value-type="string" office:string-value="https://osm.org/relation/3493467" calcext:value-type="string">
            <text:p>https://osm.org/relation/34934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3468" calcext:value-type="float">
            <text:p>3493468</text:p>
          </table:table-cell>
          <table:table-cell table:style-name="ce2" office:value-type="string" calcext:value-type="string">
            <text:p>Place Jean-Baptiste Degrooff</text:p>
          </table:table-cell>
          <table:table-cell table:style-name="ce2" office:value-type="string" calcext:value-type="string">
            <text:p>Jean-Baptiste Degrooffplein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echevin</text:p>
          </table:table-cell>
          <table:table-cell table:style-name="ce11" table:formula="of:=CONCATENATE(&quot;https://osm.org/&quot;;[.A273];&quot;/&quot;;[.B273])" office:value-type="string" office:string-value="https://osm.org/relation/3493468" calcext:value-type="string">
            <text:p>https://osm.org/relation/349346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3486" calcext:value-type="float">
            <text:p>3493486</text:p>
          </table:table-cell>
          <table:table-cell table:style-name="ce2" office:value-type="string" calcext:value-type="string">
            <text:p>Square Vergote</text:p>
          </table:table-cell>
          <table:table-cell table:style-name="ce2" office:value-type="string" calcext:value-type="string">
            <text:p>Vergoteplein</text:p>
          </table:table-cell>
          <table:table-cell table:style-name="ce2" office:value-type="string" calcext:value-type="string">
            <text:p>Q2124063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274];&quot;/&quot;;[.B274])" office:value-type="string" office:string-value="https://osm.org/relation/3493486" calcext:value-type="string">
            <text:p>https://osm.org/relation/34934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3493" calcext:value-type="float">
            <text:p>3493493</text:p>
          </table:table-cell>
          <table:table-cell table:style-name="ce2" office:value-type="string" calcext:value-type="string">
            <text:p>Place de Mai</text:p>
          </table:table-cell>
          <table:table-cell table:style-name="ce2" office:value-type="string" calcext:value-type="string">
            <text:p>Meiplei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275];&quot;/&quot;;[.B275])" office:value-type="string" office:string-value="https://osm.org/relation/3493493" calcext:value-type="string">
            <text:p>https://osm.org/relation/349349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3494" calcext:value-type="float">
            <text:p>3493494</text:p>
          </table:table-cell>
          <table:table-cell table:style-name="ce2" office:value-type="string" calcext:value-type="string">
            <text:p>Square Levie</text:p>
          </table:table-cell>
          <table:table-cell table:style-name="ce2" office:value-type="string" calcext:value-type="string">
            <text:p>Levieplein</text:p>
          </table:table-cell>
          <table:table-cell table:style-name="ce2" office:value-type="string" calcext:value-type="string">
            <text:p>Q117374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276];&quot;/&quot;;[.B276])" office:value-type="string" office:string-value="https://osm.org/relation/3493494" calcext:value-type="string">
            <text:p>https://osm.org/relation/34934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458" calcext:value-type="float">
            <text:p>3495458</text:p>
          </table:table-cell>
          <table:table-cell table:style-name="ce2" office:value-type="string" calcext:value-type="string">
            <text:p>Rue de la Cambre</text:p>
          </table:table-cell>
          <table:table-cell table:style-name="ce2" office:value-type="string" calcext:value-type="string">
            <text:p>Terkamerenstraat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277];&quot;/&quot;;[.B277])" office:value-type="string" office:string-value="https://osm.org/relation/3495458" calcext:value-type="string">
            <text:p>https://osm.org/relation/34954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637" calcext:value-type="float">
            <text:p>3502637</text:p>
          </table:table-cell>
          <table:table-cell table:style-name="ce2" office:value-type="string" calcext:value-type="string">
            <text:p>Rue au Bois</text:p>
          </table:table-cell>
          <table:table-cell table:style-name="ce2" office:value-type="string" calcext:value-type="string">
            <text:p>Bosstraat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278];&quot;/&quot;;[.B278])" office:value-type="string" office:string-value="https://osm.org/relation/3502637" calcext:value-type="string">
            <text:p>https://osm.org/relation/35026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664" calcext:value-type="float">
            <text:p>3502664</text:p>
          </table:table-cell>
          <table:table-cell table:style-name="ce2" office:value-type="string" calcext:value-type="string">
            <text:p>Rue Kelle</text:p>
          </table:table-cell>
          <table:table-cell table:style-name="ce2" office:value-type="string" calcext:value-type="string">
            <text:p>Kellestraat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lieu-dit</text:p>
          </table:table-cell>
          <table:table-cell table:style-name="ce11" table:formula="of:=CONCATENATE(&quot;https://osm.org/&quot;;[.A279];&quot;/&quot;;[.B279])" office:value-type="string" office:string-value="https://osm.org/relation/3502664" calcext:value-type="string">
            <text:p>https://osm.org/relation/35026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7285" calcext:value-type="float">
            <text:p>3507285</text:p>
          </table:table-cell>
          <table:table-cell table:style-name="ce2" office:value-type="string" calcext:value-type="string">
            <text:p>Rue Konkel</text:p>
          </table:table-cell>
          <table:table-cell table:style-name="ce2" office:value-type="string" calcext:value-type="string">
            <text:p>Konkelstraat</text:p>
          </table:table-cell>
          <table:table-cell/>
          <table:table-cell table:style-name="ce7" table:content-validation-name="val1"/>
          <table:table-cell/>
          <table:table-cell table:style-name="ce2" office:value-type="string" calcext:value-type="string">
            <text:p>no data</text:p>
          </table:table-cell>
          <table:table-cell table:style-name="ce11" table:formula="of:=CONCATENATE(&quot;https://osm.org/&quot;;[.A280];&quot;/&quot;;[.B280])" office:value-type="string" office:string-value="https://osm.org/relation/3507285" calcext:value-type="string">
            <text:p>https://osm.org/relation/350728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7304" calcext:value-type="float">
            <text:p>3507304</text:p>
          </table:table-cell>
          <table:table-cell table:style-name="ce2" office:value-type="string" calcext:value-type="string">
            <text:p>Rue de la Station</text:p>
          </table:table-cell>
          <table:table-cell table:style-name="ce2" office:value-type="string" calcext:value-type="string">
            <text:p>Stationsstraat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281];&quot;/&quot;;[.B281])" office:value-type="string" office:string-value="https://osm.org/relation/3507304" calcext:value-type="string">
            <text:p>https://osm.org/relation/35073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7310" calcext:value-type="float">
            <text:p>3507310</text:p>
          </table:table-cell>
          <table:table-cell table:style-name="ce2" office:value-type="string" calcext:value-type="string">
            <text:p>Place de la Gare</text:p>
          </table:table-cell>
          <table:table-cell table:style-name="ce2" office:value-type="string" calcext:value-type="string">
            <text:p>Stationsplei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282];&quot;/&quot;;[.B282])" office:value-type="string" office:string-value="https://osm.org/relation/3507310" calcext:value-type="string">
            <text:p>https://osm.org/relation/35073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7314" calcext:value-type="float">
            <text:p>3507314</text:p>
          </table:table-cell>
          <table:table-cell table:style-name="ce2" office:value-type="string" calcext:value-type="string">
            <text:p>Avenue Jan Olieslagers</text:p>
          </table:table-cell>
          <table:table-cell table:style-name="ce2" office:value-type="string" calcext:value-type="string">
            <text:p>Jan Olieslagerslaan</text:p>
          </table:table-cell>
          <table:table-cell table:style-name="ce2" office:value-type="string" calcext:value-type="string">
            <text:p>Q527442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283];&quot;/&quot;;[.B283])" office:value-type="string" office:string-value="https://osm.org/relation/3507314" calcext:value-type="string">
            <text:p>https://osm.org/relation/35073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0539" calcext:value-type="float">
            <text:p>3570539</text:p>
          </table:table-cell>
          <table:table-cell table:style-name="ce2" office:value-type="string" calcext:value-type="string">
            <text:p>Avenue de l'Idéal</text:p>
          </table:table-cell>
          <table:table-cell table:style-name="ce2" office:value-type="string" calcext:value-type="string">
            <text:p>Ideaal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284];&quot;/&quot;;[.B284])" office:value-type="string" office:string-value="https://osm.org/relation/3570539" calcext:value-type="string">
            <text:p>https://osm.org/relation/35705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0545" calcext:value-type="float">
            <text:p>3570545</text:p>
          </table:table-cell>
          <table:table-cell table:style-name="ce2" office:value-type="string" calcext:value-type="string">
            <text:p>Avenue de Bornival</text:p>
          </table:table-cell>
          <table:table-cell table:style-name="ce2" office:value-type="string" calcext:value-type="string">
            <text:p>Bornival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lieu dit</text:p>
          </table:table-cell>
          <table:table-cell table:style-name="ce11" table:formula="of:=CONCATENATE(&quot;https://osm.org/&quot;;[.A285];&quot;/&quot;;[.B285])" office:value-type="string" office:string-value="https://osm.org/relation/3570545" calcext:value-type="string">
            <text:p>https://osm.org/relation/35705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0603" calcext:value-type="float">
            <text:p>3570603</text:p>
          </table:table-cell>
          <table:table-cell table:style-name="ce2" office:value-type="string" calcext:value-type="string">
            <text:p>Avenue Pierre Vander Biest</text:p>
          </table:table-cell>
          <table:table-cell table:style-name="ce2" office:value-type="string" calcext:value-type="string">
            <text:p>Pierre Vander Biestlaan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286];&quot;/&quot;;[.B286])" office:value-type="string" office:string-value="https://osm.org/relation/3570603" calcext:value-type="string">
            <text:p>https://osm.org/relation/35706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0604" calcext:value-type="float">
            <text:p>3570604</text:p>
          </table:table-cell>
          <table:table-cell table:style-name="ce2" office:value-type="string" calcext:value-type="string">
            <text:p>Avenue De Witthem</text:p>
          </table:table-cell>
          <table:table-cell table:style-name="ce2" office:value-type="string" calcext:value-type="string">
            <text:p>Witthem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Son nom fait référence à la famille de Witthem</text:p>
          </table:table-cell>
          <table:table-cell table:style-name="ce11" table:formula="of:=CONCATENATE(&quot;https://osm.org/&quot;;[.A287];&quot;/&quot;;[.B287])" office:value-type="string" office:string-value="https://osm.org/relation/3570604" calcext:value-type="string">
            <text:p>https://osm.org/relation/35706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0609" calcext:value-type="float">
            <text:p>3570609</text:p>
          </table:table-cell>
          <table:table-cell table:style-name="ce2" office:value-type="string" calcext:value-type="string">
            <text:p>Avenue de Wezembeek</text:p>
          </table:table-cell>
          <table:table-cell table:style-name="ce2" office:value-type="string" calcext:value-type="string">
            <text:p>Wezembeek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288];&quot;/&quot;;[.B288])" office:value-type="string" office:string-value="https://osm.org/relation/3570609" calcext:value-type="string">
            <text:p>https://osm.org/relation/357060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0667" calcext:value-type="float">
            <text:p>3570667</text:p>
          </table:table-cell>
          <table:table-cell table:style-name="ce2" office:value-type="string" calcext:value-type="string">
            <text:p>Rue Arthur André</text:p>
          </table:table-cell>
          <table:table-cell table:style-name="ce2" office:value-type="string" calcext:value-type="string">
            <text:p>Arthur Andréstraat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8" office:value-type="string" calcext:value-type="string">
            <text:p><text:a xlink:href="http://www.irismonument.be/fr.Woluwe-Saint-Pierre.Rue_Arthur_Andre.html" xlink:type="simple">http://www.irismonument.be/fr.Woluwe-Saint-Pierre.Rue_Arthur_Andre.html</text:a></text:p>
          </table:table-cell>
          <table:table-cell table:style-name="ce11" table:formula="of:=CONCATENATE(&quot;https://osm.org/&quot;;[.A289];&quot;/&quot;;[.B289])" office:value-type="string" office:string-value="https://osm.org/relation/3570667" calcext:value-type="string">
            <text:p>https://osm.org/relation/35706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0910" calcext:value-type="float">
            <text:p>3570910</text:p>
          </table:table-cell>
          <table:table-cell table:style-name="ce2" office:value-type="string" calcext:value-type="string">
            <text:p>Avenue de la Perspective</text:p>
          </table:table-cell>
          <table:table-cell table:style-name="ce2" office:value-type="string" calcext:value-type="string">
            <text:p>Perspectief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290];&quot;/&quot;;[.B290])" office:value-type="string" office:string-value="https://osm.org/relation/3570910" calcext:value-type="string">
            <text:p>https://osm.org/relation/35709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784785" calcext:value-type="float">
            <text:p>4784785</text:p>
          </table:table-cell>
          <table:table-cell table:style-name="ce2" office:value-type="string" calcext:value-type="string">
            <text:p>Clos Alberto Santos Dumont</text:p>
          </table:table-cell>
          <table:table-cell table:style-name="ce2" office:value-type="string" calcext:value-type="string">
            <text:p>Alberto Santos Dumontgaarde</text:p>
          </table:table-cell>
          <table:table-cell table:style-name="ce2" office:value-type="string" calcext:value-type="string">
            <text:p>Q313211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291];&quot;/&quot;;[.B291])" office:value-type="string" office:string-value="https://osm.org/relation/4784785" calcext:value-type="string">
            <text:p>https://osm.org/relation/478478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784849" calcext:value-type="float">
            <text:p>4784849</text:p>
          </table:table-cell>
          <table:table-cell table:style-name="ce2" office:value-type="string" calcext:value-type="string">
            <text:p>Chaussée de Stockel</text:p>
          </table:table-cell>
          <table:table-cell table:style-name="ce2" office:value-type="string" calcext:value-type="string">
            <text:p>Stokkelsesteenweg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family name, person not clear</text:p>
          </table:table-cell>
          <table:table-cell table:style-name="ce11" table:formula="of:=CONCATENATE(&quot;https://osm.org/&quot;;[.A292];&quot;/&quot;;[.B292])" office:value-type="string" office:string-value="https://osm.org/relation/4784849" calcext:value-type="string">
            <text:p>https://osm.org/relation/47848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15684" calcext:value-type="float">
            <text:p>4815684</text:p>
          </table:table-cell>
          <table:table-cell table:style-name="ce2" office:value-type="string" calcext:value-type="string">
            <text:p>Avenue de Broqueville</text:p>
          </table:table-cell>
          <table:table-cell table:style-name="ce2" office:value-type="string" calcext:value-type="string">
            <text:p>de Broquevillelaan</text:p>
          </table:table-cell>
          <table:table-cell table:style-name="ce5" office:value-type="string" calcext:value-type="string">
            <text:p>Q705103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293];&quot;/&quot;;[.B293])" office:value-type="string" office:string-value="https://osm.org/relation/4815684" calcext:value-type="string">
            <text:p>https://osm.org/relation/481568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15685" calcext:value-type="float">
            <text:p>4815685</text:p>
          </table:table-cell>
          <table:table-cell table:style-name="ce2" office:value-type="string" calcext:value-type="string">
            <text:p>Boulevard Brand Whitlock</text:p>
          </table:table-cell>
          <table:table-cell table:style-name="ce2" office:value-type="string" calcext:value-type="string">
            <text:p>Brand Whitlocklaan</text:p>
          </table:table-cell>
          <table:table-cell table:style-name="ce5" office:value-type="string" calcext:value-type="string">
            <text:p>Q753365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294];&quot;/&quot;;[.B294])" office:value-type="string" office:string-value="https://osm.org/relation/4815685" calcext:value-type="string">
            <text:p>https://osm.org/relation/481568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15687" calcext:value-type="float">
            <text:p>4815687</text:p>
          </table:table-cell>
          <table:table-cell table:style-name="ce2" office:value-type="string" calcext:value-type="string">
            <text:p>Rue de la Duchesse</text:p>
          </table:table-cell>
          <table:table-cell table:style-name="ce2" office:value-type="string" calcext:value-type="string">
            <text:p>Hertoginstraat</text:p>
          </table:table-cell>
          <table:table-cell/>
          <table:table-cell table:style-name="ce7" table:content-validation-name="val1" office:value-type="string" calcext:value-type="string">
            <text:p>Femme/Vrouw</text:p>
          </table:table-cell>
          <table:table-cell table:number-columns-repeated="2"/>
          <table:table-cell table:style-name="ce11" table:formula="of:=CONCATENATE(&quot;https://osm.org/&quot;;[.A295];&quot;/&quot;;[.B295])" office:value-type="string" office:string-value="https://osm.org/relation/4815687" calcext:value-type="string">
            <text:p>https://osm.org/relation/48156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15765" calcext:value-type="float">
            <text:p>4815765</text:p>
          </table:table-cell>
          <table:table-cell table:style-name="ce2" office:value-type="string" calcext:value-type="string">
            <text:p>Boulevard de la Woluwe</text:p>
          </table:table-cell>
          <table:table-cell table:style-name="ce2" office:value-type="string" calcext:value-type="string">
            <text:p>Woluwe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296];&quot;/&quot;;[.B296])" office:value-type="string" office:string-value="https://osm.org/relation/4815765" calcext:value-type="string">
            <text:p>https://osm.org/relation/48157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8743871" calcext:value-type="float">
            <text:p>8743871</text:p>
          </table:table-cell>
          <table:table-cell table:style-name="ce2" office:value-type="string" calcext:value-type="string">
            <text:p>Cours Paul-Henri Spaak</text:p>
          </table:table-cell>
          <table:table-cell table:style-name="ce2" office:value-type="string" calcext:value-type="string">
            <text:p>Paul-Henri Spaak Promenade</text:p>
          </table:table-cell>
          <table:table-cell table:style-name="ce5" office:value-type="string" calcext:value-type="string">
            <text:p>Q155691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297];&quot;/&quot;;[.B297])" office:value-type="string" office:string-value="https://osm.org/relation/8743871" calcext:value-type="string">
            <text:p>https://osm.org/relation/874387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9792564" calcext:value-type="float">
            <text:p>9792564</text:p>
          </table:table-cell>
          <table:table-cell table:style-name="ce2" office:value-type="string" calcext:value-type="string">
            <text:p>Allée Louise Van den Plas</text:p>
          </table:table-cell>
          <table:table-cell table:style-name="ce2" office:value-type="string" calcext:value-type="string">
            <text:p>Louise Van den Plasdreef</text:p>
          </table:table-cell>
          <table:table-cell table:style-name="ce5" office:value-type="string" calcext:value-type="string">
            <text:p>Q3263875</text:p>
          </table:table-cell>
          <table:table-cell table:style-name="ce7" table:content-validation-name="val1" office:value-type="string" calcext:value-type="string">
            <text:p>Femme/Vrouw</text:p>
          </table:table-cell>
          <table:table-cell table:number-columns-repeated="2"/>
          <table:table-cell table:style-name="ce11" table:formula="of:=CONCATENATE(&quot;https://osm.org/&quot;;[.A298];&quot;/&quot;;[.B298])" office:value-type="string" office:string-value="https://osm.org/relation/9792564" calcext:value-type="string">
            <text:p>https://osm.org/relation/97925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9792590" calcext:value-type="float">
            <text:p>9792590</text:p>
          </table:table-cell>
          <table:table-cell table:style-name="ce2" office:value-type="string" calcext:value-type="string">
            <text:p>Avenue du Yorkshire</text:p>
          </table:table-cell>
          <table:table-cell table:style-name="ce2" office:value-type="string" calcext:value-type="string">
            <text:p>Yorkshire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299];&quot;/&quot;;[.B299])" office:value-type="string" office:string-value="https://osm.org/relation/9792590" calcext:value-type="string">
            <text:p>https://osm.org/relation/979259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10705230" calcext:value-type="float">
            <text:p>10705230</text:p>
          </table:table-cell>
          <table:table-cell table:style-name="ce2" office:value-type="string" calcext:value-type="string">
            <text:p>Avenue des Eoliennes</text:p>
          </table:table-cell>
          <table:table-cell table:style-name="ce2" office:value-type="string" calcext:value-type="string">
            <text:p>Staartmolens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CONCATENATE(&quot;https://osm.org/&quot;;[.A300];&quot;/&quot;;[.B300])" office:value-type="string" office:string-value="https://osm.org/relation/10705230" calcext:value-type="string">
            <text:p>https://osm.org/relation/1070523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10705244" calcext:value-type="float">
            <text:p>10705244</text:p>
          </table:table-cell>
          <table:table-cell table:style-name="ce2" office:value-type="string" calcext:value-type="string">
            <text:p>Allée Pierre Levie</text:p>
          </table:table-cell>
          <table:table-cell table:style-name="ce2" office:value-type="string" calcext:value-type="string">
            <text:p>Pierre Leviepad</text:p>
          </table:table-cell>
          <table:table-cell table:style-name="ce5" office:value-type="string" calcext:value-type="string">
            <text:p>Q23071887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CONCATENATE(&quot;https://osm.org/&quot;;[.A301];&quot;/&quot;;[.B301])" office:value-type="string" office:string-value="https://osm.org/relation/10705244" calcext:value-type="string">
            <text:p>https://osm.org/relation/107052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Christian de Duve</text:p>
          </table:table-cell>
          <table:table-cell table:style-name="ce2" office:value-type="string" calcext:value-type="string">
            <text:p>Christian de Duve Dreef</text:p>
          </table:table-cell>
          <table:table-cell table:style-name="ce2" office:value-type="string" calcext:value-type="string">
            <text:p>Q234590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2" table:formula="of:=HYPERLINK(CONCATENATE(&quot;https://osm.org/search?query=&quot;; [.C302];&quot;,woluwe-saint-lambert&quot;))" office:value-type="string" office:string-value="https://osm.org/search?query=Allée Christian de Duve,woluwe-saint-lambert" calcext:value-type="string">
            <text:p>https://osm.org/search?query=Allée Christian de Duve,woluwe-saint-lambe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A. J. Slegers</text:p>
          </table:table-cell>
          <table:table-cell table:style-name="ce2" office:value-type="string" calcext:value-type="string">
            <text:p>A. J. Slegerslaan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data ni Wikipedia</text:p>
            <text:p/>
          </table:table-cell>
          <table:table-cell table:style-name="ce9" office:value-type="string" calcext:value-type="string">
            <text:p>Antoine-Joseph Slegers (secrétaire communal)</text:p>
          </table:table-cell>
          <table:table-cell table:style-name="ce12" table:formula="of:=HYPERLINK(CONCATENATE(&quot;https://osm.org/search?query=&quot;; [.C303];&quot;,woluwe-saint-lambert&quot;))" office:value-type="string" office:string-value="https://osm.org/search?query=Avenue A. J. Slegers,woluwe-saint-lambert" calcext:value-type="string">
            <text:p>https://osm.org/search?query=Avenue A. J. Slegers,woluwe-saint-lambe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Andromède</text:p>
          </table:table-cell>
          <table:table-cell table:style-name="ce2" office:value-type="string" calcext:value-type="string">
            <text:p>Andromedelaan</text:p>
          </table:table-cell>
          <table:table-cell table:style-name="ce2" office:value-type="string" calcext:value-type="string">
            <text:p>Q161582</text:p>
          </table:table-cell>
          <table:table-cell table:style-name="ce7" table:content-validation-name="val1" office:value-type="string" calcext:value-type="string">
            <text:p>Femme/Vrouw</text:p>
          </table:table-cell>
          <table:table-cell/>
          <table:table-cell table:style-name="ce2" office:value-type="string" calcext:value-type="string">
            <text:p>Mythical figure</text:p>
          </table:table-cell>
          <table:table-cell table:style-name="ce12" table:formula="of:=HYPERLINK(CONCATENATE(&quot;https://osm.org/search?query=&quot;; [.C304];&quot;,woluwe-saint-lambert&quot;))" office:value-type="string" office:string-value="https://osm.org/search?query=Avenue Andromède,woluwe-saint-lambert" calcext:value-type="string">
            <text:p>https://osm.org/search?query=Avenue Andromède,woluwe-saint-lambe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Chapelle-aux-Champs</text:p>
          </table:table-cell>
          <table:table-cell table:style-name="ce2" office:value-type="string" calcext:value-type="string">
            <text:p>Veldkapel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2" table:formula="of:=HYPERLINK(CONCATENATE(&quot;https://osm.org/search?query=&quot;; [.C305];&quot;,woluwe-saint-lambert&quot;))" office:value-type="string" office:string-value="https://osm.org/search?query=Avenue Chapelle-aux-Champs,woluwe-saint-lambert" calcext:value-type="string">
            <text:p>https://osm.org/search?query=Avenue Chapelle-aux-Champs,woluwe-saint-lambe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J. F. Debecker</text:p>
          </table:table-cell>
          <table:table-cell table:style-name="ce2" office:value-type="string" calcext:value-type="string">
            <text:p>J. F. Debeckerlaan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data ni Wikipedia</text:p>
          </table:table-cell>
          <table:table-cell table:style-name="ce10" office:value-type="string" calcext:value-type="string">
            <text:p>Jean-François Debecker(bourgmestre)</text:p>
          </table:table-cell>
          <table:table-cell table:style-name="ce12" table:formula="of:=HYPERLINK(CONCATENATE(&quot;https://osm.org/search?query=&quot;; [.C306];&quot;,woluwe-saint-lambert&quot;))" office:value-type="string" office:string-value="https://osm.org/search?query=Avenue J. F. Debecker,woluwe-saint-lambert" calcext:value-type="string">
            <text:p>https://osm.org/search?query=Avenue J. F. Debecker,woluwe-saint-lambe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J.P. Rullens</text:p>
          </table:table-cell>
          <table:table-cell table:style-name="ce2" office:value-type="string" calcext:value-type="string">
            <text:p>J.P. Rullenslaan</text:p>
          </table:table-cell>
          <table:table-cell table:style-name="ce5" office:value-type="string" calcext:value-type="string">
            <text:p>Q28927562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2" table:formula="of:=HYPERLINK(CONCATENATE(&quot;https://osm.org/search?query=&quot;; [.C307];&quot;,woluwe-saint-lambert&quot;))" office:value-type="string" office:string-value="https://osm.org/search?query=Avenue J.P. Rullens,woluwe-saint-lambert" calcext:value-type="string">
            <text:p>https://osm.org/search?query=Avenue J.P. Rullens,woluwe-saint-lambe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Léon Grosjean</text:p>
          </table:table-cell>
          <table:table-cell table:style-name="ce2" office:value-type="string" calcext:value-type="string">
            <text:p>Léon Grosjeanlaan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data ni Wikipedia</text:p>
          </table:table-cell>
          <table:table-cell table:style-name="ce2" office:value-type="string" calcext:value-type="string">
            <text:p>Léon Grosjean</text:p>
          </table:table-cell>
          <table:table-cell table:style-name="ce12" table:formula="of:=HYPERLINK(CONCATENATE(&quot;https://osm.org/search?query=&quot;; [.C308];&quot;,woluwe-saint-lambert&quot;))" office:value-type="string" office:string-value="https://osm.org/search?query=Avenue Léon Grosjean,woluwe-saint-lambert" calcext:value-type="string">
            <text:p>https://osm.org/search?query=Avenue Léon Grosjean,woluwe-saint-lambe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Kraainem</text:p>
          </table:table-cell>
          <table:table-cell table:style-name="ce2" office:value-type="string" calcext:value-type="string">
            <text:p>Kraainem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2" table:formula="of:=HYPERLINK(CONCATENATE(&quot;https://osm.org/search?query=&quot;; [.C309];&quot;,woluwe-saint-lambert&quot;))" office:value-type="string" office:string-value="https://osm.org/search?query=Avenue de Kraainem,woluwe-saint-lambert" calcext:value-type="string">
            <text:p>https://osm.org/search?query=Avenue de Kraainem,woluwe-saint-lambe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a Croix du Sud</text:p>
          </table:table-cell>
          <table:table-cell table:style-name="ce2" office:value-type="string" calcext:value-type="string">
            <text:p>ZuidKruis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2" table:formula="of:=HYPERLINK(CONCATENATE(&quot;https://osm.org/search?query=&quot;; [.C310];&quot;,woluwe-saint-lambert&quot;))" office:value-type="string" office:string-value="https://osm.org/search?query=Avenue de la Croix du Sud,woluwe-saint-lambert" calcext:value-type="string">
            <text:p>https://osm.org/search?query=Avenue de la Croix du Sud,woluwe-saint-lambe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a Spiruline</text:p>
          </table:table-cell>
          <table:table-cell table:style-name="ce2" office:value-type="string" calcext:value-type="string">
            <text:p>Spirulina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2" table:formula="of:=HYPERLINK(CONCATENATE(&quot;https://osm.org/search?query=&quot;; [.C311];&quot;,woluwe-saint-lambert&quot;))" office:value-type="string" office:string-value="https://osm.org/search?query=Avenue de la Spiruline,woluwe-saint-lambert" calcext:value-type="string">
            <text:p>https://osm.org/search?query=Avenue de la Spiruline,woluwe-saint-lambe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Îles d'Or</text:p>
          </table:table-cell>
          <table:table-cell table:style-name="ce2" office:value-type="string" calcext:value-type="string">
            <text:p>Goudeneilanden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2" table:formula="of:=HYPERLINK(CONCATENATE(&quot;https://osm.org/search?query=&quot;; [.C312];&quot;,woluwe-saint-lambert&quot;))" office:value-type="string" office:string-value="https://osm.org/search?query=Avenue des Îles d'Or,woluwe-saint-lambert" calcext:value-type="string">
            <text:p>https://osm.org/search?query=Avenue des Îles d'Or,woluwe-saint-lambe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Bois Jean</text:p>
          </table:table-cell>
          <table:table-cell table:style-name="ce2" office:value-type="string" calcext:value-type="string">
            <text:p>Jansboslaa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2" table:formula="of:=HYPERLINK(CONCATENATE(&quot;https://osm.org/search?query=&quot;; [.C313];&quot;,woluwe-saint-lambert&quot;))" office:value-type="string" office:string-value="https://osm.org/search?query=Avenue du Bois Jean,woluwe-saint-lambert" calcext:value-type="string">
            <text:p>https://osm.org/search?query=Avenue du Bois Jean,woluwe-saint-lambe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Boulevard de la Woluwe</text:p>
          </table:table-cell>
          <table:table-cell table:style-name="ce2" office:value-type="string" calcext:value-type="string">
            <text:p>Woluwedal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2" table:formula="of:=HYPERLINK(CONCATENATE(&quot;https://osm.org/search?query=&quot;; [.C314];&quot;,woluwe-saint-lambert&quot;))" office:value-type="string" office:string-value="https://osm.org/search?query=Boulevard de la Woluwe,woluwe-saint-lambert" calcext:value-type="string">
            <text:p>https://osm.org/search?query=Boulevard de la Woluwe,woluwe-saint-lambe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Boulevard de la Woluwé</text:p>
          </table:table-cell>
          <table:table-cell table:style-name="ce2" office:value-type="string" calcext:value-type="string">
            <text:p>Woluwedal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2" office:value-type="string" calcext:value-type="string">
            <text:p>FIX STREETNAME</text:p>
          </table:table-cell>
          <table:table-cell/>
          <table:table-cell table:style-name="ce12" table:formula="of:=HYPERLINK(CONCATENATE(&quot;https://osm.org/search?query=&quot;; [.C315];&quot;,woluwe-saint-lambert&quot;))" office:value-type="string" office:string-value="https://osm.org/search?query=Boulevard de la Woluwé,woluwe-saint-lambert" calcext:value-type="string">
            <text:p>https://osm.org/search?query=Boulevard de la Woluwé,woluwe-saint-lambe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u Struykbeken</text:p>
          </table:table-cell>
          <table:table-cell table:style-name="ce2" office:value-type="string" calcext:value-type="string">
            <text:p>Struykbekenweg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2" table:formula="of:=HYPERLINK(CONCATENATE(&quot;https://osm.org/search?query=&quot;; [.C316];&quot;,woluwe-saint-lambert&quot;))" office:value-type="string" office:string-value="https://osm.org/search?query=Chemin du Struykbeken,woluwe-saint-lambert" calcext:value-type="string">
            <text:p>https://osm.org/search?query=Chemin du Struykbeken,woluwe-saint-lambe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u Vellemolen</text:p>
          </table:table-cell>
          <table:table-cell table:style-name="ce2" office:value-type="string" calcext:value-type="string">
            <text:p>Vellemolenweg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2" table:formula="of:=HYPERLINK(CONCATENATE(&quot;https://osm.org/search?query=&quot;; [.C317];&quot;,woluwe-saint-lambert&quot;))" office:value-type="string" office:string-value="https://osm.org/search?query=Chemin du Vellemolen,woluwe-saint-lambert" calcext:value-type="string">
            <text:p>https://osm.org/search?query=Chemin du Vellemolen,woluwe-saint-lambe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los A.J. Slegers</text:p>
          </table:table-cell>
          <table:table-cell table:style-name="ce2" office:value-type="string" calcext:value-type="string">
            <text:p>A.J. Slegersgaarde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data ni Wikipedia</text:p>
            <text:p/>
          </table:table-cell>
          <table:table-cell table:style-name="ce9" office:value-type="string" calcext:value-type="string">
            <text:p>Antoine-Joseph Slegers (secrétaire communal)</text:p>
          </table:table-cell>
          <table:table-cell table:style-name="ce12" table:formula="of:=HYPERLINK(CONCATENATE(&quot;https://osm.org/search?query=&quot;; [.C318];&quot;,woluwe-saint-lambert&quot;))" office:value-type="string" office:string-value="https://osm.org/search?query=Clos A.J. Slegers,woluwe-saint-lambert" calcext:value-type="string">
            <text:p>https://osm.org/search?query=Clos A.J. Slegers,woluwe-saint-lambe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los Foliant</text:p>
          </table:table-cell>
          <table:table-cell table:style-name="ce2" office:value-type="string" calcext:value-type="string">
            <text:p>Foliant Gaarde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data ni Wikipedia</text:p>
            <text:p/>
          </table:table-cell>
          <table:table-cell table:style-name="ce2" office:value-type="string" calcext:value-type="string">
            <text:p>Nom d'un personage de pièce de théâtre:http://www.ghelderode.be/site_000083.html</text:p>
          </table:table-cell>
          <table:table-cell table:style-name="ce12" table:formula="of:=HYPERLINK(CONCATENATE(&quot;https://osm.org/search?query=&quot;; [.C319];&quot;,woluwe-saint-lambert&quot;))" office:value-type="string" office:string-value="https://osm.org/search?query=Clos Foliant,woluwe-saint-lambert" calcext:value-type="string">
            <text:p>https://osm.org/search?query=Clos Foliant,woluwe-saint-lambe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los Hof ten Berg</text:p>
          </table:table-cell>
          <table:table-cell table:style-name="ce2" office:value-type="string" calcext:value-type="string">
            <text:p>Hof ten Berg Gaarde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Nom d'une ferme</text:p>
          </table:table-cell>
          <table:table-cell table:style-name="ce12" table:formula="of:=HYPERLINK(CONCATENATE(&quot;https://osm.org/search?query=&quot;; [.C320];&quot;,woluwe-saint-lambert&quot;))" office:value-type="string" office:string-value="https://osm.org/search?query=Clos Hof ten Berg,woluwe-saint-lambert" calcext:value-type="string">
            <text:p>https://osm.org/search?query=Clos Hof ten Berg,woluwe-saint-lambe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los Theodore de Cuyper</text:p>
          </table:table-cell>
          <table:table-cell table:style-name="ce2" office:value-type="string" calcext:value-type="string">
            <text:p>Theodore de Cuypergaarde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data ni Wikipedia</text:p>
          </table:table-cell>
          <table:table-cell table:style-name="ce2" office:value-type="string" calcext:value-type="string">
            <text:p>Théodore de Cuyper (échevin)</text:p>
          </table:table-cell>
          <table:table-cell table:style-name="ce12" table:formula="of:=HYPERLINK(CONCATENATE(&quot;https://osm.org/search?query=&quot;; [.C321];&quot;,woluwe-saint-lambert&quot;))" office:value-type="string" office:string-value="https://osm.org/search?query=Clos Theodore de Cuyper,woluwe-saint-lambert" calcext:value-type="string">
            <text:p>https://osm.org/search?query=Clos Theodore de Cuyper,woluwe-saint-lambe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los du Bouton d'Or</text:p>
          </table:table-cell>
          <table:table-cell table:style-name="ce2" office:value-type="string" calcext:value-type="string">
            <text:p>Boterbloembinnenhof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2" table:formula="of:=HYPERLINK(CONCATENATE(&quot;https://osm.org/search?query=&quot;; [.C322];&quot;,woluwe-saint-lambert&quot;))" office:value-type="string" office:string-value="https://osm.org/search?query=Clos du Bouton d'Or,woluwe-saint-lambert" calcext:value-type="string">
            <text:p>https://osm.org/search?query=Clos du Bouton d'Or,woluwe-saint-lambe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Drève Grange aux Dîmes</text:p>
          </table:table-cell>
          <table:table-cell table:style-name="ce2" office:value-type="string" calcext:value-type="string">
            <text:p>Tiendenschuurdreef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2" table:formula="of:=HYPERLINK(CONCATENATE(&quot;https://osm.org/search?query=&quot;; [.C323];&quot;,woluwe-saint-lambert&quot;))" office:value-type="string" office:string-value="https://osm.org/search?query=Drève Grange aux Dîmes,woluwe-saint-lambert" calcext:value-type="string">
            <text:p>https://osm.org/search?query=Drève Grange aux Dîmes,woluwe-saint-lambe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Lenneke Mare</text:p>
          </table:table-cell>
          <table:table-cell table:number-columns-repeated="2"/>
          <table:table-cell table:style-name="ce7" table:content-validation-name="val1"/>
          <table:table-cell table:number-columns-repeated="2"/>
          <table:table-cell table:style-name="ce12" table:formula="of:=HYPERLINK(CONCATENATE(&quot;https://osm.org/search?query=&quot;; [.C324];&quot;,woluwe-saint-lambert&quot;))" office:value-type="string" office:string-value="https://osm.org/search?query=Avenue Lenneke Mare,woluwe-saint-lambert" calcext:value-type="string">
            <text:p>https://osm.org/search?query=Avenue Lenneke Mare,woluwe-saint-lambe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du Sacré-Cœur</text:p>
          </table:table-cell>
          <table:table-cell table:style-name="ce2" office:value-type="string" calcext:value-type="string">
            <text:p>Heilig-Hartplei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2" table:formula="of:=HYPERLINK(CONCATENATE(&quot;https://osm.org/search?query=&quot;; [.C325];&quot;,woluwe-saint-lambert&quot;))" office:value-type="string" office:string-value="https://osm.org/search?query=Place du Sacré-Cœur,woluwe-saint-lambert" calcext:value-type="string">
            <text:p>https://osm.org/search?query=Place du Sacré-Cœur,woluwe-saint-lambe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F. Debelder</text:p>
          </table:table-cell>
          <table:table-cell table:style-name="ce2" office:value-type="string" calcext:value-type="string">
            <text:p>F. Debelderstraat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data ni Wikipedia</text:p>
          </table:table-cell>
          <table:table-cell table:style-name="ce2" office:value-type="string" calcext:value-type="string">
            <text:p>François Debelder(Bourgmestre)</text:p>
          </table:table-cell>
          <table:table-cell table:style-name="ce12" table:formula="of:=HYPERLINK(CONCATENATE(&quot;https://osm.org/search?query=&quot;; [.C326];&quot;,woluwe-saint-lambert&quot;))" office:value-type="string" office:string-value="https://osm.org/search?query=Rue F. Debelder,woluwe-saint-lambert" calcext:value-type="string">
            <text:p>https://osm.org/search?query=Rue F. Debelder,woluwe-saint-lambe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Louis Jasmin</text:p>
          </table:table-cell>
          <table:table-cell table:style-name="ce2" office:value-type="string" calcext:value-type="string">
            <text:p>Louis Jasminstraat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data ni Wikipedia</text:p>
          </table:table-cell>
          <table:table-cell table:style-name="ce2" office:value-type="string" calcext:value-type="string">
            <text:p>Louis Jasmin(soldat)</text:p>
          </table:table-cell>
          <table:table-cell table:style-name="ce12" table:formula="of:=HYPERLINK(CONCATENATE(&quot;https://osm.org/search?query=&quot;; [.C327];&quot;,woluwe-saint-lambert&quot;))" office:value-type="string" office:string-value="https://osm.org/search?query=Rue Louis Jasmin,woluwe-saint-lambert" calcext:value-type="string">
            <text:p>https://osm.org/search?query=Rue Louis Jasmin,woluwe-saint-lambe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Saint-Lambert</text:p>
          </table:table-cell>
          <table:table-cell table:style-name="ce2" office:value-type="string" calcext:value-type="string">
            <text:p>Sint-Lambertusstraat</text:p>
          </table:table-cell>
          <table:table-cell table:style-name="ce2" office:value-type="string" calcext:value-type="string">
            <text:p>Q283447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2" table:formula="of:=HYPERLINK(CONCATENATE(&quot;https://osm.org/search?query=&quot;; [.C328];&quot;,woluwe-saint-lambert&quot;))" office:value-type="string" office:string-value="https://osm.org/search?query=Rue Saint-Lambert,woluwe-saint-lambert" calcext:value-type="string">
            <text:p>https://osm.org/search?query=Rue Saint-Lambert,woluwe-saint-lambe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'Aragon</text:p>
          </table:table-cell>
          <table:table-cell table:style-name="ce2" office:value-type="string" calcext:value-type="string">
            <text:p>Aragonstraat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2" table:formula="of:=HYPERLINK(CONCATENATE(&quot;https://osm.org/search?query=&quot;; [.C329];&quot;,woluwe-saint-lambert&quot;))" office:value-type="string" office:string-value="https://osm.org/search?query=Rue d'Aragon,woluwe-saint-lambert" calcext:value-type="string">
            <text:p>https://osm.org/search?query=Rue d'Aragon,woluwe-saint-lambe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'Église Saint-Lambert</text:p>
          </table:table-cell>
          <table:table-cell table:style-name="ce2" office:value-type="string" calcext:value-type="string">
            <text:p>Sint-Lambertuskerkstraat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au sujet de l'eglise, pas de la personne</text:p>
            <text:p/>
          </table:table-cell>
          <table:table-cell table:style-name="ce12" table:formula="of:=HYPERLINK(CONCATENATE(&quot;https://osm.org/search?query=&quot;; [.C330];&quot;,woluwe-saint-lambert&quot;))" office:value-type="string" office:string-value="https://osm.org/search?query=Rue de l'Église Saint-Lambert,woluwe-saint-lambert" calcext:value-type="string">
            <text:p>https://osm.org/search?query=Rue de l'Église Saint-Lambert,woluwe-saint-lambe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Charrette</text:p>
          </table:table-cell>
          <table:table-cell table:style-name="ce2" office:value-type="string" calcext:value-type="string">
            <text:p>Karrestraat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2" table:formula="of:=HYPERLINK(CONCATENATE(&quot;https://osm.org/search?query=&quot;; [.C331];&quot;,woluwe-saint-lambert&quot;))" office:value-type="string" office:string-value="https://osm.org/search?query=Rue de la Charrette,woluwe-saint-lambert" calcext:value-type="string">
            <text:p>https://osm.org/search?query=Rue de la Charrette,woluwe-saint-lambe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Vecquée</text:p>
          </table:table-cell>
          <table:table-cell table:style-name="ce2" office:value-type="string" calcext:value-type="string">
            <text:p>Vècquéestraat</text:p>
          </table:table-cell>
          <table:table-cell/>
          <table:table-cell table:style-name="ce7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"appartenant à l'Évêque"</text:p>
          </table:table-cell>
          <table:table-cell table:style-name="ce12" table:formula="of:=HYPERLINK(CONCATENATE(&quot;https://osm.org/search?query=&quot;; [.C332];&quot;,woluwe-saint-lambert&quot;))" office:value-type="string" office:string-value="https://osm.org/search?query=Rue de la Vecquée,woluwe-saint-lambert" calcext:value-type="string">
            <text:p>https://osm.org/search?query=Rue de la Vecquée,woluwe-saint-lambe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Bluets</text:p>
          </table:table-cell>
          <table:table-cell table:style-name="ce2" office:value-type="string" calcext:value-type="string">
            <text:p>Korenbloemstraat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2" table:formula="of:=HYPERLINK(CONCATENATE(&quot;https://osm.org/search?query=&quot;; [.C333];&quot;,woluwe-saint-lambert&quot;))" office:value-type="string" office:string-value="https://osm.org/search?query=Rue des Bluets,woluwe-saint-lambert" calcext:value-type="string">
            <text:p>https://osm.org/search?query=Rue des Bluets,woluwe-saint-lambe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Tongres</text:p>
          </table:table-cell>
          <table:table-cell table:style-name="ce2" office:value-type="string" calcext:value-type="string">
            <text:p>Tongerenstraat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2" table:formula="of:=HYPERLINK(CONCATENATE(&quot;https://osm.org/search?query=&quot;; [.C334];&quot;,woluwe-saint-lambert&quot;))" office:value-type="string" office:string-value="https://osm.org/search?query=Rue des Tongres,woluwe-saint-lambert" calcext:value-type="string">
            <text:p>https://osm.org/search?query=Rue des Tongres,woluwe-saint-lambe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Joseph Hanse</text:p>
          </table:table-cell>
          <table:table-cell table:style-name="ce2" office:value-type="string" calcext:value-type="string">
            <text:p>Joseph Hansesquare</text:p>
          </table:table-cell>
          <table:table-cell table:style-name="ce5" office:value-type="string" calcext:value-type="string">
            <text:p>Q1707180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2" table:formula="of:=HYPERLINK(CONCATENATE(&quot;https://osm.org/search?query=&quot;; [.C335];&quot;,woluwe-saint-lambert&quot;))" office:value-type="string" office:string-value="https://osm.org/search?query=Square Joseph Hanse,woluwe-saint-lambert" calcext:value-type="string">
            <text:p>https://osm.org/search?query=Square Joseph Hanse,woluwe-saint-lambe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de Meudon</text:p>
          </table:table-cell>
          <table:table-cell table:style-name="ce2" office:value-type="string" calcext:value-type="string">
            <text:p>Meudonplein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2" table:formula="of:=HYPERLINK(CONCATENATE(&quot;https://osm.org/search?query=&quot;; [.C336];&quot;,woluwe-saint-lambert&quot;))" office:value-type="string" office:string-value="https://osm.org/search?query=Square de Meudon,woluwe-saint-lambert" calcext:value-type="string">
            <text:p>https://osm.org/search?query=Square de Meudon,woluwe-saint-lambe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Tunnel Montgomery</text:p>
          </table:table-cell>
          <table:table-cell table:style-name="ce2" office:value-type="string" calcext:value-type="string">
            <text:p>Montgomerytunnel</text:p>
          </table:table-cell>
          <table:table-cell table:style-name="ce5" office:value-type="string" calcext:value-type="string">
            <text:p>Q152025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number-columns-repeated="2"/>
          <table:table-cell table:style-name="ce12" table:formula="of:=HYPERLINK(CONCATENATE(&quot;https://osm.org/search?query=&quot;; [.C337];&quot;,woluwe-saint-lambert&quot;))" office:value-type="string" office:string-value="https://osm.org/search?query=Tunnel Montgomery,woluwe-saint-lambert" calcext:value-type="string">
            <text:p>https://osm.org/search?query=Tunnel Montgomery,woluwe-saint-lambe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Tunnel de la Woluwe</text:p>
          </table:table-cell>
          <table:table-cell table:style-name="ce2" office:value-type="string" calcext:value-type="string">
            <text:p>Woluwetunnel</text:p>
          </table:table-cell>
          <table:table-cell/>
          <table:table-cell table:style-name="ce7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2" table:formula="of:=HYPERLINK(CONCATENATE(&quot;https://osm.org/search?query=&quot;; [.C338];&quot;,woluwe-saint-lambert&quot;))" office:value-type="string" office:string-value="https://osm.org/search?query=Tunnel de la Woluwe,woluwe-saint-lambert" calcext:value-type="string">
            <text:p>https://osm.org/search?query=Tunnel de la Woluwe,woluwe-saint-lambert</text:p>
          </table:table-cell>
          <table:table-cell table:number-columns-repeated="1015"/>
        </table:table-row>
        <table:table-row table:style-name="ro1" table:number-rows-repeated="663">
          <table:table-cell table:number-columns-repeated="5"/>
          <table:table-cell table:style-name="ce7" table:content-validation-name="val1"/>
          <table:table-cell table:number-columns-repeated="101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341F63FD_2985_4B8A_BB7B_A9D9243ABF9A_.wvu.FilterData" table:base-cell-address="$'woluwe-saint-lambert'.$A$1" table:cell-range-address="$'woluwe-saint-lambert'.$A$1:.$I$338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oluwe-saint-lambert" style:display-name="PageStyle_woluwe-saint-lambe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03" meta:object-count="0"/>
    <meta:generator>LibreOfficeDev/6.0.5.2$Linux_X86_64 LibreOffice_project/</meta:generator>
  </office:meta>
</office:document-meta>
</file>